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5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6"/>
    <style:style style:name="ce6" style:family="table-cell" style:parent-style-name="Default" style:data-style-name="N114"/>
    <style:style style:name="ce7" style:family="table-cell" style:parent-style-name="Default" style:data-style-name="N115"/>
  </office:automatic-styles>
  <office:body>
    <office:spreadsheet>
      <table:table table:name="Tabelle1" table:style-name="ta1">
        <table:table-column table:style-name="co2" table:default-cell-style-name="ce2"/>
        <table:table-column table:style-name="co4" table:number-columns-repeated="3" table:default-cell-style-name="ce2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4" table:default-cell-style-name="Default"/>
        <table:table-row table:style-name="ro2">
          <table:table-cell table:style-name="ce1"/>
          <table:table-cell table:style-name="ce1" office:value-type="string">
            <text:p>lattice vectors</text:p>
          </table:table-cell>
          <table:table-cell table:style-name="ce4" office:value-type="string">
            <text:p>Bohr</text:p>
          </table:table-cell>
          <table:table-cell table:style-name="ce1"/>
          <table:table-cell table:style-name="ce4"/>
          <table:table-cell/>
          <table:table-cell table:style-name="ce4" office:value-type="float" office:value="0.529177249">
            <text:p>0,529177249</text:p>
          </table:table-cell>
          <table:table-cell table:style-name="ce4" office:value-type="string">
            <text:p>Angstrom</text:p>
          </table:table-cell>
          <table:table-cell table:style-name="ce4" table:number-columns-repeated="1016"/>
        </table:table-row>
        <table:table-row table:style-name="ro4">
          <table:table-cell/>
          <table:table-cell table:style-name="Default"/>
          <table:table-cell office:value-type="float" office:value="14.0611">
            <text:p>14,061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/>
          <table:table-cell table:style-name="ce5" table:formula="of:=[.C2]*[.$G$1]" office:value-type="float" office:value="7.4408142159139">
            <text:p>7,441</text:p>
          </table:table-cell>
          <table:table-cell table:style-name="ce5" table:formula="of:=[.D2]*[.$G$1]" office:value-type="float" office:value="0">
            <text:p>0,000</text:p>
          </table:table-cell>
          <table:table-cell table:style-name="ce5" table:formula="of:=[.E2]*[.$G$1]" office:value-type="float" office:value="0">
            <text:p>0,000</text:p>
          </table:table-cell>
          <table:table-cell table:number-columns-repeated="1014"/>
        </table:table-row>
        <table:table-row table:style-name="ro4">
          <table:table-cell/>
          <table:table-cell table:style-name="Default"/>
          <table:table-cell office:value-type="float" office:value="0">
            <text:p>0</text:p>
          </table:table-cell>
          <table:table-cell office:value-type="float" office:value="18.0488">
            <text:p>18,0488</text:p>
          </table:table-cell>
          <table:table-cell table:style-name="ce2" office:value-type="float" office:value="0">
            <text:p>0</text:p>
          </table:table-cell>
          <table:table-cell table:number-columns-repeated="2"/>
          <table:table-cell table:style-name="ce5" table:formula="of:=[.C3]*[.$G$1]" office:value-type="float" office:value="0">
            <text:p>0,000</text:p>
          </table:table-cell>
          <table:table-cell table:style-name="ce5" table:formula="of:=[.D3]*[.$G$1]" office:value-type="float" office:value="9.5510143317512">
            <text:p>9,551</text:p>
          </table:table-cell>
          <table:table-cell table:style-name="ce5" table:formula="of:=[.E3]*[.$G$1]" office:value-type="float" office:value="0">
            <text:p>0,000</text:p>
          </table:table-cell>
          <table:table-cell table:number-columns-repeated="1014"/>
        </table:table-row>
        <table:table-row table:style-name="ro4">
          <table:table-cell/>
          <table:table-cell table:style-name="Default"/>
          <table:table-cell table:number-columns-repeated="2" office:value-type="float" office:value="0">
            <text:p>0</text:p>
          </table:table-cell>
          <table:table-cell table:style-name="ce2" office:value-type="float" office:value="13.0783">
            <text:p>13,0783</text:p>
          </table:table-cell>
          <table:table-cell table:number-columns-repeated="2"/>
          <table:table-cell table:style-name="ce5" table:formula="of:=[.C4]*[.$G$1]" office:value-type="float" office:value="0">
            <text:p>0,000</text:p>
          </table:table-cell>
          <table:table-cell table:style-name="ce5" table:formula="of:=[.D4]*[.$G$1]" office:value-type="float" office:value="0">
            <text:p>0,000</text:p>
          </table:table-cell>
          <table:table-cell table:style-name="ce5" table:formula="of:=[.E4]*[.$G$1]" office:value-type="float" office:value="6.9207388155967">
            <text:p>6,921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2">
          <table:table-cell table:style-name="ce1"/>
          <table:table-cell table:style-name="ce3" office:value-type="string">
            <text:p>relative lattice coordinates</text:p>
          </table:table-cell>
          <table:table-cell table:style-name="ce1" table:number-columns-repeated="2"/>
          <table:table-cell table:style-name="ce4"/>
          <table:table-cell table:style-name="ce4" office:value-type="string">
            <text:p>absolute lattice coordinates in Bohr</text:p>
          </table:table-cell>
          <table:table-cell table:style-name="ce4" table:number-columns-repeated="2"/>
          <table:table-cell table:style-name="ce1"/>
          <table:table-cell table:style-name="ce4" office:value-type="string">
            <text:p>absolute lattice coordinates in Angstrom</text:p>
          </table:table-cell>
          <table:table-cell table:style-name="ce1" table:number-columns-repeated="2"/>
          <table:table-cell table:style-name="ce4"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057138710184">
            <text:p>-0,0571387102</text:p>
          </table:table-cell>
          <table:table-cell office:value-type="float" office:value="0.13875264455">
            <text:p>0,1387526446</text:p>
          </table:table-cell>
          <table:table-cell office:value-type="float" office:value="-0.006690761618">
            <text:p>-0,0066907616</text:p>
          </table:table-cell>
          <table:table-cell table:style-name="ce2" office:value-type="string">
            <text:p>c</text:p>
          </table:table-cell>
          <table:table-cell table:formula="of:=[.B7]*[.$C$2]" office:value-type="float" office:value="-0.803433117768242">
            <text:p>-0,8034331178</text:p>
          </table:table-cell>
          <table:table-cell table:formula="of:=[.C7]*[.$D$3]" office:value-type="float" office:value="2.50431873095404">
            <text:p>2,504318731</text:p>
          </table:table-cell>
          <table:table-cell table:formula="of:=[.D7]*[.$E$4]" office:value-type="float" office:value="-0.0875037876686894">
            <text:p>-0,0875037877</text:p>
          </table:table-cell>
          <table:table-cell table:style-name="ce2" office:value-type="string">
            <text:p>c</text:p>
          </table:table-cell>
          <table:table-cell table:formula="of:=[.F7]*[.$G$1]" office:value-type="float" office:value="-0.425158527016092">
            <text:p>-0,425158527</text:p>
          </table:table-cell>
          <table:table-cell table:formula="of:=[.G7]*[.$G$1]" office:value-type="float" office:value="1.32522849666543">
            <text:p>1,3252284967</text:p>
          </table:table-cell>
          <table:table-cell table:formula="of:=[.H7]*[.$G$1]" office:value-type="float" office:value="-0.0463050136355972">
            <text:p>-0,0463050136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13516582616">
            <text:p>-0,1351658262</text:p>
          </table:table-cell>
          <table:table-cell office:value-type="float" office:value="0.046159448014">
            <text:p>0,046159448</text:p>
          </table:table-cell>
          <table:table-cell office:value-type="float" office:value="0.124171978005">
            <text:p>0,124171978</text:p>
          </table:table-cell>
          <table:table-cell table:style-name="ce2" office:value-type="string">
            <text:p>c</text:p>
          </table:table-cell>
          <table:table-cell table:formula="of:=[.B8]*[.$C$2]" office:value-type="float" office:value="-1.90058019821838">
            <text:p>-1,9005801982</text:p>
          </table:table-cell>
          <table:table-cell table:formula="of:=[.C8]*[.$D$3]" office:value-type="float" office:value="0.833122645315083">
            <text:p>0,8331226453</text:p>
          </table:table-cell>
          <table:table-cell table:formula="of:=[.D8]*[.$E$4]" office:value-type="float" office:value="1.62395837994279">
            <text:p>1,6239583799</text:p>
          </table:table-cell>
          <table:table-cell table:style-name="ce2" office:value-type="string">
            <text:p>c</text:p>
          </table:table-cell>
          <table:table-cell table:formula="of:=[.F8]*[.$G$1]" office:value-type="float" office:value="-1.00574380079708">
            <text:p>-1,0057438008</text:p>
          </table:table-cell>
          <table:table-cell table:formula="of:=[.G8]*[.$G$1]" office:value-type="float" office:value="0.440869549527439">
            <text:p>0,4408695495</text:p>
          </table:table-cell>
          <table:table-cell table:formula="of:=[.H8]*[.$G$1]" office:value-type="float" office:value="0.859361827988623">
            <text:p>0,859361828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077829970547">
            <text:p>0,0778299705</text:p>
          </table:table-cell>
          <table:table-cell office:value-type="float" office:value="0.092461355876">
            <text:p>0,0924613559</text:p>
          </table:table-cell>
          <table:table-cell office:value-type="float" office:value="-0.130669190765">
            <text:p>-0,1306691908</text:p>
          </table:table-cell>
          <table:table-cell table:style-name="ce2" office:value-type="string">
            <text:p>c</text:p>
          </table:table-cell>
          <table:table-cell table:formula="of:=[.B9]*[.$C$2]" office:value-type="float" office:value="1.09437499885842">
            <text:p>1,0943749989</text:p>
          </table:table-cell>
          <table:table-cell table:formula="of:=[.C9]*[.$D$3]" office:value-type="float" office:value="1.66881651993475">
            <text:p>1,6688165199</text:p>
          </table:table-cell>
          <table:table-cell table:formula="of:=[.D9]*[.$E$4]" office:value-type="float" office:value="-1.7089308775819">
            <text:p>-1,7089308776</text:p>
          </table:table-cell>
          <table:table-cell table:style-name="ce2" office:value-type="string">
            <text:p>c</text:p>
          </table:table-cell>
          <table:table-cell table:formula="of:=[.F9]*[.$G$1]" office:value-type="float" office:value="0.579118351270278">
            <text:p>0,5791183513</text:p>
          </table:table-cell>
          <table:table-cell table:formula="of:=[.G9]*[.$G$1]" office:value-type="float" office:value="0.883099735104824">
            <text:p>0,8830997351</text:p>
          </table:table-cell>
          <table:table-cell table:formula="of:=[.H9]*[.$G$1]" office:value-type="float" office:value="-0.904327340529945">
            <text:p>-0,9043273405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057138710184">
            <text:p>0,0571387102</text:p>
          </table:table-cell>
          <table:table-cell office:value-type="float" office:value="-0.13875264455">
            <text:p>-0,1387526446</text:p>
          </table:table-cell>
          <table:table-cell office:value-type="float" office:value="0.006690761618">
            <text:p>0,0066907616</text:p>
          </table:table-cell>
          <table:table-cell table:style-name="ce2" office:value-type="string">
            <text:p>c</text:p>
          </table:table-cell>
          <table:table-cell table:formula="of:=[.B10]*[.$C$2]" office:value-type="float" office:value="0.803433117768242">
            <text:p>0,8034331178</text:p>
          </table:table-cell>
          <table:table-cell table:formula="of:=[.C10]*[.$D$3]" office:value-type="float" office:value="-2.50431873095404">
            <text:p>-2,504318731</text:p>
          </table:table-cell>
          <table:table-cell table:formula="of:=[.D10]*[.$E$4]" office:value-type="float" office:value="0.0875037876686894">
            <text:p>0,0875037877</text:p>
          </table:table-cell>
          <table:table-cell table:style-name="ce2" office:value-type="string">
            <text:p>c</text:p>
          </table:table-cell>
          <table:table-cell table:formula="of:=[.F10]*[.$G$1]" office:value-type="float" office:value="0.425158527016092">
            <text:p>0,425158527</text:p>
          </table:table-cell>
          <table:table-cell table:formula="of:=[.G10]*[.$G$1]" office:value-type="float" office:value="-1.32522849666543">
            <text:p>-1,3252284967</text:p>
          </table:table-cell>
          <table:table-cell table:formula="of:=[.H10]*[.$G$1]" office:value-type="float" office:value="0.0463050136355972">
            <text:p>0,0463050136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13516582616">
            <text:p>0,1351658262</text:p>
          </table:table-cell>
          <table:table-cell office:value-type="float" office:value="-0.046159448014">
            <text:p>-0,046159448</text:p>
          </table:table-cell>
          <table:table-cell office:value-type="float" office:value="-0.124171978005">
            <text:p>-0,124171978</text:p>
          </table:table-cell>
          <table:table-cell table:style-name="ce2" office:value-type="string">
            <text:p>c</text:p>
          </table:table-cell>
          <table:table-cell table:formula="of:=[.B11]*[.$C$2]" office:value-type="float" office:value="1.90058019821838">
            <text:p>1,9005801982</text:p>
          </table:table-cell>
          <table:table-cell table:formula="of:=[.C11]*[.$D$3]" office:value-type="float" office:value="-0.833122645315083">
            <text:p>-0,8331226453</text:p>
          </table:table-cell>
          <table:table-cell table:formula="of:=[.D11]*[.$E$4]" office:value-type="float" office:value="-1.62395837994279">
            <text:p>-1,6239583799</text:p>
          </table:table-cell>
          <table:table-cell table:style-name="ce2" office:value-type="string">
            <text:p>c</text:p>
          </table:table-cell>
          <table:table-cell table:formula="of:=[.F11]*[.$G$1]" office:value-type="float" office:value="1.00574380079708">
            <text:p>1,0057438008</text:p>
          </table:table-cell>
          <table:table-cell table:formula="of:=[.G11]*[.$G$1]" office:value-type="float" office:value="-0.440869549527439">
            <text:p>-0,4408695495</text:p>
          </table:table-cell>
          <table:table-cell table:formula="of:=[.H11]*[.$G$1]" office:value-type="float" office:value="-0.859361827988623">
            <text:p>-0,859361828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077829970547">
            <text:p>-0,0778299705</text:p>
          </table:table-cell>
          <table:table-cell office:value-type="float" office:value="-0.092461355876">
            <text:p>-0,0924613559</text:p>
          </table:table-cell>
          <table:table-cell office:value-type="float" office:value="0.130669190765">
            <text:p>0,1306691908</text:p>
          </table:table-cell>
          <table:table-cell table:style-name="ce2" office:value-type="string">
            <text:p>c</text:p>
          </table:table-cell>
          <table:table-cell table:formula="of:=[.B12]*[.$C$2]" office:value-type="float" office:value="-1.09437499885842">
            <text:p>-1,0943749989</text:p>
          </table:table-cell>
          <table:table-cell table:formula="of:=[.C12]*[.$D$3]" office:value-type="float" office:value="-1.66881651993475">
            <text:p>-1,6688165199</text:p>
          </table:table-cell>
          <table:table-cell table:formula="of:=[.D12]*[.$E$4]" office:value-type="float" office:value="1.7089308775819">
            <text:p>1,7089308776</text:p>
          </table:table-cell>
          <table:table-cell table:style-name="ce2" office:value-type="string">
            <text:p>c</text:p>
          </table:table-cell>
          <table:table-cell table:formula="of:=[.F12]*[.$G$1]" office:value-type="float" office:value="-0.579118351270278">
            <text:p>-0,5791183513</text:p>
          </table:table-cell>
          <table:table-cell table:formula="of:=[.G12]*[.$G$1]" office:value-type="float" office:value="-0.883099735104824">
            <text:p>-0,8830997351</text:p>
          </table:table-cell>
          <table:table-cell table:formula="of:=[.H12]*[.$G$1]" office:value-type="float" office:value="0.904327340529945">
            <text:p>0,9043273405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557138710184">
            <text:p>0,5571387102</text:p>
          </table:table-cell>
          <table:table-cell office:value-type="float" office:value="-0.13875264455">
            <text:p>-0,1387526446</text:p>
          </table:table-cell>
          <table:table-cell office:value-type="float" office:value="0.493309238382">
            <text:p>0,4933092384</text:p>
          </table:table-cell>
          <table:table-cell table:style-name="ce2" office:value-type="string">
            <text:p>c</text:p>
          </table:table-cell>
          <table:table-cell table:formula="of:=[.B13]*[.$C$2]" office:value-type="float" office:value="7.83398311776824">
            <text:p>7,8339831178</text:p>
          </table:table-cell>
          <table:table-cell table:formula="of:=[.C13]*[.$D$3]" office:value-type="float" office:value="-2.50431873095404">
            <text:p>-2,504318731</text:p>
          </table:table-cell>
          <table:table-cell table:formula="of:=[.D13]*[.$E$4]" office:value-type="float" office:value="6.45164621233131">
            <text:p>6,4516462123</text:p>
          </table:table-cell>
          <table:table-cell table:style-name="ce2" office:value-type="string">
            <text:p>c</text:p>
          </table:table-cell>
          <table:table-cell table:formula="of:=[.F13]*[.$G$1]" office:value-type="float" office:value="4.14556563497304">
            <text:p>4,145565635</text:p>
          </table:table-cell>
          <table:table-cell table:formula="of:=[.G13]*[.$G$1]" office:value-type="float" office:value="-1.32522849666543">
            <text:p>-1,3252284967</text:p>
          </table:table-cell>
          <table:table-cell table:formula="of:=[.H13]*[.$G$1]" office:value-type="float" office:value="3.41406439416275">
            <text:p>3,4140643942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63516582616">
            <text:p>0,6351658262</text:p>
          </table:table-cell>
          <table:table-cell office:value-type="float" office:value="-0.046159448014">
            <text:p>-0,046159448</text:p>
          </table:table-cell>
          <table:table-cell office:value-type="float" office:value="0.624171978005">
            <text:p>0,624171978</text:p>
          </table:table-cell>
          <table:table-cell table:style-name="ce2" office:value-type="string">
            <text:p>c</text:p>
          </table:table-cell>
          <table:table-cell table:formula="of:=[.B14]*[.$C$2]" office:value-type="float" office:value="8.93113019821837">
            <text:p>8,9311301982</text:p>
          </table:table-cell>
          <table:table-cell table:formula="of:=[.C14]*[.$D$3]" office:value-type="float" office:value="-0.833122645315083">
            <text:p>-0,8331226453</text:p>
          </table:table-cell>
          <table:table-cell table:formula="of:=[.D14]*[.$E$4]" office:value-type="float" office:value="8.16310837994279">
            <text:p>8,1631083799</text:p>
          </table:table-cell>
          <table:table-cell table:style-name="ce2" office:value-type="string">
            <text:p>c</text:p>
          </table:table-cell>
          <table:table-cell table:formula="of:=[.F14]*[.$G$1]" office:value-type="float" office:value="4.72615090875402">
            <text:p>4,7261509088</text:p>
          </table:table-cell>
          <table:table-cell table:formula="of:=[.G14]*[.$G$1]" office:value-type="float" office:value="-0.440869549527439">
            <text:p>-0,4408695495</text:p>
          </table:table-cell>
          <table:table-cell table:formula="of:=[.H14]*[.$G$1]" office:value-type="float" office:value="4.31973123578697">
            <text:p>4,3197312358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422170029453">
            <text:p>0,4221700295</text:p>
          </table:table-cell>
          <table:table-cell office:value-type="float" office:value="-0.092461355876">
            <text:p>-0,0924613559</text:p>
          </table:table-cell>
          <table:table-cell office:value-type="float" office:value="0.369330809235">
            <text:p>0,3693308092</text:p>
          </table:table-cell>
          <table:table-cell table:style-name="ce2" office:value-type="string">
            <text:p>c</text:p>
          </table:table-cell>
          <table:table-cell table:formula="of:=[.B15]*[.$C$2]" office:value-type="float" office:value="5.93617500114158">
            <text:p>5,9361750011</text:p>
          </table:table-cell>
          <table:table-cell table:formula="of:=[.C15]*[.$D$3]" office:value-type="float" office:value="-1.66881651993475">
            <text:p>-1,6688165199</text:p>
          </table:table-cell>
          <table:table-cell table:formula="of:=[.D15]*[.$E$4]" office:value-type="float" office:value="4.8302191224181">
            <text:p>4,8302191224</text:p>
          </table:table-cell>
          <table:table-cell table:style-name="ce2" office:value-type="string">
            <text:p>c</text:p>
          </table:table-cell>
          <table:table-cell table:formula="of:=[.F15]*[.$G$1]" office:value-type="float" office:value="3.14128875668667">
            <text:p>3,1412887567</text:p>
          </table:table-cell>
          <table:table-cell table:formula="of:=[.G15]*[.$G$1]" office:value-type="float" office:value="-0.883099735104824">
            <text:p>-0,8830997351</text:p>
          </table:table-cell>
          <table:table-cell table:formula="of:=[.H15]*[.$G$1]" office:value-type="float" office:value="2.55604206726841">
            <text:p>2,5560420673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442861289816">
            <text:p>0,4428612898</text:p>
          </table:table-cell>
          <table:table-cell office:value-type="float" office:value="0.13875264455">
            <text:p>0,1387526446</text:p>
          </table:table-cell>
          <table:table-cell office:value-type="float" office:value="0.506690761618">
            <text:p>0,5066907616</text:p>
          </table:table-cell>
          <table:table-cell table:style-name="ce2" office:value-type="string">
            <text:p>c</text:p>
          </table:table-cell>
          <table:table-cell table:formula="of:=[.B16]*[.$C$2]" office:value-type="float" office:value="6.22711688223176">
            <text:p>6,2271168822</text:p>
          </table:table-cell>
          <table:table-cell table:formula="of:=[.C16]*[.$D$3]" office:value-type="float" office:value="2.50431873095404">
            <text:p>2,504318731</text:p>
          </table:table-cell>
          <table:table-cell table:formula="of:=[.D16]*[.$E$4]" office:value-type="float" office:value="6.62665378766869">
            <text:p>6,6266537877</text:p>
          </table:table-cell>
          <table:table-cell table:style-name="ce2" office:value-type="string">
            <text:p>c</text:p>
          </table:table-cell>
          <table:table-cell table:formula="of:=[.F16]*[.$G$1]" office:value-type="float" office:value="3.29524858094086">
            <text:p>3,2952485809</text:p>
          </table:table-cell>
          <table:table-cell table:formula="of:=[.G16]*[.$G$1]" office:value-type="float" office:value="1.32522849666543">
            <text:p>1,3252284967</text:p>
          </table:table-cell>
          <table:table-cell table:formula="of:=[.H16]*[.$G$1]" office:value-type="float" office:value="3.50667442143395">
            <text:p>3,5066744214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36483417384">
            <text:p>0,3648341738</text:p>
          </table:table-cell>
          <table:table-cell office:value-type="float" office:value="0.046159448014">
            <text:p>0,046159448</text:p>
          </table:table-cell>
          <table:table-cell office:value-type="float" office:value="0.375828021995">
            <text:p>0,375828022</text:p>
          </table:table-cell>
          <table:table-cell table:style-name="ce2" office:value-type="string">
            <text:p>c</text:p>
          </table:table-cell>
          <table:table-cell table:formula="of:=[.B17]*[.$C$2]" office:value-type="float" office:value="5.12996980178162">
            <text:p>5,1299698018</text:p>
          </table:table-cell>
          <table:table-cell table:formula="of:=[.C17]*[.$D$3]" office:value-type="float" office:value="0.833122645315083">
            <text:p>0,8331226453</text:p>
          </table:table-cell>
          <table:table-cell table:formula="of:=[.D17]*[.$E$4]" office:value-type="float" office:value="4.91519162005721">
            <text:p>4,9151916201</text:p>
          </table:table-cell>
          <table:table-cell table:style-name="ce2" office:value-type="string">
            <text:p>c</text:p>
          </table:table-cell>
          <table:table-cell table:formula="of:=[.F17]*[.$G$1]" office:value-type="float" office:value="2.71466330715988">
            <text:p>2,7146633072</text:p>
          </table:table-cell>
          <table:table-cell table:formula="of:=[.G17]*[.$G$1]" office:value-type="float" office:value="0.440869549527439">
            <text:p>0,4408695495</text:p>
          </table:table-cell>
          <table:table-cell table:formula="of:=[.H17]*[.$G$1]" office:value-type="float" office:value="2.60100757980973">
            <text:p>2,6010075798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577829970547">
            <text:p>0,5778299705</text:p>
          </table:table-cell>
          <table:table-cell office:value-type="float" office:value="0.092461355876">
            <text:p>0,0924613559</text:p>
          </table:table-cell>
          <table:table-cell office:value-type="float" office:value="0.630669190765">
            <text:p>0,6306691908</text:p>
          </table:table-cell>
          <table:table-cell table:style-name="ce2" office:value-type="string">
            <text:p>c</text:p>
          </table:table-cell>
          <table:table-cell table:formula="of:=[.B18]*[.$C$2]" office:value-type="float" office:value="8.12492499885842">
            <text:p>8,1249249989</text:p>
          </table:table-cell>
          <table:table-cell table:formula="of:=[.C18]*[.$D$3]" office:value-type="float" office:value="1.66881651993475">
            <text:p>1,6688165199</text:p>
          </table:table-cell>
          <table:table-cell table:formula="of:=[.D18]*[.$E$4]" office:value-type="float" office:value="8.2480808775819">
            <text:p>8,2480808776</text:p>
          </table:table-cell>
          <table:table-cell table:style-name="ce2" office:value-type="string">
            <text:p>c</text:p>
          </table:table-cell>
          <table:table-cell table:formula="of:=[.F18]*[.$G$1]" office:value-type="float" office:value="4.29952545922723">
            <text:p>4,2995254592</text:p>
          </table:table-cell>
          <table:table-cell table:formula="of:=[.G18]*[.$G$1]" office:value-type="float" office:value="0.883099735104824">
            <text:p>0,8830997351</text:p>
          </table:table-cell>
          <table:table-cell table:formula="of:=[.H18]*[.$G$1]" office:value-type="float" office:value="4.3646967483283">
            <text:p>4,3646967483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442861289816">
            <text:p>0,4428612898</text:p>
          </table:table-cell>
          <table:table-cell office:value-type="float" office:value="0.36124735545">
            <text:p>0,3612473555</text:p>
          </table:table-cell>
          <table:table-cell office:value-type="float" office:value="0.006690761618">
            <text:p>0,0066907616</text:p>
          </table:table-cell>
          <table:table-cell table:style-name="ce2" office:value-type="string">
            <text:p>c</text:p>
          </table:table-cell>
          <table:table-cell table:formula="of:=[.B19]*[.$C$2]" office:value-type="float" office:value="6.22711688223176">
            <text:p>6,2271168822</text:p>
          </table:table-cell>
          <table:table-cell table:formula="of:=[.C19]*[.$D$3]" office:value-type="float" office:value="6.52008126904596">
            <text:p>6,520081269</text:p>
          </table:table-cell>
          <table:table-cell table:formula="of:=[.D19]*[.$E$4]" office:value-type="float" office:value="0.0875037876686894">
            <text:p>0,0875037877</text:p>
          </table:table-cell>
          <table:table-cell table:style-name="ce2" office:value-type="string">
            <text:p>c</text:p>
          </table:table-cell>
          <table:table-cell table:formula="of:=[.F19]*[.$G$1]" office:value-type="float" office:value="3.29524858094086">
            <text:p>3,2952485809</text:p>
          </table:table-cell>
          <table:table-cell table:formula="of:=[.G19]*[.$G$1]" office:value-type="float" office:value="3.45027866921017">
            <text:p>3,4502786692</text:p>
          </table:table-cell>
          <table:table-cell table:formula="of:=[.H19]*[.$G$1]" office:value-type="float" office:value="0.0463050136355972">
            <text:p>0,0463050136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36483417384">
            <text:p>0,3648341738</text:p>
          </table:table-cell>
          <table:table-cell office:value-type="float" office:value="0.453840551986">
            <text:p>0,453840552</text:p>
          </table:table-cell>
          <table:table-cell office:value-type="float" office:value="-0.124171978005">
            <text:p>-0,124171978</text:p>
          </table:table-cell>
          <table:table-cell table:style-name="ce2" office:value-type="string">
            <text:p>c</text:p>
          </table:table-cell>
          <table:table-cell table:formula="of:=[.B20]*[.$C$2]" office:value-type="float" office:value="5.12996980178162">
            <text:p>5,1299698018</text:p>
          </table:table-cell>
          <table:table-cell table:formula="of:=[.C20]*[.$D$3]" office:value-type="float" office:value="8.19127735468492">
            <text:p>8,1912773547</text:p>
          </table:table-cell>
          <table:table-cell table:formula="of:=[.D20]*[.$E$4]" office:value-type="float" office:value="-1.62395837994279">
            <text:p>-1,6239583799</text:p>
          </table:table-cell>
          <table:table-cell table:style-name="ce2" office:value-type="string">
            <text:p>c</text:p>
          </table:table-cell>
          <table:table-cell table:formula="of:=[.F20]*[.$G$1]" office:value-type="float" office:value="2.71466330715988">
            <text:p>2,7146633072</text:p>
          </table:table-cell>
          <table:table-cell table:formula="of:=[.G20]*[.$G$1]" office:value-type="float" office:value="4.33463761634816">
            <text:p>4,3346376163</text:p>
          </table:table-cell>
          <table:table-cell table:formula="of:=[.H20]*[.$G$1]" office:value-type="float" office:value="-0.859361827988623">
            <text:p>-0,859361828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577829970547">
            <text:p>0,5778299705</text:p>
          </table:table-cell>
          <table:table-cell office:value-type="float" office:value="0.407538644124">
            <text:p>0,4075386441</text:p>
          </table:table-cell>
          <table:table-cell office:value-type="float" office:value="0.130669190765">
            <text:p>0,1306691908</text:p>
          </table:table-cell>
          <table:table-cell table:style-name="ce2" office:value-type="string">
            <text:p>c</text:p>
          </table:table-cell>
          <table:table-cell table:formula="of:=[.B21]*[.$C$2]" office:value-type="float" office:value="8.12492499885842">
            <text:p>8,1249249989</text:p>
          </table:table-cell>
          <table:table-cell table:formula="of:=[.C21]*[.$D$3]" office:value-type="float" office:value="7.35558348006525">
            <text:p>7,3555834801</text:p>
          </table:table-cell>
          <table:table-cell table:formula="of:=[.D21]*[.$E$4]" office:value-type="float" office:value="1.7089308775819">
            <text:p>1,7089308776</text:p>
          </table:table-cell>
          <table:table-cell table:style-name="ce2" office:value-type="string">
            <text:p>c</text:p>
          </table:table-cell>
          <table:table-cell table:formula="of:=[.F21]*[.$G$1]" office:value-type="float" office:value="4.29952545922723">
            <text:p>4,2995254592</text:p>
          </table:table-cell>
          <table:table-cell table:formula="of:=[.G21]*[.$G$1]" office:value-type="float" office:value="3.89240743077078">
            <text:p>3,8924074308</text:p>
          </table:table-cell>
          <table:table-cell table:formula="of:=[.H21]*[.$G$1]" office:value-type="float" office:value="0.904327340529945">
            <text:p>0,9043273405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557138710184">
            <text:p>0,5571387102</text:p>
          </table:table-cell>
          <table:table-cell office:value-type="float" office:value="0.63875264455">
            <text:p>0,6387526446</text:p>
          </table:table-cell>
          <table:table-cell office:value-type="float" office:value="-0.006690761618">
            <text:p>-0,0066907616</text:p>
          </table:table-cell>
          <table:table-cell table:style-name="ce2" office:value-type="string">
            <text:p>c</text:p>
          </table:table-cell>
          <table:table-cell table:formula="of:=[.B22]*[.$C$2]" office:value-type="float" office:value="7.83398311776824">
            <text:p>7,8339831178</text:p>
          </table:table-cell>
          <table:table-cell table:formula="of:=[.C22]*[.$D$3]" office:value-type="float" office:value="11.528718730954">
            <text:p>11,528718731</text:p>
          </table:table-cell>
          <table:table-cell table:formula="of:=[.D22]*[.$E$4]" office:value-type="float" office:value="-0.0875037876686894">
            <text:p>-0,0875037877</text:p>
          </table:table-cell>
          <table:table-cell table:style-name="ce2" office:value-type="string">
            <text:p>c</text:p>
          </table:table-cell>
          <table:table-cell table:formula="of:=[.F22]*[.$G$1]" office:value-type="float" office:value="4.14556563497304">
            <text:p>4,145565635</text:p>
          </table:table-cell>
          <table:table-cell table:formula="of:=[.G22]*[.$G$1]" office:value-type="float" office:value="6.10073566254103">
            <text:p>6,1007356625</text:p>
          </table:table-cell>
          <table:table-cell table:formula="of:=[.H22]*[.$G$1]" office:value-type="float" office:value="-0.0463050136355972">
            <text:p>-0,0463050136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63516582616">
            <text:p>0,6351658262</text:p>
          </table:table-cell>
          <table:table-cell office:value-type="float" office:value="0.546159448014">
            <text:p>0,546159448</text:p>
          </table:table-cell>
          <table:table-cell office:value-type="float" office:value="0.124171978005">
            <text:p>0,124171978</text:p>
          </table:table-cell>
          <table:table-cell table:style-name="ce2" office:value-type="string">
            <text:p>c</text:p>
          </table:table-cell>
          <table:table-cell table:formula="of:=[.B23]*[.$C$2]" office:value-type="float" office:value="8.93113019821837">
            <text:p>8,9311301982</text:p>
          </table:table-cell>
          <table:table-cell table:formula="of:=[.C23]*[.$D$3]" office:value-type="float" office:value="9.85752264531508">
            <text:p>9,8575226453</text:p>
          </table:table-cell>
          <table:table-cell table:formula="of:=[.D23]*[.$E$4]" office:value-type="float" office:value="1.62395837994279">
            <text:p>1,6239583799</text:p>
          </table:table-cell>
          <table:table-cell table:style-name="ce2" office:value-type="string">
            <text:p>c</text:p>
          </table:table-cell>
          <table:table-cell table:formula="of:=[.F23]*[.$G$1]" office:value-type="float" office:value="4.72615090875402">
            <text:p>4,7261509088</text:p>
          </table:table-cell>
          <table:table-cell table:formula="of:=[.G23]*[.$G$1]" office:value-type="float" office:value="5.21637671540304">
            <text:p>5,2163767154</text:p>
          </table:table-cell>
          <table:table-cell table:formula="of:=[.H23]*[.$G$1]" office:value-type="float" office:value="0.859361827988623">
            <text:p>0,859361828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422170029453">
            <text:p>0,4221700295</text:p>
          </table:table-cell>
          <table:table-cell office:value-type="float" office:value="0.592461355876">
            <text:p>0,5924613559</text:p>
          </table:table-cell>
          <table:table-cell office:value-type="float" office:value="-0.130669190765">
            <text:p>-0,1306691908</text:p>
          </table:table-cell>
          <table:table-cell table:style-name="ce2" office:value-type="string">
            <text:p>c</text:p>
          </table:table-cell>
          <table:table-cell table:formula="of:=[.B24]*[.$C$2]" office:value-type="float" office:value="5.93617500114158">
            <text:p>5,9361750011</text:p>
          </table:table-cell>
          <table:table-cell table:formula="of:=[.C24]*[.$D$3]" office:value-type="float" office:value="10.6932165199348">
            <text:p>10,6932165199</text:p>
          </table:table-cell>
          <table:table-cell table:formula="of:=[.D24]*[.$E$4]" office:value-type="float" office:value="-1.7089308775819">
            <text:p>-1,7089308776</text:p>
          </table:table-cell>
          <table:table-cell table:style-name="ce2" office:value-type="string">
            <text:p>c</text:p>
          </table:table-cell>
          <table:table-cell table:formula="of:=[.F24]*[.$G$1]" office:value-type="float" office:value="3.14128875668667">
            <text:p>3,1412887567</text:p>
          </table:table-cell>
          <table:table-cell table:formula="of:=[.G24]*[.$G$1]" office:value-type="float" office:value="5.65860690098043">
            <text:p>5,658606901</text:p>
          </table:table-cell>
          <table:table-cell table:formula="of:=[.H24]*[.$G$1]" office:value-type="float" office:value="-0.904327340529945">
            <text:p>-0,9043273405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057138710184">
            <text:p>0,0571387102</text:p>
          </table:table-cell>
          <table:table-cell office:value-type="float" office:value="0.63875264455">
            <text:p>0,6387526446</text:p>
          </table:table-cell>
          <table:table-cell office:value-type="float" office:value="0.506690761618">
            <text:p>0,5066907616</text:p>
          </table:table-cell>
          <table:table-cell table:style-name="ce2" office:value-type="string">
            <text:p>c</text:p>
          </table:table-cell>
          <table:table-cell table:formula="of:=[.B25]*[.$C$2]" office:value-type="float" office:value="0.803433117768242">
            <text:p>0,8034331178</text:p>
          </table:table-cell>
          <table:table-cell table:formula="of:=[.C25]*[.$D$3]" office:value-type="float" office:value="11.528718730954">
            <text:p>11,528718731</text:p>
          </table:table-cell>
          <table:table-cell table:formula="of:=[.D25]*[.$E$4]" office:value-type="float" office:value="6.62665378766869">
            <text:p>6,6266537877</text:p>
          </table:table-cell>
          <table:table-cell table:style-name="ce2" office:value-type="string">
            <text:p>c</text:p>
          </table:table-cell>
          <table:table-cell table:formula="of:=[.F25]*[.$G$1]" office:value-type="float" office:value="0.425158527016092">
            <text:p>0,425158527</text:p>
          </table:table-cell>
          <table:table-cell table:formula="of:=[.G25]*[.$G$1]" office:value-type="float" office:value="6.10073566254103">
            <text:p>6,1007356625</text:p>
          </table:table-cell>
          <table:table-cell table:formula="of:=[.H25]*[.$G$1]" office:value-type="float" office:value="3.50667442143395">
            <text:p>3,5066744214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13516582616">
            <text:p>0,1351658262</text:p>
          </table:table-cell>
          <table:table-cell office:value-type="float" office:value="0.546159448014">
            <text:p>0,546159448</text:p>
          </table:table-cell>
          <table:table-cell office:value-type="float" office:value="0.375828021995">
            <text:p>0,375828022</text:p>
          </table:table-cell>
          <table:table-cell table:style-name="ce2" office:value-type="string">
            <text:p>c</text:p>
          </table:table-cell>
          <table:table-cell table:formula="of:=[.B26]*[.$C$2]" office:value-type="float" office:value="1.90058019821838">
            <text:p>1,9005801982</text:p>
          </table:table-cell>
          <table:table-cell table:formula="of:=[.C26]*[.$D$3]" office:value-type="float" office:value="9.85752264531508">
            <text:p>9,8575226453</text:p>
          </table:table-cell>
          <table:table-cell table:formula="of:=[.D26]*[.$E$4]" office:value-type="float" office:value="4.91519162005721">
            <text:p>4,9151916201</text:p>
          </table:table-cell>
          <table:table-cell table:style-name="ce2" office:value-type="string">
            <text:p>c</text:p>
          </table:table-cell>
          <table:table-cell table:formula="of:=[.F26]*[.$G$1]" office:value-type="float" office:value="1.00574380079708">
            <text:p>1,0057438008</text:p>
          </table:table-cell>
          <table:table-cell table:formula="of:=[.G26]*[.$G$1]" office:value-type="float" office:value="5.21637671540304">
            <text:p>5,2163767154</text:p>
          </table:table-cell>
          <table:table-cell table:formula="of:=[.H26]*[.$G$1]" office:value-type="float" office:value="2.60100757980973">
            <text:p>2,6010075798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077829970547">
            <text:p>-0,0778299705</text:p>
          </table:table-cell>
          <table:table-cell office:value-type="float" office:value="0.592461355876">
            <text:p>0,5924613559</text:p>
          </table:table-cell>
          <table:table-cell office:value-type="float" office:value="0.630669190765">
            <text:p>0,6306691908</text:p>
          </table:table-cell>
          <table:table-cell table:style-name="ce2" office:value-type="string">
            <text:p>c</text:p>
          </table:table-cell>
          <table:table-cell table:formula="of:=[.B27]*[.$C$2]" office:value-type="float" office:value="-1.09437499885842">
            <text:p>-1,0943749989</text:p>
          </table:table-cell>
          <table:table-cell table:formula="of:=[.C27]*[.$D$3]" office:value-type="float" office:value="10.6932165199348">
            <text:p>10,6932165199</text:p>
          </table:table-cell>
          <table:table-cell table:formula="of:=[.D27]*[.$E$4]" office:value-type="float" office:value="8.2480808775819">
            <text:p>8,2480808776</text:p>
          </table:table-cell>
          <table:table-cell table:style-name="ce2" office:value-type="string">
            <text:p>c</text:p>
          </table:table-cell>
          <table:table-cell table:formula="of:=[.F27]*[.$G$1]" office:value-type="float" office:value="-0.579118351270278">
            <text:p>-0,5791183513</text:p>
          </table:table-cell>
          <table:table-cell table:formula="of:=[.G27]*[.$G$1]" office:value-type="float" office:value="5.65860690098043">
            <text:p>5,658606901</text:p>
          </table:table-cell>
          <table:table-cell table:formula="of:=[.H27]*[.$G$1]" office:value-type="float" office:value="4.3646967483283">
            <text:p>4,3646967483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057138710184">
            <text:p>-0,0571387102</text:p>
          </table:table-cell>
          <table:table-cell office:value-type="float" office:value="0.36124735545">
            <text:p>0,3612473555</text:p>
          </table:table-cell>
          <table:table-cell office:value-type="float" office:value="0.493309238382">
            <text:p>0,4933092384</text:p>
          </table:table-cell>
          <table:table-cell table:style-name="ce2" office:value-type="string">
            <text:p>c</text:p>
          </table:table-cell>
          <table:table-cell table:formula="of:=[.B28]*[.$C$2]" office:value-type="float" office:value="-0.803433117768242">
            <text:p>-0,8034331178</text:p>
          </table:table-cell>
          <table:table-cell table:formula="of:=[.C28]*[.$D$3]" office:value-type="float" office:value="6.52008126904596">
            <text:p>6,520081269</text:p>
          </table:table-cell>
          <table:table-cell table:formula="of:=[.D28]*[.$E$4]" office:value-type="float" office:value="6.45164621233131">
            <text:p>6,4516462123</text:p>
          </table:table-cell>
          <table:table-cell table:style-name="ce2" office:value-type="string">
            <text:p>c</text:p>
          </table:table-cell>
          <table:table-cell table:formula="of:=[.F28]*[.$G$1]" office:value-type="float" office:value="-0.425158527016092">
            <text:p>-0,425158527</text:p>
          </table:table-cell>
          <table:table-cell table:formula="of:=[.G28]*[.$G$1]" office:value-type="float" office:value="3.45027866921017">
            <text:p>3,4502786692</text:p>
          </table:table-cell>
          <table:table-cell table:formula="of:=[.H28]*[.$G$1]" office:value-type="float" office:value="3.41406439416275">
            <text:p>3,4140643942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13516582616">
            <text:p>-0,1351658262</text:p>
          </table:table-cell>
          <table:table-cell office:value-type="float" office:value="0.453840551986">
            <text:p>0,453840552</text:p>
          </table:table-cell>
          <table:table-cell office:value-type="float" office:value="0.624171978005">
            <text:p>0,624171978</text:p>
          </table:table-cell>
          <table:table-cell table:style-name="ce2" office:value-type="string">
            <text:p>c</text:p>
          </table:table-cell>
          <table:table-cell table:formula="of:=[.B29]*[.$C$2]" office:value-type="float" office:value="-1.90058019821838">
            <text:p>-1,9005801982</text:p>
          </table:table-cell>
          <table:table-cell table:formula="of:=[.C29]*[.$D$3]" office:value-type="float" office:value="8.19127735468492">
            <text:p>8,1912773547</text:p>
          </table:table-cell>
          <table:table-cell table:formula="of:=[.D29]*[.$E$4]" office:value-type="float" office:value="8.16310837994279">
            <text:p>8,1631083799</text:p>
          </table:table-cell>
          <table:table-cell table:style-name="ce2" office:value-type="string">
            <text:p>c</text:p>
          </table:table-cell>
          <table:table-cell table:formula="of:=[.F29]*[.$G$1]" office:value-type="float" office:value="-1.00574380079708">
            <text:p>-1,0057438008</text:p>
          </table:table-cell>
          <table:table-cell table:formula="of:=[.G29]*[.$G$1]" office:value-type="float" office:value="4.33463761634816">
            <text:p>4,3346376163</text:p>
          </table:table-cell>
          <table:table-cell table:formula="of:=[.H29]*[.$G$1]" office:value-type="float" office:value="4.31973123578697">
            <text:p>4,3197312358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077829970547">
            <text:p>0,0778299705</text:p>
          </table:table-cell>
          <table:table-cell office:value-type="float" office:value="0.407538644124">
            <text:p>0,4075386441</text:p>
          </table:table-cell>
          <table:table-cell office:value-type="float" office:value="0.369330809235">
            <text:p>0,3693308092</text:p>
          </table:table-cell>
          <table:table-cell table:style-name="ce2" office:value-type="string">
            <text:p>c</text:p>
          </table:table-cell>
          <table:table-cell table:formula="of:=[.B30]*[.$C$2]" office:value-type="float" office:value="1.09437499885842">
            <text:p>1,0943749989</text:p>
          </table:table-cell>
          <table:table-cell table:formula="of:=[.C30]*[.$D$3]" office:value-type="float" office:value="7.35558348006525">
            <text:p>7,3555834801</text:p>
          </table:table-cell>
          <table:table-cell table:formula="of:=[.D30]*[.$E$4]" office:value-type="float" office:value="4.8302191224181">
            <text:p>4,8302191224</text:p>
          </table:table-cell>
          <table:table-cell table:style-name="ce2" office:value-type="string">
            <text:p>c</text:p>
          </table:table-cell>
          <table:table-cell table:formula="of:=[.F30]*[.$G$1]" office:value-type="float" office:value="0.579118351270278">
            <text:p>0,5791183513</text:p>
          </table:table-cell>
          <table:table-cell table:formula="of:=[.G30]*[.$G$1]" office:value-type="float" office:value="3.89240743077078">
            <text:p>3,8924074308</text:p>
          </table:table-cell>
          <table:table-cell table:formula="of:=[.H30]*[.$G$1]" office:value-type="float" office:value="2.55604206726841">
            <text:p>2,5560420673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102161579736">
            <text:p>-0,1021615797</text:p>
          </table:table-cell>
          <table:table-cell office:value-type="float" office:value="0.248541610148">
            <text:p>0,2485416101</text:p>
          </table:table-cell>
          <table:table-cell office:value-type="float" office:value="-0.012501000717">
            <text:p>-0,0125010007</text:p>
          </table:table-cell>
          <table:table-cell table:style-name="ce2" office:value-type="string">
            <text:p>h</text:p>
          </table:table-cell>
          <table:table-cell table:formula="of:=[.B31]*[.$C$2]" office:value-type="float" office:value="-1.43650418882587">
            <text:p>-1,4365041888</text:p>
          </table:table-cell>
          <table:table-cell table:formula="of:=[.C31]*[.$D$3]" office:value-type="float" office:value="4.48587781323922">
            <text:p>4,4858778132</text:p>
          </table:table-cell>
          <table:table-cell table:formula="of:=[.D31]*[.$E$4]" office:value-type="float" office:value="-0.163491837677141">
            <text:p>-0,1634918377</text:p>
          </table:table-cell>
          <table:table-cell table:style-name="ce2" office:value-type="string">
            <text:p>h</text:p>
          </table:table-cell>
          <table:table-cell table:formula="of:=[.F31]*[.$G$1]" office:value-type="float" office:value="-0.76016533481985">
            <text:p>-0,7601653348</text:p>
          </table:table-cell>
          <table:table-cell table:formula="of:=[.G31]*[.$G$1]" office:value-type="float" office:value="2.37382448056007">
            <text:p>2,3738244806</text:p>
          </table:table-cell>
          <table:table-cell table:formula="of:=[.H31]*[.$G$1]" office:value-type="float" office:value="-0.0865161608959441">
            <text:p>-0,086516160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242444938925">
            <text:p>-0,2424449389</text:p>
          </table:table-cell>
          <table:table-cell office:value-type="float" office:value="0.081326962504">
            <text:p>0,0813269625</text:p>
          </table:table-cell>
          <table:table-cell office:value-type="float" office:value="0.22250570194">
            <text:p>0,2225057019</text:p>
          </table:table-cell>
          <table:table-cell table:style-name="ce2" office:value-type="string">
            <text:p>h</text:p>
          </table:table-cell>
          <table:table-cell table:formula="of:=[.B32]*[.$C$2]" office:value-type="float" office:value="-3.40904253071832">
            <text:p>-3,4090425307</text:p>
          </table:table-cell>
          <table:table-cell table:formula="of:=[.C32]*[.$D$3]" office:value-type="float" office:value="1.4678540808422">
            <text:p>1,4678540808</text:p>
          </table:table-cell>
          <table:table-cell table:formula="of:=[.D32]*[.$E$4]" office:value-type="float" office:value="2.9099963216819">
            <text:p>2,9099963217</text:p>
          </table:table-cell>
          <table:table-cell table:style-name="ce2" office:value-type="string">
            <text:p>h</text:p>
          </table:table-cell>
          <table:table-cell table:formula="of:=[.F32]*[.$G$1]" office:value-type="float" office:value="-1.80398774812952">
            <text:p>-1,8039877481</text:p>
          </table:table-cell>
          <table:table-cell table:formula="of:=[.G32]*[.$G$1]" office:value-type="float" office:value="0.776754984433497">
            <text:p>0,7767549844</text:p>
          </table:table-cell>
          <table:table-cell table:formula="of:=[.H32]*[.$G$1]" office:value-type="float" office:value="1.53990384810775">
            <text:p>1,5399038481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138908045603">
            <text:p>0,1389080456</text:p>
          </table:table-cell>
          <table:table-cell office:value-type="float" office:value="0.165130972173">
            <text:p>0,1651309722</text:p>
          </table:table-cell>
          <table:table-cell office:value-type="float" office:value="-0.235192442305">
            <text:p>-0,2351924423</text:p>
          </table:table-cell>
          <table:table-cell table:style-name="ce2" office:value-type="string">
            <text:p>h</text:p>
          </table:table-cell>
          <table:table-cell table:formula="of:=[.B33]*[.$C$2]" office:value-type="float" office:value="1.95319992002834">
            <text:p>1,95319992</text:p>
          </table:table-cell>
          <table:table-cell table:formula="of:=[.C33]*[.$D$3]" office:value-type="float" office:value="2.98041589055604">
            <text:p>2,9804158906</text:p>
          </table:table-cell>
          <table:table-cell table:formula="of:=[.D33]*[.$E$4]" office:value-type="float" office:value="-3.07591731819748">
            <text:p>-3,0759173182</text:p>
          </table:table-cell>
          <table:table-cell table:style-name="ce2" office:value-type="string">
            <text:p>h</text:p>
          </table:table-cell>
          <table:table-cell table:formula="of:=[.F33]*[.$G$1]" office:value-type="float" office:value="1.03358896042762">
            <text:p>1,0335889604</text:p>
          </table:table-cell>
          <table:table-cell table:formula="of:=[.G33]*[.$G$1]" office:value-type="float" office:value="1.57716828184033">
            <text:p>1,5771682818</text:p>
          </table:table-cell>
          <table:table-cell table:formula="of:=[.H33]*[.$G$1]" office:value-type="float" office:value="-1.6277054645952">
            <text:p>-1,6277054646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102161579736">
            <text:p>0,1021615797</text:p>
          </table:table-cell>
          <table:table-cell office:value-type="float" office:value="-0.248541610148">
            <text:p>-0,2485416101</text:p>
          </table:table-cell>
          <table:table-cell office:value-type="float" office:value="0.012501000717">
            <text:p>0,0125010007</text:p>
          </table:table-cell>
          <table:table-cell table:style-name="ce2" office:value-type="string">
            <text:p>h</text:p>
          </table:table-cell>
          <table:table-cell table:formula="of:=[.B34]*[.$C$2]" office:value-type="float" office:value="1.43650418882587">
            <text:p>1,4365041888</text:p>
          </table:table-cell>
          <table:table-cell table:formula="of:=[.C34]*[.$D$3]" office:value-type="float" office:value="-4.48587781323922">
            <text:p>-4,4858778132</text:p>
          </table:table-cell>
          <table:table-cell table:formula="of:=[.D34]*[.$E$4]" office:value-type="float" office:value="0.163491837677141">
            <text:p>0,1634918377</text:p>
          </table:table-cell>
          <table:table-cell table:style-name="ce2" office:value-type="string">
            <text:p>h</text:p>
          </table:table-cell>
          <table:table-cell table:formula="of:=[.F34]*[.$G$1]" office:value-type="float" office:value="0.76016533481985">
            <text:p>0,7601653348</text:p>
          </table:table-cell>
          <table:table-cell table:formula="of:=[.G34]*[.$G$1]" office:value-type="float" office:value="-2.37382448056007">
            <text:p>-2,3738244806</text:p>
          </table:table-cell>
          <table:table-cell table:formula="of:=[.H34]*[.$G$1]" office:value-type="float" office:value="0.0865161608959441">
            <text:p>0,086516160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242444938925">
            <text:p>0,2424449389</text:p>
          </table:table-cell>
          <table:table-cell office:value-type="float" office:value="-0.081326962504">
            <text:p>-0,0813269625</text:p>
          </table:table-cell>
          <table:table-cell office:value-type="float" office:value="-0.22250570194">
            <text:p>-0,2225057019</text:p>
          </table:table-cell>
          <table:table-cell table:style-name="ce2" office:value-type="string">
            <text:p>h</text:p>
          </table:table-cell>
          <table:table-cell table:formula="of:=[.B35]*[.$C$2]" office:value-type="float" office:value="3.40904253071832">
            <text:p>3,4090425307</text:p>
          </table:table-cell>
          <table:table-cell table:formula="of:=[.C35]*[.$D$3]" office:value-type="float" office:value="-1.4678540808422">
            <text:p>-1,4678540808</text:p>
          </table:table-cell>
          <table:table-cell table:formula="of:=[.D35]*[.$E$4]" office:value-type="float" office:value="-2.9099963216819">
            <text:p>-2,9099963217</text:p>
          </table:table-cell>
          <table:table-cell table:style-name="ce2" office:value-type="string">
            <text:p>h</text:p>
          </table:table-cell>
          <table:table-cell table:formula="of:=[.F35]*[.$G$1]" office:value-type="float" office:value="1.80398774812952">
            <text:p>1,8039877481</text:p>
          </table:table-cell>
          <table:table-cell table:formula="of:=[.G35]*[.$G$1]" office:value-type="float" office:value="-0.776754984433497">
            <text:p>-0,7767549844</text:p>
          </table:table-cell>
          <table:table-cell table:formula="of:=[.H35]*[.$G$1]" office:value-type="float" office:value="-1.53990384810775">
            <text:p>-1,5399038481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138908045603">
            <text:p>-0,1389080456</text:p>
          </table:table-cell>
          <table:table-cell office:value-type="float" office:value="-0.165130972173">
            <text:p>-0,1651309722</text:p>
          </table:table-cell>
          <table:table-cell office:value-type="float" office:value="0.235192442305">
            <text:p>0,2351924423</text:p>
          </table:table-cell>
          <table:table-cell table:style-name="ce2" office:value-type="string">
            <text:p>h</text:p>
          </table:table-cell>
          <table:table-cell table:formula="of:=[.B36]*[.$C$2]" office:value-type="float" office:value="-1.95319992002834">
            <text:p>-1,95319992</text:p>
          </table:table-cell>
          <table:table-cell table:formula="of:=[.C36]*[.$D$3]" office:value-type="float" office:value="-2.98041589055604">
            <text:p>-2,9804158906</text:p>
          </table:table-cell>
          <table:table-cell table:formula="of:=[.D36]*[.$E$4]" office:value-type="float" office:value="3.07591731819748">
            <text:p>3,0759173182</text:p>
          </table:table-cell>
          <table:table-cell table:style-name="ce2" office:value-type="string">
            <text:p>h</text:p>
          </table:table-cell>
          <table:table-cell table:formula="of:=[.F36]*[.$G$1]" office:value-type="float" office:value="-1.03358896042762">
            <text:p>-1,0335889604</text:p>
          </table:table-cell>
          <table:table-cell table:formula="of:=[.G36]*[.$G$1]" office:value-type="float" office:value="-1.57716828184033">
            <text:p>-1,5771682818</text:p>
          </table:table-cell>
          <table:table-cell table:formula="of:=[.H36]*[.$G$1]" office:value-type="float" office:value="1.6277054645952">
            <text:p>1,6277054646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602161579736">
            <text:p>0,6021615797</text:p>
          </table:table-cell>
          <table:table-cell office:value-type="float" office:value="-0.248541610148">
            <text:p>-0,2485416101</text:p>
          </table:table-cell>
          <table:table-cell office:value-type="float" office:value="0.487498999283">
            <text:p>0,4874989993</text:p>
          </table:table-cell>
          <table:table-cell table:style-name="ce2" office:value-type="string">
            <text:p>h</text:p>
          </table:table-cell>
          <table:table-cell table:formula="of:=[.B37]*[.$C$2]" office:value-type="float" office:value="8.46705418882587">
            <text:p>8,4670541888</text:p>
          </table:table-cell>
          <table:table-cell table:formula="of:=[.C37]*[.$D$3]" office:value-type="float" office:value="-4.48587781323922">
            <text:p>-4,4858778132</text:p>
          </table:table-cell>
          <table:table-cell table:formula="of:=[.D37]*[.$E$4]" office:value-type="float" office:value="6.37565816232286">
            <text:p>6,3756581623</text:p>
          </table:table-cell>
          <table:table-cell table:style-name="ce2" office:value-type="string">
            <text:p>h</text:p>
          </table:table-cell>
          <table:table-cell table:formula="of:=[.F37]*[.$G$1]" office:value-type="float" office:value="4.4805724427768">
            <text:p>4,4805724428</text:p>
          </table:table-cell>
          <table:table-cell table:formula="of:=[.G37]*[.$G$1]" office:value-type="float" office:value="-2.37382448056007">
            <text:p>-2,3738244806</text:p>
          </table:table-cell>
          <table:table-cell table:formula="of:=[.H37]*[.$G$1]" office:value-type="float" office:value="3.37385324690241">
            <text:p>3,373853246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742444938925">
            <text:p>0,7424449389</text:p>
          </table:table-cell>
          <table:table-cell office:value-type="float" office:value="-0.081326962504">
            <text:p>-0,0813269625</text:p>
          </table:table-cell>
          <table:table-cell office:value-type="float" office:value="0.72250570194">
            <text:p>0,7225057019</text:p>
          </table:table-cell>
          <table:table-cell table:style-name="ce2" office:value-type="string">
            <text:p>h</text:p>
          </table:table-cell>
          <table:table-cell table:formula="of:=[.B38]*[.$C$2]" office:value-type="float" office:value="10.4395925307183">
            <text:p>10,4395925307</text:p>
          </table:table-cell>
          <table:table-cell table:formula="of:=[.C38]*[.$D$3]" office:value-type="float" office:value="-1.4678540808422">
            <text:p>-1,4678540808</text:p>
          </table:table-cell>
          <table:table-cell table:formula="of:=[.D38]*[.$E$4]" office:value-type="float" office:value="9.4491463216819">
            <text:p>9,4491463217</text:p>
          </table:table-cell>
          <table:table-cell table:style-name="ce2" office:value-type="string">
            <text:p>h</text:p>
          </table:table-cell>
          <table:table-cell table:formula="of:=[.F38]*[.$G$1]" office:value-type="float" office:value="5.52439485608647">
            <text:p>5,5243948561</text:p>
          </table:table-cell>
          <table:table-cell table:formula="of:=[.G38]*[.$G$1]" office:value-type="float" office:value="-0.776754984433497">
            <text:p>-0,7767549844</text:p>
          </table:table-cell>
          <table:table-cell table:formula="of:=[.H38]*[.$G$1]" office:value-type="float" office:value="5.0002732559061">
            <text:p>5,000273255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361091954397">
            <text:p>0,3610919544</text:p>
          </table:table-cell>
          <table:table-cell office:value-type="float" office:value="-0.165130972173">
            <text:p>-0,1651309722</text:p>
          </table:table-cell>
          <table:table-cell office:value-type="float" office:value="0.264807557695">
            <text:p>0,2648075577</text:p>
          </table:table-cell>
          <table:table-cell table:style-name="ce2" office:value-type="string">
            <text:p>h</text:p>
          </table:table-cell>
          <table:table-cell table:formula="of:=[.B39]*[.$C$2]" office:value-type="float" office:value="5.07735007997166">
            <text:p>5,07735008</text:p>
          </table:table-cell>
          <table:table-cell table:formula="of:=[.C39]*[.$D$3]" office:value-type="float" office:value="-2.98041589055604">
            <text:p>-2,9804158906</text:p>
          </table:table-cell>
          <table:table-cell table:formula="of:=[.D39]*[.$E$4]" office:value-type="float" office:value="3.46323268180252">
            <text:p>3,4632326818</text:p>
          </table:table-cell>
          <table:table-cell table:style-name="ce2" office:value-type="string">
            <text:p>h</text:p>
          </table:table-cell>
          <table:table-cell table:formula="of:=[.F39]*[.$G$1]" office:value-type="float" office:value="2.68681814752933">
            <text:p>2,6868181475</text:p>
          </table:table-cell>
          <table:table-cell table:formula="of:=[.G39]*[.$G$1]" office:value-type="float" office:value="-1.57716828184033">
            <text:p>-1,5771682818</text:p>
          </table:table-cell>
          <table:table-cell table:formula="of:=[.H39]*[.$G$1]" office:value-type="float" office:value="1.83266394320315">
            <text:p>1,8326639432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397838420264">
            <text:p>0,3978384203</text:p>
          </table:table-cell>
          <table:table-cell office:value-type="float" office:value="0.248541610148">
            <text:p>0,2485416101</text:p>
          </table:table-cell>
          <table:table-cell office:value-type="float" office:value="0.512501000717">
            <text:p>0,5125010007</text:p>
          </table:table-cell>
          <table:table-cell table:style-name="ce2" office:value-type="string">
            <text:p>h</text:p>
          </table:table-cell>
          <table:table-cell table:formula="of:=[.B40]*[.$C$2]" office:value-type="float" office:value="5.59404581117413">
            <text:p>5,5940458112</text:p>
          </table:table-cell>
          <table:table-cell table:formula="of:=[.C40]*[.$D$3]" office:value-type="float" office:value="4.48587781323922">
            <text:p>4,4858778132</text:p>
          </table:table-cell>
          <table:table-cell table:formula="of:=[.D40]*[.$E$4]" office:value-type="float" office:value="6.70264183767714">
            <text:p>6,7026418377</text:p>
          </table:table-cell>
          <table:table-cell table:style-name="ce2" office:value-type="string">
            <text:p>h</text:p>
          </table:table-cell>
          <table:table-cell table:formula="of:=[.F40]*[.$G$1]" office:value-type="float" office:value="2.9602417731371">
            <text:p>2,9602417731</text:p>
          </table:table-cell>
          <table:table-cell table:formula="of:=[.G40]*[.$G$1]" office:value-type="float" office:value="2.37382448056007">
            <text:p>2,3738244806</text:p>
          </table:table-cell>
          <table:table-cell table:formula="of:=[.H40]*[.$G$1]" office:value-type="float" office:value="3.54688556869429">
            <text:p>3,5468855687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257555061075">
            <text:p>0,2575550611</text:p>
          </table:table-cell>
          <table:table-cell office:value-type="float" office:value="0.081326962504">
            <text:p>0,0813269625</text:p>
          </table:table-cell>
          <table:table-cell office:value-type="float" office:value="0.27749429806">
            <text:p>0,2774942981</text:p>
          </table:table-cell>
          <table:table-cell table:style-name="ce2" office:value-type="string">
            <text:p>h</text:p>
          </table:table-cell>
          <table:table-cell table:formula="of:=[.B41]*[.$C$2]" office:value-type="float" office:value="3.62150746928168">
            <text:p>3,6215074693</text:p>
          </table:table-cell>
          <table:table-cell table:formula="of:=[.C41]*[.$D$3]" office:value-type="float" office:value="1.4678540808422">
            <text:p>1,4678540808</text:p>
          </table:table-cell>
          <table:table-cell table:formula="of:=[.D41]*[.$E$4]" office:value-type="float" office:value="3.6291536783181">
            <text:p>3,6291536783</text:p>
          </table:table-cell>
          <table:table-cell table:style-name="ce2" office:value-type="string">
            <text:p>h</text:p>
          </table:table-cell>
          <table:table-cell table:formula="of:=[.F41]*[.$G$1]" office:value-type="float" office:value="1.91641935982743">
            <text:p>1,9164193598</text:p>
          </table:table-cell>
          <table:table-cell table:formula="of:=[.G41]*[.$G$1]" office:value-type="float" office:value="0.776754984433497">
            <text:p>0,7767549844</text:p>
          </table:table-cell>
          <table:table-cell table:formula="of:=[.H41]*[.$G$1]" office:value-type="float" office:value="1.9204655596906">
            <text:p>1,9204655597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638908045603">
            <text:p>0,6389080456</text:p>
          </table:table-cell>
          <table:table-cell office:value-type="float" office:value="0.165130972173">
            <text:p>0,1651309722</text:p>
          </table:table-cell>
          <table:table-cell office:value-type="float" office:value="0.735192442305">
            <text:p>0,7351924423</text:p>
          </table:table-cell>
          <table:table-cell table:style-name="ce2" office:value-type="string">
            <text:p>h</text:p>
          </table:table-cell>
          <table:table-cell table:formula="of:=[.B42]*[.$C$2]" office:value-type="float" office:value="8.98374992002834">
            <text:p>8,98374992</text:p>
          </table:table-cell>
          <table:table-cell table:formula="of:=[.C42]*[.$D$3]" office:value-type="float" office:value="2.98041589055604">
            <text:p>2,9804158906</text:p>
          </table:table-cell>
          <table:table-cell table:formula="of:=[.D42]*[.$E$4]" office:value-type="float" office:value="9.61506731819748">
            <text:p>9,6150673182</text:p>
          </table:table-cell>
          <table:table-cell table:style-name="ce2" office:value-type="string">
            <text:p>h</text:p>
          </table:table-cell>
          <table:table-cell table:formula="of:=[.F42]*[.$G$1]" office:value-type="float" office:value="4.75399606838457">
            <text:p>4,7539960684</text:p>
          </table:table-cell>
          <table:table-cell table:formula="of:=[.G42]*[.$G$1]" office:value-type="float" office:value="1.57716828184033">
            <text:p>1,5771682818</text:p>
          </table:table-cell>
          <table:table-cell table:formula="of:=[.H42]*[.$G$1]" office:value-type="float" office:value="5.08807487239355">
            <text:p>5,0880748724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397838420264">
            <text:p>0,3978384203</text:p>
          </table:table-cell>
          <table:table-cell office:value-type="float" office:value="0.251458389852">
            <text:p>0,2514583899</text:p>
          </table:table-cell>
          <table:table-cell office:value-type="float" office:value="0.012501000717">
            <text:p>0,0125010007</text:p>
          </table:table-cell>
          <table:table-cell table:style-name="ce2" office:value-type="string">
            <text:p>h</text:p>
          </table:table-cell>
          <table:table-cell table:formula="of:=[.B43]*[.$C$2]" office:value-type="float" office:value="5.59404581117413">
            <text:p>5,5940458112</text:p>
          </table:table-cell>
          <table:table-cell table:formula="of:=[.C43]*[.$D$3]" office:value-type="float" office:value="4.53852218676078">
            <text:p>4,5385221868</text:p>
          </table:table-cell>
          <table:table-cell table:formula="of:=[.D43]*[.$E$4]" office:value-type="float" office:value="0.163491837677141">
            <text:p>0,1634918377</text:p>
          </table:table-cell>
          <table:table-cell table:style-name="ce2" office:value-type="string">
            <text:p>h</text:p>
          </table:table-cell>
          <table:table-cell table:formula="of:=[.F43]*[.$G$1]" office:value-type="float" office:value="2.9602417731371">
            <text:p>2,9602417731</text:p>
          </table:table-cell>
          <table:table-cell table:formula="of:=[.G43]*[.$G$1]" office:value-type="float" office:value="2.40168268531553">
            <text:p>2,4016826853</text:p>
          </table:table-cell>
          <table:table-cell table:formula="of:=[.H43]*[.$G$1]" office:value-type="float" office:value="0.0865161608959441">
            <text:p>0,086516160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257555061075">
            <text:p>0,2575550611</text:p>
          </table:table-cell>
          <table:table-cell office:value-type="float" office:value="0.418673037496">
            <text:p>0,4186730375</text:p>
          </table:table-cell>
          <table:table-cell office:value-type="float" office:value="-0.22250570194">
            <text:p>-0,2225057019</text:p>
          </table:table-cell>
          <table:table-cell table:style-name="ce2" office:value-type="string">
            <text:p>h</text:p>
          </table:table-cell>
          <table:table-cell table:formula="of:=[.B44]*[.$C$2]" office:value-type="float" office:value="3.62150746928168">
            <text:p>3,6215074693</text:p>
          </table:table-cell>
          <table:table-cell table:formula="of:=[.C44]*[.$D$3]" office:value-type="float" office:value="7.55654591915781">
            <text:p>7,5565459192</text:p>
          </table:table-cell>
          <table:table-cell table:formula="of:=[.D44]*[.$E$4]" office:value-type="float" office:value="-2.9099963216819">
            <text:p>-2,9099963217</text:p>
          </table:table-cell>
          <table:table-cell table:style-name="ce2" office:value-type="string">
            <text:p>h</text:p>
          </table:table-cell>
          <table:table-cell table:formula="of:=[.F44]*[.$G$1]" office:value-type="float" office:value="1.91641935982743">
            <text:p>1,9164193598</text:p>
          </table:table-cell>
          <table:table-cell table:formula="of:=[.G44]*[.$G$1]" office:value-type="float" office:value="3.9987521814421">
            <text:p>3,9987521814</text:p>
          </table:table-cell>
          <table:table-cell table:formula="of:=[.H44]*[.$G$1]" office:value-type="float" office:value="-1.53990384810775">
            <text:p>-1,5399038481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638908045603">
            <text:p>0,6389080456</text:p>
          </table:table-cell>
          <table:table-cell office:value-type="float" office:value="0.334869027827">
            <text:p>0,3348690278</text:p>
          </table:table-cell>
          <table:table-cell office:value-type="float" office:value="0.235192442305">
            <text:p>0,2351924423</text:p>
          </table:table-cell>
          <table:table-cell table:style-name="ce2" office:value-type="string">
            <text:p>h</text:p>
          </table:table-cell>
          <table:table-cell table:formula="of:=[.B45]*[.$C$2]" office:value-type="float" office:value="8.98374992002834">
            <text:p>8,98374992</text:p>
          </table:table-cell>
          <table:table-cell table:formula="of:=[.C45]*[.$D$3]" office:value-type="float" office:value="6.04398410944396">
            <text:p>6,0439841094</text:p>
          </table:table-cell>
          <table:table-cell table:formula="of:=[.D45]*[.$E$4]" office:value-type="float" office:value="3.07591731819748">
            <text:p>3,0759173182</text:p>
          </table:table-cell>
          <table:table-cell table:style-name="ce2" office:value-type="string">
            <text:p>h</text:p>
          </table:table-cell>
          <table:table-cell table:formula="of:=[.F45]*[.$G$1]" office:value-type="float" office:value="4.75399606838457">
            <text:p>4,7539960684</text:p>
          </table:table-cell>
          <table:table-cell table:formula="of:=[.G45]*[.$G$1]" office:value-type="float" office:value="3.19833888403527">
            <text:p>3,198338884</text:p>
          </table:table-cell>
          <table:table-cell table:formula="of:=[.H45]*[.$G$1]" office:value-type="float" office:value="1.6277054645952">
            <text:p>1,6277054646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602161579736">
            <text:p>0,6021615797</text:p>
          </table:table-cell>
          <table:table-cell office:value-type="float" office:value="0.748541610148">
            <text:p>0,7485416101</text:p>
          </table:table-cell>
          <table:table-cell office:value-type="float" office:value="-0.012501000717">
            <text:p>-0,0125010007</text:p>
          </table:table-cell>
          <table:table-cell table:style-name="ce2" office:value-type="string">
            <text:p>h</text:p>
          </table:table-cell>
          <table:table-cell table:formula="of:=[.B46]*[.$C$2]" office:value-type="float" office:value="8.46705418882587">
            <text:p>8,4670541888</text:p>
          </table:table-cell>
          <table:table-cell table:formula="of:=[.C46]*[.$D$3]" office:value-type="float" office:value="13.5102778132392">
            <text:p>13,5102778132</text:p>
          </table:table-cell>
          <table:table-cell table:formula="of:=[.D46]*[.$E$4]" office:value-type="float" office:value="-0.163491837677141">
            <text:p>-0,1634918377</text:p>
          </table:table-cell>
          <table:table-cell table:style-name="ce2" office:value-type="string">
            <text:p>h</text:p>
          </table:table-cell>
          <table:table-cell table:formula="of:=[.F46]*[.$G$1]" office:value-type="float" office:value="4.4805724427768">
            <text:p>4,4805724428</text:p>
          </table:table-cell>
          <table:table-cell table:formula="of:=[.G46]*[.$G$1]" office:value-type="float" office:value="7.14933164643567">
            <text:p>7,1493316464</text:p>
          </table:table-cell>
          <table:table-cell table:formula="of:=[.H46]*[.$G$1]" office:value-type="float" office:value="-0.0865161608959441">
            <text:p>-0,086516160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742444938925">
            <text:p>0,7424449389</text:p>
          </table:table-cell>
          <table:table-cell office:value-type="float" office:value="0.581326962504">
            <text:p>0,5813269625</text:p>
          </table:table-cell>
          <table:table-cell office:value-type="float" office:value="0.22250570194">
            <text:p>0,2225057019</text:p>
          </table:table-cell>
          <table:table-cell table:style-name="ce2" office:value-type="string">
            <text:p>h</text:p>
          </table:table-cell>
          <table:table-cell table:formula="of:=[.B47]*[.$C$2]" office:value-type="float" office:value="10.4395925307183">
            <text:p>10,4395925307</text:p>
          </table:table-cell>
          <table:table-cell table:formula="of:=[.C47]*[.$D$3]" office:value-type="float" office:value="10.4922540808422">
            <text:p>10,4922540808</text:p>
          </table:table-cell>
          <table:table-cell table:formula="of:=[.D47]*[.$E$4]" office:value-type="float" office:value="2.9099963216819">
            <text:p>2,9099963217</text:p>
          </table:table-cell>
          <table:table-cell table:style-name="ce2" office:value-type="string">
            <text:p>h</text:p>
          </table:table-cell>
          <table:table-cell table:formula="of:=[.F47]*[.$G$1]" office:value-type="float" office:value="5.52439485608647">
            <text:p>5,5243948561</text:p>
          </table:table-cell>
          <table:table-cell table:formula="of:=[.G47]*[.$G$1]" office:value-type="float" office:value="5.5522621503091">
            <text:p>5,5522621503</text:p>
          </table:table-cell>
          <table:table-cell table:formula="of:=[.H47]*[.$G$1]" office:value-type="float" office:value="1.53990384810775">
            <text:p>1,5399038481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361091954397">
            <text:p>0,3610919544</text:p>
          </table:table-cell>
          <table:table-cell office:value-type="float" office:value="0.665130972173">
            <text:p>0,6651309722</text:p>
          </table:table-cell>
          <table:table-cell office:value-type="float" office:value="-0.235192442305">
            <text:p>-0,2351924423</text:p>
          </table:table-cell>
          <table:table-cell table:style-name="ce2" office:value-type="string">
            <text:p>h</text:p>
          </table:table-cell>
          <table:table-cell table:formula="of:=[.B48]*[.$C$2]" office:value-type="float" office:value="5.07735007997166">
            <text:p>5,07735008</text:p>
          </table:table-cell>
          <table:table-cell table:formula="of:=[.C48]*[.$D$3]" office:value-type="float" office:value="12.004815890556">
            <text:p>12,0048158906</text:p>
          </table:table-cell>
          <table:table-cell table:formula="of:=[.D48]*[.$E$4]" office:value-type="float" office:value="-3.07591731819748">
            <text:p>-3,0759173182</text:p>
          </table:table-cell>
          <table:table-cell table:style-name="ce2" office:value-type="string">
            <text:p>h</text:p>
          </table:table-cell>
          <table:table-cell table:formula="of:=[.F48]*[.$G$1]" office:value-type="float" office:value="2.68681814752933">
            <text:p>2,6868181475</text:p>
          </table:table-cell>
          <table:table-cell table:formula="of:=[.G48]*[.$G$1]" office:value-type="float" office:value="6.35267544771593">
            <text:p>6,3526754477</text:p>
          </table:table-cell>
          <table:table-cell table:formula="of:=[.H48]*[.$G$1]" office:value-type="float" office:value="-1.6277054645952">
            <text:p>-1,6277054646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102161579736">
            <text:p>0,1021615797</text:p>
          </table:table-cell>
          <table:table-cell office:value-type="float" office:value="0.748541610148">
            <text:p>0,7485416101</text:p>
          </table:table-cell>
          <table:table-cell office:value-type="float" office:value="0.512501000717">
            <text:p>0,5125010007</text:p>
          </table:table-cell>
          <table:table-cell table:style-name="ce2" office:value-type="string">
            <text:p>h</text:p>
          </table:table-cell>
          <table:table-cell table:formula="of:=[.B49]*[.$C$2]" office:value-type="float" office:value="1.43650418882587">
            <text:p>1,4365041888</text:p>
          </table:table-cell>
          <table:table-cell table:formula="of:=[.C49]*[.$D$3]" office:value-type="float" office:value="13.5102778132392">
            <text:p>13,5102778132</text:p>
          </table:table-cell>
          <table:table-cell table:formula="of:=[.D49]*[.$E$4]" office:value-type="float" office:value="6.70264183767714">
            <text:p>6,7026418377</text:p>
          </table:table-cell>
          <table:table-cell table:style-name="ce2" office:value-type="string">
            <text:p>h</text:p>
          </table:table-cell>
          <table:table-cell table:formula="of:=[.F49]*[.$G$1]" office:value-type="float" office:value="0.76016533481985">
            <text:p>0,7601653348</text:p>
          </table:table-cell>
          <table:table-cell table:formula="of:=[.G49]*[.$G$1]" office:value-type="float" office:value="7.14933164643567">
            <text:p>7,1493316464</text:p>
          </table:table-cell>
          <table:table-cell table:formula="of:=[.H49]*[.$G$1]" office:value-type="float" office:value="3.54688556869429">
            <text:p>3,5468855687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242444938925">
            <text:p>0,2424449389</text:p>
          </table:table-cell>
          <table:table-cell office:value-type="float" office:value="0.581326962504">
            <text:p>0,5813269625</text:p>
          </table:table-cell>
          <table:table-cell office:value-type="float" office:value="0.27749429806">
            <text:p>0,2774942981</text:p>
          </table:table-cell>
          <table:table-cell table:style-name="ce2" office:value-type="string">
            <text:p>h</text:p>
          </table:table-cell>
          <table:table-cell table:formula="of:=[.B50]*[.$C$2]" office:value-type="float" office:value="3.40904253071832">
            <text:p>3,4090425307</text:p>
          </table:table-cell>
          <table:table-cell table:formula="of:=[.C50]*[.$D$3]" office:value-type="float" office:value="10.4922540808422">
            <text:p>10,4922540808</text:p>
          </table:table-cell>
          <table:table-cell table:formula="of:=[.D50]*[.$E$4]" office:value-type="float" office:value="3.6291536783181">
            <text:p>3,6291536783</text:p>
          </table:table-cell>
          <table:table-cell table:style-name="ce2" office:value-type="string">
            <text:p>h</text:p>
          </table:table-cell>
          <table:table-cell table:formula="of:=[.F50]*[.$G$1]" office:value-type="float" office:value="1.80398774812952">
            <text:p>1,8039877481</text:p>
          </table:table-cell>
          <table:table-cell table:formula="of:=[.G50]*[.$G$1]" office:value-type="float" office:value="5.5522621503091">
            <text:p>5,5522621503</text:p>
          </table:table-cell>
          <table:table-cell table:formula="of:=[.H50]*[.$G$1]" office:value-type="float" office:value="1.9204655596906">
            <text:p>1,9204655597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138908045603">
            <text:p>-0,1389080456</text:p>
          </table:table-cell>
          <table:table-cell office:value-type="float" office:value="0.665130972173">
            <text:p>0,6651309722</text:p>
          </table:table-cell>
          <table:table-cell office:value-type="float" office:value="0.735192442305">
            <text:p>0,7351924423</text:p>
          </table:table-cell>
          <table:table-cell table:style-name="ce2" office:value-type="string">
            <text:p>h</text:p>
          </table:table-cell>
          <table:table-cell table:formula="of:=[.B51]*[.$C$2]" office:value-type="float" office:value="-1.95319992002834">
            <text:p>-1,95319992</text:p>
          </table:table-cell>
          <table:table-cell table:formula="of:=[.C51]*[.$D$3]" office:value-type="float" office:value="12.004815890556">
            <text:p>12,0048158906</text:p>
          </table:table-cell>
          <table:table-cell table:formula="of:=[.D51]*[.$E$4]" office:value-type="float" office:value="9.61506731819748">
            <text:p>9,6150673182</text:p>
          </table:table-cell>
          <table:table-cell table:style-name="ce2" office:value-type="string">
            <text:p>h</text:p>
          </table:table-cell>
          <table:table-cell table:formula="of:=[.F51]*[.$G$1]" office:value-type="float" office:value="-1.03358896042762">
            <text:p>-1,0335889604</text:p>
          </table:table-cell>
          <table:table-cell table:formula="of:=[.G51]*[.$G$1]" office:value-type="float" office:value="6.35267544771593">
            <text:p>6,3526754477</text:p>
          </table:table-cell>
          <table:table-cell table:formula="of:=[.H51]*[.$G$1]" office:value-type="float" office:value="5.08807487239355">
            <text:p>5,0880748724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102161579736">
            <text:p>-0,1021615797</text:p>
          </table:table-cell>
          <table:table-cell office:value-type="float" office:value="0.251458389852">
            <text:p>0,2514583899</text:p>
          </table:table-cell>
          <table:table-cell office:value-type="float" office:value="0.487498999283">
            <text:p>0,4874989993</text:p>
          </table:table-cell>
          <table:table-cell table:style-name="ce2" office:value-type="string">
            <text:p>h</text:p>
          </table:table-cell>
          <table:table-cell table:formula="of:=[.B52]*[.$C$2]" office:value-type="float" office:value="-1.43650418882587">
            <text:p>-1,4365041888</text:p>
          </table:table-cell>
          <table:table-cell table:formula="of:=[.C52]*[.$D$3]" office:value-type="float" office:value="4.53852218676078">
            <text:p>4,5385221868</text:p>
          </table:table-cell>
          <table:table-cell table:formula="of:=[.D52]*[.$E$4]" office:value-type="float" office:value="6.37565816232286">
            <text:p>6,3756581623</text:p>
          </table:table-cell>
          <table:table-cell table:style-name="ce2" office:value-type="string">
            <text:p>h</text:p>
          </table:table-cell>
          <table:table-cell table:formula="of:=[.F52]*[.$G$1]" office:value-type="float" office:value="-0.76016533481985">
            <text:p>-0,7601653348</text:p>
          </table:table-cell>
          <table:table-cell table:formula="of:=[.G52]*[.$G$1]" office:value-type="float" office:value="2.40168268531553">
            <text:p>2,4016826853</text:p>
          </table:table-cell>
          <table:table-cell table:formula="of:=[.H52]*[.$G$1]" office:value-type="float" office:value="3.37385324690241">
            <text:p>3,373853246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242444938925">
            <text:p>-0,2424449389</text:p>
          </table:table-cell>
          <table:table-cell office:value-type="float" office:value="0.418673037496">
            <text:p>0,4186730375</text:p>
          </table:table-cell>
          <table:table-cell office:value-type="float" office:value="0.72250570194">
            <text:p>0,7225057019</text:p>
          </table:table-cell>
          <table:table-cell table:style-name="ce2" office:value-type="string">
            <text:p>h</text:p>
          </table:table-cell>
          <table:table-cell table:formula="of:=[.B53]*[.$C$2]" office:value-type="float" office:value="-3.40904253071832">
            <text:p>-3,4090425307</text:p>
          </table:table-cell>
          <table:table-cell table:formula="of:=[.C53]*[.$D$3]" office:value-type="float" office:value="7.55654591915781">
            <text:p>7,5565459192</text:p>
          </table:table-cell>
          <table:table-cell table:formula="of:=[.D53]*[.$E$4]" office:value-type="float" office:value="9.4491463216819">
            <text:p>9,4491463217</text:p>
          </table:table-cell>
          <table:table-cell table:style-name="ce2" office:value-type="string">
            <text:p>h</text:p>
          </table:table-cell>
          <table:table-cell table:formula="of:=[.F53]*[.$G$1]" office:value-type="float" office:value="-1.80398774812952">
            <text:p>-1,8039877481</text:p>
          </table:table-cell>
          <table:table-cell table:formula="of:=[.G53]*[.$G$1]" office:value-type="float" office:value="3.9987521814421">
            <text:p>3,9987521814</text:p>
          </table:table-cell>
          <table:table-cell table:formula="of:=[.H53]*[.$G$1]" office:value-type="float" office:value="5.0002732559061">
            <text:p>5,000273255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138908045603">
            <text:p>0,1389080456</text:p>
          </table:table-cell>
          <table:table-cell office:value-type="float" office:value="0.334869027827">
            <text:p>0,3348690278</text:p>
          </table:table-cell>
          <table:table-cell office:value-type="float" office:value="0.264807557695">
            <text:p>0,2648075577</text:p>
          </table:table-cell>
          <table:table-cell table:style-name="ce2" office:value-type="string">
            <text:p>h</text:p>
          </table:table-cell>
          <table:table-cell table:formula="of:=[.B54]*[.$C$2]" office:value-type="float" office:value="1.95319992002834">
            <text:p>1,95319992</text:p>
          </table:table-cell>
          <table:table-cell table:formula="of:=[.C54]*[.$D$3]" office:value-type="float" office:value="6.04398410944396">
            <text:p>6,0439841094</text:p>
          </table:table-cell>
          <table:table-cell table:formula="of:=[.D54]*[.$E$4]" office:value-type="float" office:value="3.46323268180252">
            <text:p>3,4632326818</text:p>
          </table:table-cell>
          <table:table-cell table:style-name="ce2" office:value-type="string">
            <text:p>h</text:p>
          </table:table-cell>
          <table:table-cell table:formula="of:=[.F54]*[.$G$1]" office:value-type="float" office:value="1.03358896042762">
            <text:p>1,0335889604</text:p>
          </table:table-cell>
          <table:table-cell table:formula="of:=[.G54]*[.$G$1]" office:value-type="float" office:value="3.19833888403527">
            <text:p>3,198338884</text:p>
          </table:table-cell>
          <table:table-cell table:formula="of:=[.H54]*[.$G$1]" office:value-type="float" office:value="1.83266394320315">
            <text:p>1,8326639432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</text:p>
          </table:table-cell>
          <table:table-cell office:value-type="float" office:value="-0.057410421">
            <text:p>-0,057410421</text:p>
          </table:table-cell>
          <table:table-cell office:value-type="float" office:value="0.139168687">
            <text:p>0,139168687</text:p>
          </table:table-cell>
          <table:table-cell office:value-type="float" office:value="-0.006735976">
            <text:p>-0,006735976</text:p>
          </table:table-cell>
          <table:table-cell table:style-name="ce2" office:value-type="string">
            <text:p>C</text:p>
          </table:table-cell>
          <table:table-cell table:formula="of:=[.B56]*[.$C$2]" office:value-type="float" office:value="-0.8072536707231">
            <text:p>-0,8072536707</text:p>
          </table:table-cell>
          <table:table-cell table:formula="of:=[.C56]*[.$D$3]" office:value-type="float" office:value="2.5118277979256">
            <text:p>2,5118277979</text:p>
          </table:table-cell>
          <table:table-cell table:formula="of:=[.D56]*[.$E$4]" office:value-type="float" office:value="-0.0880951149208">
            <text:p>-0,0880951149</text:p>
          </table:table-cell>
          <table:table-cell table:style-name="ce2" office:value-type="string">
            <text:p>C</text:p>
          </table:table-cell>
          <table:table-cell table:formula="of:=[.F56]*[.$G$1]" office:value-type="float" office:value="-0.427180276718402">
            <text:p>-0,4271802767</text:p>
          </table:table-cell>
          <table:table-cell table:formula="of:=[.G56]*[.$G$1]" office:value-type="float" office:value="1.329202124068">
            <text:p>1,3292021241</text:p>
          </table:table-cell>
          <table:table-cell table:formula="of:=[.H56]*[.$G$1]" office:value-type="float" office:value="-0.0466179305641278">
            <text:p>-0,0466179306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13561856">
            <text:p>-0,13561856</text:p>
          </table:table-cell>
          <table:table-cell office:value-type="float" office:value="0.046260783">
            <text:p>0,046260783</text:p>
          </table:table-cell>
          <table:table-cell office:value-type="float" office:value="0.124566794">
            <text:p>0,124566794</text:p>
          </table:table-cell>
          <table:table-cell table:style-name="ce2" office:value-type="string">
            <text:p>C</text:p>
          </table:table-cell>
          <table:table-cell table:formula="of:=[.B57]*[.$C$2]" office:value-type="float" office:value="-1.906946134016">
            <text:p>-1,906946134</text:p>
          </table:table-cell>
          <table:table-cell table:formula="of:=[.C57]*[.$D$3]" office:value-type="float" office:value="0.8349516202104">
            <text:p>0,8349516202</text:p>
          </table:table-cell>
          <table:table-cell table:formula="of:=[.D57]*[.$E$4]" office:value-type="float" office:value="1.6291219019702">
            <text:p>1,629121902</text:p>
          </table:table-cell>
          <table:table-cell table:style-name="ce2" office:value-type="string">
            <text:p>C</text:p>
          </table:table-cell>
          <table:table-cell table:formula="of:=[.F57]*[.$G$1]" office:value-type="float" office:value="-1.00911250918977">
            <text:p>-1,0091125092</text:p>
          </table:table-cell>
          <table:table-cell table:formula="of:=[.G57]*[.$G$1]" office:value-type="float" office:value="0.441837401431032">
            <text:p>0,4418374014</text:p>
          </table:table-cell>
          <table:table-cell table:formula="of:=[.H57]*[.$G$1]" office:value-type="float" office:value="0.862094246370238">
            <text:p>0,8620942464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077892613">
            <text:p>0,077892613</text:p>
          </table:table-cell>
          <table:table-cell office:value-type="float" office:value="0.092783034">
            <text:p>0,092783034</text:p>
          </table:table-cell>
          <table:table-cell office:value-type="float" office:value="-0.131182246">
            <text:p>-0,131182246</text:p>
          </table:table-cell>
          <table:table-cell table:style-name="ce2" office:value-type="string">
            <text:p>C</text:p>
          </table:table-cell>
          <table:table-cell table:formula="of:=[.B58]*[.$C$2]" office:value-type="float" office:value="1.0952558206543">
            <text:p>1,0952558207</text:p>
          </table:table-cell>
          <table:table-cell table:formula="of:=[.C58]*[.$D$3]" office:value-type="float" office:value="1.6746224240592">
            <text:p>1,6746224241</text:p>
          </table:table-cell>
          <table:table-cell table:formula="of:=[.D58]*[.$E$4]" office:value-type="float" office:value="-1.7156407678618">
            <text:p>-1,7156407679</text:p>
          </table:table-cell>
          <table:table-cell table:style-name="ce2" office:value-type="string">
            <text:p>C</text:p>
          </table:table-cell>
          <table:table-cell table:formula="of:=[.F58]*[.$G$1]" office:value-type="float" office:value="0.57958446212508">
            <text:p>0,5795844621</text:p>
          </table:table-cell>
          <table:table-cell table:formula="of:=[.G58]*[.$G$1]" office:value-type="float" office:value="0.886172087477359">
            <text:p>0,8861720875</text:p>
          </table:table-cell>
          <table:table-cell table:formula="of:=[.H58]*[.$G$1]" office:value-type="float" office:value="-0.907878061809355">
            <text:p>-0,9078780618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057410421">
            <text:p>0,057410421</text:p>
          </table:table-cell>
          <table:table-cell office:value-type="float" office:value="-0.139168687">
            <text:p>-0,139168687</text:p>
          </table:table-cell>
          <table:table-cell office:value-type="float" office:value="0.006735976">
            <text:p>0,006735976</text:p>
          </table:table-cell>
          <table:table-cell table:style-name="ce2" office:value-type="string">
            <text:p>C</text:p>
          </table:table-cell>
          <table:table-cell table:formula="of:=[.B59]*[.$C$2]" office:value-type="float" office:value="0.8072536707231">
            <text:p>0,8072536707</text:p>
          </table:table-cell>
          <table:table-cell table:formula="of:=[.C59]*[.$D$3]" office:value-type="float" office:value="-2.5118277979256">
            <text:p>-2,5118277979</text:p>
          </table:table-cell>
          <table:table-cell table:formula="of:=[.D59]*[.$E$4]" office:value-type="float" office:value="0.0880951149208">
            <text:p>0,0880951149</text:p>
          </table:table-cell>
          <table:table-cell table:style-name="ce2" office:value-type="string">
            <text:p>C</text:p>
          </table:table-cell>
          <table:table-cell table:formula="of:=[.F59]*[.$G$1]" office:value-type="float" office:value="0.427180276718402">
            <text:p>0,4271802767</text:p>
          </table:table-cell>
          <table:table-cell table:formula="of:=[.G59]*[.$G$1]" office:value-type="float" office:value="-1.329202124068">
            <text:p>-1,3292021241</text:p>
          </table:table-cell>
          <table:table-cell table:formula="of:=[.H59]*[.$G$1]" office:value-type="float" office:value="0.0466179305641278">
            <text:p>0,0466179306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13561856">
            <text:p>0,13561856</text:p>
          </table:table-cell>
          <table:table-cell office:value-type="float" office:value="-0.046260783">
            <text:p>-0,046260783</text:p>
          </table:table-cell>
          <table:table-cell office:value-type="float" office:value="-0.124566794">
            <text:p>-0,124566794</text:p>
          </table:table-cell>
          <table:table-cell table:style-name="ce2" office:value-type="string">
            <text:p>C</text:p>
          </table:table-cell>
          <table:table-cell table:formula="of:=[.B60]*[.$C$2]" office:value-type="float" office:value="1.906946134016">
            <text:p>1,906946134</text:p>
          </table:table-cell>
          <table:table-cell table:formula="of:=[.C60]*[.$D$3]" office:value-type="float" office:value="-0.8349516202104">
            <text:p>-0,8349516202</text:p>
          </table:table-cell>
          <table:table-cell table:formula="of:=[.D60]*[.$E$4]" office:value-type="float" office:value="-1.6291219019702">
            <text:p>-1,629121902</text:p>
          </table:table-cell>
          <table:table-cell table:style-name="ce2" office:value-type="string">
            <text:p>C</text:p>
          </table:table-cell>
          <table:table-cell table:formula="of:=[.F60]*[.$G$1]" office:value-type="float" office:value="1.00911250918977">
            <text:p>1,0091125092</text:p>
          </table:table-cell>
          <table:table-cell table:formula="of:=[.G60]*[.$G$1]" office:value-type="float" office:value="-0.441837401431032">
            <text:p>-0,4418374014</text:p>
          </table:table-cell>
          <table:table-cell table:formula="of:=[.H60]*[.$G$1]" office:value-type="float" office:value="-0.862094246370238">
            <text:p>-0,8620942464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077892613">
            <text:p>-0,077892613</text:p>
          </table:table-cell>
          <table:table-cell office:value-type="float" office:value="-0.092783034">
            <text:p>-0,092783034</text:p>
          </table:table-cell>
          <table:table-cell office:value-type="float" office:value="0.131182246">
            <text:p>0,131182246</text:p>
          </table:table-cell>
          <table:table-cell table:style-name="ce2" office:value-type="string">
            <text:p>C</text:p>
          </table:table-cell>
          <table:table-cell table:formula="of:=[.B61]*[.$C$2]" office:value-type="float" office:value="-1.0952558206543">
            <text:p>-1,0952558207</text:p>
          </table:table-cell>
          <table:table-cell table:formula="of:=[.C61]*[.$D$3]" office:value-type="float" office:value="-1.6746224240592">
            <text:p>-1,6746224241</text:p>
          </table:table-cell>
          <table:table-cell table:formula="of:=[.D61]*[.$E$4]" office:value-type="float" office:value="1.7156407678618">
            <text:p>1,7156407679</text:p>
          </table:table-cell>
          <table:table-cell table:style-name="ce2" office:value-type="string">
            <text:p>C</text:p>
          </table:table-cell>
          <table:table-cell table:formula="of:=[.F61]*[.$G$1]" office:value-type="float" office:value="-0.57958446212508">
            <text:p>-0,5795844621</text:p>
          </table:table-cell>
          <table:table-cell table:formula="of:=[.G61]*[.$G$1]" office:value-type="float" office:value="-0.886172087477359">
            <text:p>-0,8861720875</text:p>
          </table:table-cell>
          <table:table-cell table:formula="of:=[.H61]*[.$G$1]" office:value-type="float" office:value="0.907878061809355">
            <text:p>0,9078780618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557410421">
            <text:p>0,557410421</text:p>
          </table:table-cell>
          <table:table-cell office:value-type="float" office:value="-0.139168687">
            <text:p>-0,139168687</text:p>
          </table:table-cell>
          <table:table-cell office:value-type="float" office:value="0.493264024">
            <text:p>0,493264024</text:p>
          </table:table-cell>
          <table:table-cell table:style-name="ce2" office:value-type="string">
            <text:p>C</text:p>
          </table:table-cell>
          <table:table-cell table:formula="of:=[.B62]*[.$C$2]" office:value-type="float" office:value="7.8378036707231">
            <text:p>7,8378036707</text:p>
          </table:table-cell>
          <table:table-cell table:formula="of:=[.C62]*[.$D$3]" office:value-type="float" office:value="-2.5118277979256">
            <text:p>-2,5118277979</text:p>
          </table:table-cell>
          <table:table-cell table:formula="of:=[.D62]*[.$E$4]" office:value-type="float" office:value="6.4510548850792">
            <text:p>6,4510548851</text:p>
          </table:table-cell>
          <table:table-cell table:style-name="ce2" office:value-type="string">
            <text:p>C</text:p>
          </table:table-cell>
          <table:table-cell table:formula="of:=[.F62]*[.$G$1]" office:value-type="float" office:value="4.14758738467535">
            <text:p>4,1475873847</text:p>
          </table:table-cell>
          <table:table-cell table:formula="of:=[.G62]*[.$G$1]" office:value-type="float" office:value="-1.329202124068">
            <text:p>-1,3292021241</text:p>
          </table:table-cell>
          <table:table-cell table:formula="of:=[.H62]*[.$G$1]" office:value-type="float" office:value="3.41375147723422">
            <text:p>3,4137514772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63561856">
            <text:p>0,63561856</text:p>
          </table:table-cell>
          <table:table-cell office:value-type="float" office:value="-0.046260783">
            <text:p>-0,046260783</text:p>
          </table:table-cell>
          <table:table-cell office:value-type="float" office:value="0.624566794">
            <text:p>0,624566794</text:p>
          </table:table-cell>
          <table:table-cell table:style-name="ce2" office:value-type="string">
            <text:p>C</text:p>
          </table:table-cell>
          <table:table-cell table:formula="of:=[.B63]*[.$C$2]" office:value-type="float" office:value="8.937496134016">
            <text:p>8,937496134</text:p>
          </table:table-cell>
          <table:table-cell table:formula="of:=[.C63]*[.$D$3]" office:value-type="float" office:value="-0.8349516202104">
            <text:p>-0,8349516202</text:p>
          </table:table-cell>
          <table:table-cell table:formula="of:=[.D63]*[.$E$4]" office:value-type="float" office:value="8.1682719019702">
            <text:p>8,168271902</text:p>
          </table:table-cell>
          <table:table-cell table:style-name="ce2" office:value-type="string">
            <text:p>C</text:p>
          </table:table-cell>
          <table:table-cell table:formula="of:=[.F63]*[.$G$1]" office:value-type="float" office:value="4.72951961714672">
            <text:p>4,7295196171</text:p>
          </table:table-cell>
          <table:table-cell table:formula="of:=[.G63]*[.$G$1]" office:value-type="float" office:value="-0.441837401431032">
            <text:p>-0,4418374014</text:p>
          </table:table-cell>
          <table:table-cell table:formula="of:=[.H63]*[.$G$1]" office:value-type="float" office:value="4.32246365416859">
            <text:p>4,3224636542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422107387">
            <text:p>0,422107387</text:p>
          </table:table-cell>
          <table:table-cell office:value-type="float" office:value="-0.092783034">
            <text:p>-0,092783034</text:p>
          </table:table-cell>
          <table:table-cell office:value-type="float" office:value="0.368817754">
            <text:p>0,368817754</text:p>
          </table:table-cell>
          <table:table-cell table:style-name="ce2" office:value-type="string">
            <text:p>C</text:p>
          </table:table-cell>
          <table:table-cell table:formula="of:=[.B64]*[.$C$2]" office:value-type="float" office:value="5.9352941793457">
            <text:p>5,9352941793</text:p>
          </table:table-cell>
          <table:table-cell table:formula="of:=[.C64]*[.$D$3]" office:value-type="float" office:value="-1.6746224240592">
            <text:p>-1,6746224241</text:p>
          </table:table-cell>
          <table:table-cell table:formula="of:=[.D64]*[.$E$4]" office:value-type="float" office:value="4.8235092321382">
            <text:p>4,8235092321</text:p>
          </table:table-cell>
          <table:table-cell table:style-name="ce2" office:value-type="string">
            <text:p>C</text:p>
          </table:table-cell>
          <table:table-cell table:formula="of:=[.F64]*[.$G$1]" office:value-type="float" office:value="3.14082264583187">
            <text:p>3,1408226458</text:p>
          </table:table-cell>
          <table:table-cell table:formula="of:=[.G64]*[.$G$1]" office:value-type="float" office:value="-0.886172087477359">
            <text:p>-0,8861720875</text:p>
          </table:table-cell>
          <table:table-cell table:formula="of:=[.H64]*[.$G$1]" office:value-type="float" office:value="2.552491345989">
            <text:p>2,552491346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442589579">
            <text:p>0,442589579</text:p>
          </table:table-cell>
          <table:table-cell office:value-type="float" office:value="0.139168687">
            <text:p>0,139168687</text:p>
          </table:table-cell>
          <table:table-cell office:value-type="float" office:value="0.506735976">
            <text:p>0,506735976</text:p>
          </table:table-cell>
          <table:table-cell table:style-name="ce2" office:value-type="string">
            <text:p>C</text:p>
          </table:table-cell>
          <table:table-cell table:formula="of:=[.B65]*[.$C$2]" office:value-type="float" office:value="6.2232963292769">
            <text:p>6,2232963293</text:p>
          </table:table-cell>
          <table:table-cell table:formula="of:=[.C65]*[.$D$3]" office:value-type="float" office:value="2.5118277979256">
            <text:p>2,5118277979</text:p>
          </table:table-cell>
          <table:table-cell table:formula="of:=[.D65]*[.$E$4]" office:value-type="float" office:value="6.6272451149208">
            <text:p>6,6272451149</text:p>
          </table:table-cell>
          <table:table-cell table:style-name="ce2" office:value-type="string">
            <text:p>C</text:p>
          </table:table-cell>
          <table:table-cell table:formula="of:=[.F65]*[.$G$1]" office:value-type="float" office:value="3.29322683123855">
            <text:p>3,2932268312</text:p>
          </table:table-cell>
          <table:table-cell table:formula="of:=[.G65]*[.$G$1]" office:value-type="float" office:value="1.329202124068">
            <text:p>1,3292021241</text:p>
          </table:table-cell>
          <table:table-cell table:formula="of:=[.H65]*[.$G$1]" office:value-type="float" office:value="3.50698733836248">
            <text:p>3,5069873384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36438144">
            <text:p>0,36438144</text:p>
          </table:table-cell>
          <table:table-cell office:value-type="float" office:value="0.046260783">
            <text:p>0,046260783</text:p>
          </table:table-cell>
          <table:table-cell office:value-type="float" office:value="0.375433206">
            <text:p>0,375433206</text:p>
          </table:table-cell>
          <table:table-cell table:style-name="ce2" office:value-type="string">
            <text:p>C</text:p>
          </table:table-cell>
          <table:table-cell table:formula="of:=[.B66]*[.$C$2]" office:value-type="float" office:value="5.123603865984">
            <text:p>5,123603866</text:p>
          </table:table-cell>
          <table:table-cell table:formula="of:=[.C66]*[.$D$3]" office:value-type="float" office:value="0.8349516202104">
            <text:p>0,8349516202</text:p>
          </table:table-cell>
          <table:table-cell table:formula="of:=[.D66]*[.$E$4]" office:value-type="float" office:value="4.9100280980298">
            <text:p>4,910028098</text:p>
          </table:table-cell>
          <table:table-cell table:style-name="ce2" office:value-type="string">
            <text:p>C</text:p>
          </table:table-cell>
          <table:table-cell table:formula="of:=[.F66]*[.$G$1]" office:value-type="float" office:value="2.71129459876718">
            <text:p>2,7112945988</text:p>
          </table:table-cell>
          <table:table-cell table:formula="of:=[.G66]*[.$G$1]" office:value-type="float" office:value="0.441837401431032">
            <text:p>0,4418374014</text:p>
          </table:table-cell>
          <table:table-cell table:formula="of:=[.H66]*[.$G$1]" office:value-type="float" office:value="2.59827516142811">
            <text:p>2,5982751614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577892613">
            <text:p>0,577892613</text:p>
          </table:table-cell>
          <table:table-cell office:value-type="float" office:value="0.092783034">
            <text:p>0,092783034</text:p>
          </table:table-cell>
          <table:table-cell office:value-type="float" office:value="0.631182246">
            <text:p>0,631182246</text:p>
          </table:table-cell>
          <table:table-cell table:style-name="ce2" office:value-type="string">
            <text:p>C</text:p>
          </table:table-cell>
          <table:table-cell table:formula="of:=[.B67]*[.$C$2]" office:value-type="float" office:value="8.1258058206543">
            <text:p>8,1258058207</text:p>
          </table:table-cell>
          <table:table-cell table:formula="of:=[.C67]*[.$D$3]" office:value-type="float" office:value="1.6746224240592">
            <text:p>1,6746224241</text:p>
          </table:table-cell>
          <table:table-cell table:formula="of:=[.D67]*[.$E$4]" office:value-type="float" office:value="8.2547907678618">
            <text:p>8,2547907679</text:p>
          </table:table-cell>
          <table:table-cell table:style-name="ce2" office:value-type="string">
            <text:p>C</text:p>
          </table:table-cell>
          <table:table-cell table:formula="of:=[.F67]*[.$G$1]" office:value-type="float" office:value="4.29999157008203">
            <text:p>4,2999915701</text:p>
          </table:table-cell>
          <table:table-cell table:formula="of:=[.G67]*[.$G$1]" office:value-type="float" office:value="0.886172087477359">
            <text:p>0,8861720875</text:p>
          </table:table-cell>
          <table:table-cell table:formula="of:=[.H67]*[.$G$1]" office:value-type="float" office:value="4.36824746960771">
            <text:p>4,3682474696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442587983">
            <text:p>0,442587983</text:p>
          </table:table-cell>
          <table:table-cell office:value-type="float" office:value="0.36082584">
            <text:p>0,36082584</text:p>
          </table:table-cell>
          <table:table-cell office:value-type="float" office:value="0.006725248">
            <text:p>0,006725248</text:p>
          </table:table-cell>
          <table:table-cell table:style-name="ce2" office:value-type="string">
            <text:p>C</text:p>
          </table:table-cell>
          <table:table-cell table:formula="of:=[.B68]*[.$C$2]" office:value-type="float" office:value="6.2232738877613">
            <text:p>6,2232738878</text:p>
          </table:table-cell>
          <table:table-cell table:formula="of:=[.C68]*[.$D$3]" office:value-type="float" office:value="6.512473420992">
            <text:p>6,512473421</text:p>
          </table:table-cell>
          <table:table-cell table:formula="of:=[.D68]*[.$E$4]" office:value-type="float" office:value="0.0879548109184">
            <text:p>0,0879548109</text:p>
          </table:table-cell>
          <table:table-cell table:style-name="ce2" office:value-type="string">
            <text:p>C</text:p>
          </table:table-cell>
          <table:table-cell table:formula="of:=[.F68]*[.$G$1]" office:value-type="float" office:value="3.29321495569906">
            <text:p>3,2932149557</text:p>
          </table:table-cell>
          <table:table-cell table:formula="of:=[.G68]*[.$G$1]" office:value-type="float" office:value="3.44625276910617">
            <text:p>3,4462527691</text:p>
          </table:table-cell>
          <table:table-cell table:formula="of:=[.H68]*[.$G$1]" office:value-type="float" office:value="0.0465436848781141">
            <text:p>0,0465436849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364377424">
            <text:p>0,364377424</text:p>
          </table:table-cell>
          <table:table-cell office:value-type="float" office:value="0.453754778">
            <text:p>0,453754778</text:p>
          </table:table-cell>
          <table:table-cell office:value-type="float" office:value="-0.124560788">
            <text:p>-0,124560788</text:p>
          </table:table-cell>
          <table:table-cell table:style-name="ce2" office:value-type="string">
            <text:p>C</text:p>
          </table:table-cell>
          <table:table-cell table:formula="of:=[.B69]*[.$C$2]" office:value-type="float" office:value="5.1235473966064">
            <text:p>5,1235473966</text:p>
          </table:table-cell>
          <table:table-cell table:formula="of:=[.C69]*[.$D$3]" office:value-type="float" office:value="8.1897292371664">
            <text:p>8,1897292372</text:p>
          </table:table-cell>
          <table:table-cell table:formula="of:=[.D69]*[.$E$4]" office:value-type="float" office:value="-1.6290433537004">
            <text:p>-1,6290433537</text:p>
          </table:table-cell>
          <table:table-cell table:style-name="ce2" office:value-type="string">
            <text:p>C</text:p>
          </table:table-cell>
          <table:table-cell table:formula="of:=[.F69]*[.$G$1]" office:value-type="float" office:value="2.71126471645729">
            <text:p>2,7112647165</text:p>
          </table:table-cell>
          <table:table-cell table:formula="of:=[.G69]*[.$G$1]" office:value-type="float" office:value="4.33381838777859">
            <text:p>4,3338183878</text:p>
          </table:table-cell>
          <table:table-cell table:formula="of:=[.H69]*[.$G$1]" office:value-type="float" office:value="-0.862052680412912">
            <text:p>-0,8620526804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577894688">
            <text:p>0,577894688</text:p>
          </table:table-cell>
          <table:table-cell office:value-type="float" office:value="0.40720415">
            <text:p>0,40720415</text:p>
          </table:table-cell>
          <table:table-cell office:value-type="float" office:value="0.131170342">
            <text:p>0,131170342</text:p>
          </table:table-cell>
          <table:table-cell table:style-name="ce2" office:value-type="string">
            <text:p>C</text:p>
          </table:table-cell>
          <table:table-cell table:formula="of:=[.B70]*[.$C$2]" office:value-type="float" office:value="8.1258349974368">
            <text:p>8,1258349974</text:p>
          </table:table-cell>
          <table:table-cell table:formula="of:=[.C70]*[.$D$3]" office:value-type="float" office:value="7.34954626252">
            <text:p>7,3495462625</text:p>
          </table:table-cell>
          <table:table-cell table:formula="of:=[.D70]*[.$E$4]" office:value-type="float" office:value="1.7154850837786">
            <text:p>1,7154850838</text:p>
          </table:table-cell>
          <table:table-cell table:style-name="ce2" office:value-type="string">
            <text:p>C</text:p>
          </table:table-cell>
          <table:table-cell table:formula="of:=[.F70]*[.$G$1]" office:value-type="float" office:value="4.30000700977153">
            <text:p>4,3000070098</text:p>
          </table:table-cell>
          <table:table-cell table:formula="of:=[.G70]*[.$G$1]" office:value-type="float" office:value="3.88921267259857">
            <text:p>3,8892126726</text:p>
          </table:table-cell>
          <table:table-cell table:formula="of:=[.H70]*[.$G$1]" office:value-type="float" office:value="0.907795677334494">
            <text:p>0,9077956773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557412017">
            <text:p>0,557412017</text:p>
          </table:table-cell>
          <table:table-cell office:value-type="float" office:value="0.63917416">
            <text:p>0,63917416</text:p>
          </table:table-cell>
          <table:table-cell office:value-type="float" office:value="-0.006725248">
            <text:p>-0,006725248</text:p>
          </table:table-cell>
          <table:table-cell table:style-name="ce2" office:value-type="string">
            <text:p>C</text:p>
          </table:table-cell>
          <table:table-cell table:formula="of:=[.B71]*[.$C$2]" office:value-type="float" office:value="7.8378261122387">
            <text:p>7,8378261122</text:p>
          </table:table-cell>
          <table:table-cell table:formula="of:=[.C71]*[.$D$3]" office:value-type="float" office:value="11.536326579008">
            <text:p>11,536326579</text:p>
          </table:table-cell>
          <table:table-cell table:formula="of:=[.D71]*[.$E$4]" office:value-type="float" office:value="-0.0879548109184">
            <text:p>-0,0879548109</text:p>
          </table:table-cell>
          <table:table-cell table:style-name="ce2" office:value-type="string">
            <text:p>C</text:p>
          </table:table-cell>
          <table:table-cell table:formula="of:=[.F71]*[.$G$1]" office:value-type="float" office:value="4.14759926021484">
            <text:p>4,1475992602</text:p>
          </table:table-cell>
          <table:table-cell table:formula="of:=[.G71]*[.$G$1]" office:value-type="float" office:value="6.10476156264504">
            <text:p>6,1047615626</text:p>
          </table:table-cell>
          <table:table-cell table:formula="of:=[.H71]*[.$G$1]" office:value-type="float" office:value="-0.0465436848781141">
            <text:p>-0,0465436849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635622576">
            <text:p>0,635622576</text:p>
          </table:table-cell>
          <table:table-cell office:value-type="float" office:value="0.546245222">
            <text:p>0,546245222</text:p>
          </table:table-cell>
          <table:table-cell office:value-type="float" office:value="0.124560788">
            <text:p>0,124560788</text:p>
          </table:table-cell>
          <table:table-cell table:style-name="ce2" office:value-type="string">
            <text:p>C</text:p>
          </table:table-cell>
          <table:table-cell table:formula="of:=[.B72]*[.$C$2]" office:value-type="float" office:value="8.9375526033936">
            <text:p>8,9375526034</text:p>
          </table:table-cell>
          <table:table-cell table:formula="of:=[.C72]*[.$D$3]" office:value-type="float" office:value="9.8590707628336">
            <text:p>9,8590707628</text:p>
          </table:table-cell>
          <table:table-cell table:formula="of:=[.D72]*[.$E$4]" office:value-type="float" office:value="1.6290433537004">
            <text:p>1,6290433537</text:p>
          </table:table-cell>
          <table:table-cell table:style-name="ce2" office:value-type="string">
            <text:p>C</text:p>
          </table:table-cell>
          <table:table-cell table:formula="of:=[.F72]*[.$G$1]" office:value-type="float" office:value="4.72954949945661">
            <text:p>4,7295494995</text:p>
          </table:table-cell>
          <table:table-cell table:formula="of:=[.G72]*[.$G$1]" office:value-type="float" office:value="5.21719594397262">
            <text:p>5,217195944</text:p>
          </table:table-cell>
          <table:table-cell table:formula="of:=[.H72]*[.$G$1]" office:value-type="float" office:value="0.862052680412912">
            <text:p>0,8620526804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422105312">
            <text:p>0,422105312</text:p>
          </table:table-cell>
          <table:table-cell office:value-type="float" office:value="0.59279585">
            <text:p>0,59279585</text:p>
          </table:table-cell>
          <table:table-cell office:value-type="float" office:value="-0.131170342">
            <text:p>-0,131170342</text:p>
          </table:table-cell>
          <table:table-cell table:style-name="ce2" office:value-type="string">
            <text:p>C</text:p>
          </table:table-cell>
          <table:table-cell table:formula="of:=[.B73]*[.$C$2]" office:value-type="float" office:value="5.9352650025632">
            <text:p>5,9352650026</text:p>
          </table:table-cell>
          <table:table-cell table:formula="of:=[.C73]*[.$D$3]" office:value-type="float" office:value="10.69925373748">
            <text:p>10,6992537375</text:p>
          </table:table-cell>
          <table:table-cell table:formula="of:=[.D73]*[.$E$4]" office:value-type="float" office:value="-1.7154850837786">
            <text:p>-1,7154850838</text:p>
          </table:table-cell>
          <table:table-cell table:style-name="ce2" office:value-type="string">
            <text:p>C</text:p>
          </table:table-cell>
          <table:table-cell table:formula="of:=[.F73]*[.$G$1]" office:value-type="float" office:value="3.14080720614237">
            <text:p>3,1408072061</text:p>
          </table:table-cell>
          <table:table-cell table:formula="of:=[.G73]*[.$G$1]" office:value-type="float" office:value="5.66180165915264">
            <text:p>5,6618016592</text:p>
          </table:table-cell>
          <table:table-cell table:formula="of:=[.H73]*[.$G$1]" office:value-type="float" office:value="-0.907795677334494">
            <text:p>-0,9077956773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057412017">
            <text:p>0,057412017</text:p>
          </table:table-cell>
          <table:table-cell office:value-type="float" office:value="0.63917416">
            <text:p>0,63917416</text:p>
          </table:table-cell>
          <table:table-cell office:value-type="float" office:value="0.506725248">
            <text:p>0,506725248</text:p>
          </table:table-cell>
          <table:table-cell table:style-name="ce2" office:value-type="string">
            <text:p>C</text:p>
          </table:table-cell>
          <table:table-cell table:formula="of:=[.B74]*[.$C$2]" office:value-type="float" office:value="0.8072761122387">
            <text:p>0,8072761122</text:p>
          </table:table-cell>
          <table:table-cell table:formula="of:=[.C74]*[.$D$3]" office:value-type="float" office:value="11.536326579008">
            <text:p>11,536326579</text:p>
          </table:table-cell>
          <table:table-cell table:formula="of:=[.D74]*[.$E$4]" office:value-type="float" office:value="6.6271048109184">
            <text:p>6,6271048109</text:p>
          </table:table-cell>
          <table:table-cell table:style-name="ce2" office:value-type="string">
            <text:p>C</text:p>
          </table:table-cell>
          <table:table-cell table:formula="of:=[.F74]*[.$G$1]" office:value-type="float" office:value="0.427192152257891">
            <text:p>0,4271921523</text:p>
          </table:table-cell>
          <table:table-cell table:formula="of:=[.G74]*[.$G$1]" office:value-type="float" office:value="6.10476156264504">
            <text:p>6,1047615626</text:p>
          </table:table-cell>
          <table:table-cell table:formula="of:=[.H74]*[.$G$1]" office:value-type="float" office:value="3.50691309267647">
            <text:p>3,5069130927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135622576">
            <text:p>0,135622576</text:p>
          </table:table-cell>
          <table:table-cell office:value-type="float" office:value="0.546245222">
            <text:p>0,546245222</text:p>
          </table:table-cell>
          <table:table-cell office:value-type="float" office:value="0.375439212">
            <text:p>0,375439212</text:p>
          </table:table-cell>
          <table:table-cell table:style-name="ce2" office:value-type="string">
            <text:p>C</text:p>
          </table:table-cell>
          <table:table-cell table:formula="of:=[.B75]*[.$C$2]" office:value-type="float" office:value="1.9070026033936">
            <text:p>1,9070026034</text:p>
          </table:table-cell>
          <table:table-cell table:formula="of:=[.C75]*[.$D$3]" office:value-type="float" office:value="9.8590707628336">
            <text:p>9,8590707628</text:p>
          </table:table-cell>
          <table:table-cell table:formula="of:=[.D75]*[.$E$4]" office:value-type="float" office:value="4.9101066462996">
            <text:p>4,9101066463</text:p>
          </table:table-cell>
          <table:table-cell table:style-name="ce2" office:value-type="string">
            <text:p>C</text:p>
          </table:table-cell>
          <table:table-cell table:formula="of:=[.F75]*[.$G$1]" office:value-type="float" office:value="1.00914239149966">
            <text:p>1,0091423915</text:p>
          </table:table-cell>
          <table:table-cell table:formula="of:=[.G75]*[.$G$1]" office:value-type="float" office:value="5.21719594397262">
            <text:p>5,217195944</text:p>
          </table:table-cell>
          <table:table-cell table:formula="of:=[.H75]*[.$G$1]" office:value-type="float" office:value="2.59831672738544">
            <text:p>2,5983167274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077894688">
            <text:p>-0,077894688</text:p>
          </table:table-cell>
          <table:table-cell office:value-type="float" office:value="0.59279585">
            <text:p>0,59279585</text:p>
          </table:table-cell>
          <table:table-cell office:value-type="float" office:value="0.631170342">
            <text:p>0,631170342</text:p>
          </table:table-cell>
          <table:table-cell table:style-name="ce2" office:value-type="string">
            <text:p>C</text:p>
          </table:table-cell>
          <table:table-cell table:formula="of:=[.B76]*[.$C$2]" office:value-type="float" office:value="-1.0952849974368">
            <text:p>-1,0952849974</text:p>
          </table:table-cell>
          <table:table-cell table:formula="of:=[.C76]*[.$D$3]" office:value-type="float" office:value="10.69925373748">
            <text:p>10,6992537375</text:p>
          </table:table-cell>
          <table:table-cell table:formula="of:=[.D76]*[.$E$4]" office:value-type="float" office:value="8.2546350837786">
            <text:p>8,2546350838</text:p>
          </table:table-cell>
          <table:table-cell table:style-name="ce2" office:value-type="string">
            <text:p>C</text:p>
          </table:table-cell>
          <table:table-cell table:formula="of:=[.F76]*[.$G$1]" office:value-type="float" office:value="-0.579599901814578">
            <text:p>-0,5795999018</text:p>
          </table:table-cell>
          <table:table-cell table:formula="of:=[.G76]*[.$G$1]" office:value-type="float" office:value="5.66180165915264">
            <text:p>5,6618016592</text:p>
          </table:table-cell>
          <table:table-cell table:formula="of:=[.H76]*[.$G$1]" office:value-type="float" office:value="4.36816508513285">
            <text:p>4,3681650851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057412017">
            <text:p>-0,057412017</text:p>
          </table:table-cell>
          <table:table-cell office:value-type="float" office:value="0.36082584">
            <text:p>0,36082584</text:p>
          </table:table-cell>
          <table:table-cell office:value-type="float" office:value="0.493274752">
            <text:p>0,493274752</text:p>
          </table:table-cell>
          <table:table-cell table:style-name="ce2" office:value-type="string">
            <text:p>C</text:p>
          </table:table-cell>
          <table:table-cell table:formula="of:=[.B77]*[.$C$2]" office:value-type="float" office:value="-0.8072761122387">
            <text:p>-0,8072761122</text:p>
          </table:table-cell>
          <table:table-cell table:formula="of:=[.C77]*[.$D$3]" office:value-type="float" office:value="6.512473420992">
            <text:p>6,512473421</text:p>
          </table:table-cell>
          <table:table-cell table:formula="of:=[.D77]*[.$E$4]" office:value-type="float" office:value="6.4511951890816">
            <text:p>6,4511951891</text:p>
          </table:table-cell>
          <table:table-cell table:style-name="ce2" office:value-type="string">
            <text:p>C</text:p>
          </table:table-cell>
          <table:table-cell table:formula="of:=[.F77]*[.$G$1]" office:value-type="float" office:value="-0.427192152257891">
            <text:p>-0,4271921523</text:p>
          </table:table-cell>
          <table:table-cell table:formula="of:=[.G77]*[.$G$1]" office:value-type="float" office:value="3.44625276910617">
            <text:p>3,4462527691</text:p>
          </table:table-cell>
          <table:table-cell table:formula="of:=[.H77]*[.$G$1]" office:value-type="float" office:value="3.41382572292024">
            <text:p>3,4138257229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-0.135622576">
            <text:p>-0,135622576</text:p>
          </table:table-cell>
          <table:table-cell office:value-type="float" office:value="0.453754778">
            <text:p>0,453754778</text:p>
          </table:table-cell>
          <table:table-cell office:value-type="float" office:value="0.624560788">
            <text:p>0,624560788</text:p>
          </table:table-cell>
          <table:table-cell table:style-name="ce2" office:value-type="string">
            <text:p>C</text:p>
          </table:table-cell>
          <table:table-cell table:formula="of:=[.B78]*[.$C$2]" office:value-type="float" office:value="-1.9070026033936">
            <text:p>-1,9070026034</text:p>
          </table:table-cell>
          <table:table-cell table:formula="of:=[.C78]*[.$D$3]" office:value-type="float" office:value="8.1897292371664">
            <text:p>8,1897292372</text:p>
          </table:table-cell>
          <table:table-cell table:formula="of:=[.D78]*[.$E$4]" office:value-type="float" office:value="8.1681933537004">
            <text:p>8,1681933537</text:p>
          </table:table-cell>
          <table:table-cell table:style-name="ce2" office:value-type="string">
            <text:p>C</text:p>
          </table:table-cell>
          <table:table-cell table:formula="of:=[.F78]*[.$G$1]" office:value-type="float" office:value="-1.00914239149966">
            <text:p>-1,0091423915</text:p>
          </table:table-cell>
          <table:table-cell table:formula="of:=[.G78]*[.$G$1]" office:value-type="float" office:value="4.33381838777859">
            <text:p>4,3338183878</text:p>
          </table:table-cell>
          <table:table-cell table:formula="of:=[.H78]*[.$G$1]" office:value-type="float" office:value="4.32242208821126">
            <text:p>4,3224220882</text:p>
          </table:table-cell>
          <table:table-cell table:number-columns-repeated="1012"/>
        </table:table-row>
        <table:table-row table:style-name="ro4">
          <table:table-cell office:value-type="string">
            <text:p>C</text:p>
          </table:table-cell>
          <table:table-cell office:value-type="float" office:value="0.077894688">
            <text:p>0,077894688</text:p>
          </table:table-cell>
          <table:table-cell office:value-type="float" office:value="0.40720415">
            <text:p>0,40720415</text:p>
          </table:table-cell>
          <table:table-cell office:value-type="float" office:value="0.368829658">
            <text:p>0,368829658</text:p>
          </table:table-cell>
          <table:table-cell table:style-name="ce2" office:value-type="string">
            <text:p>C</text:p>
          </table:table-cell>
          <table:table-cell table:formula="of:=[.B79]*[.$C$2]" office:value-type="float" office:value="1.0952849974368">
            <text:p>1,0952849974</text:p>
          </table:table-cell>
          <table:table-cell table:formula="of:=[.C79]*[.$D$3]" office:value-type="float" office:value="7.34954626252">
            <text:p>7,3495462625</text:p>
          </table:table-cell>
          <table:table-cell table:formula="of:=[.D79]*[.$E$4]" office:value-type="float" office:value="4.8236649162214">
            <text:p>4,8236649162</text:p>
          </table:table-cell>
          <table:table-cell table:style-name="ce2" office:value-type="string">
            <text:p>C</text:p>
          </table:table-cell>
          <table:table-cell table:formula="of:=[.F79]*[.$G$1]" office:value-type="float" office:value="0.579599901814578">
            <text:p>0,5795999018</text:p>
          </table:table-cell>
          <table:table-cell table:formula="of:=[.G79]*[.$G$1]" office:value-type="float" office:value="3.88921267259857">
            <text:p>3,8892126726</text:p>
          </table:table-cell>
          <table:table-cell table:formula="of:=[.H79]*[.$G$1]" office:value-type="float" office:value="2.55257373046386">
            <text:p>2,5525737305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101852533">
            <text:p>-0,101852533</text:p>
          </table:table-cell>
          <table:table-cell office:value-type="float" office:value="0.247912055">
            <text:p>0,247912055</text:p>
          </table:table-cell>
          <table:table-cell office:value-type="float" office:value="-0.012434234">
            <text:p>-0,012434234</text:p>
          </table:table-cell>
          <table:table-cell table:style-name="ce2" office:value-type="string">
            <text:p>H</text:p>
          </table:table-cell>
          <table:table-cell table:formula="of:=[.B80]*[.$C$2]" office:value-type="float" office:value="-1.4321586517663">
            <text:p>-1,4321586518</text:p>
          </table:table-cell>
          <table:table-cell table:formula="of:=[.C80]*[.$D$3]" office:value-type="float" office:value="4.474515098284">
            <text:p>4,4745150983</text:p>
          </table:table-cell>
          <table:table-cell table:formula="of:=[.D80]*[.$E$4]" office:value-type="float" office:value="-0.1626186425222">
            <text:p>-0,1626186425</text:p>
          </table:table-cell>
          <table:table-cell table:style-name="ce2" office:value-type="string">
            <text:p>H</text:p>
          </table:table-cell>
          <table:table-cell table:formula="of:=[.F80]*[.$G$1]" office:value-type="float" office:value="-0.75786577547324">
            <text:p>-0,7578657755</text:p>
          </table:table-cell>
          <table:table-cell table:formula="of:=[.G80]*[.$G$1]" office:value-type="float" office:value="2.36781159031889">
            <text:p>2,3678115903</text:p>
          </table:table-cell>
          <table:table-cell table:formula="of:=[.H80]*[.$G$1]" office:value-type="float" office:value="-0.0860540858860122">
            <text:p>-0,086054085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24186337">
            <text:p>-0,24186337</text:p>
          </table:table-cell>
          <table:table-cell office:value-type="float" office:value="0.081116365">
            <text:p>0,081116365</text:p>
          </table:table-cell>
          <table:table-cell office:value-type="float" office:value="0.22182204">
            <text:p>0,22182204</text:p>
          </table:table-cell>
          <table:table-cell table:style-name="ce2" office:value-type="string">
            <text:p>H</text:p>
          </table:table-cell>
          <table:table-cell table:formula="of:=[.B81]*[.$C$2]" office:value-type="float" office:value="-3.400865031907">
            <text:p>-3,4008650319</text:p>
          </table:table-cell>
          <table:table-cell table:formula="of:=[.C81]*[.$D$3]" office:value-type="float" office:value="1.464053048612">
            <text:p>1,4640530486</text:p>
          </table:table-cell>
          <table:table-cell table:formula="of:=[.D81]*[.$E$4]" office:value-type="float" office:value="2.901055185732">
            <text:p>2,9010551857</text:p>
          </table:table-cell>
          <table:table-cell table:style-name="ce2" office:value-type="string">
            <text:p>H</text:p>
          </table:table-cell>
          <table:table-cell table:formula="of:=[.F81]*[.$G$1]" office:value-type="float" office:value="-1.79966040180484">
            <text:p>-1,7996604018</text:p>
          </table:table-cell>
          <table:table-cell table:formula="of:=[.G81]*[.$G$1]" office:value-type="float" office:value="0.774743564654562">
            <text:p>0,7747435647</text:p>
          </table:table-cell>
          <table:table-cell table:formula="of:=[.H81]*[.$G$1]" office:value-type="float" office:value="1.53517240238284">
            <text:p>1,5351724024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138365784">
            <text:p>0,138365784</text:p>
          </table:table-cell>
          <table:table-cell office:value-type="float" office:value="0.164706943">
            <text:p>0,164706943</text:p>
          </table:table-cell>
          <table:table-cell office:value-type="float" office:value="-0.234515839">
            <text:p>-0,234515839</text:p>
          </table:table-cell>
          <table:table-cell table:style-name="ce2" office:value-type="string">
            <text:p>H</text:p>
          </table:table-cell>
          <table:table-cell table:formula="of:=[.B82]*[.$C$2]" office:value-type="float" office:value="1.9455751254024">
            <text:p>1,9455751254</text:p>
          </table:table-cell>
          <table:table-cell table:formula="of:=[.C82]*[.$D$3]" office:value-type="float" office:value="2.9727626728184">
            <text:p>2,9727626728</text:p>
          </table:table-cell>
          <table:table-cell table:formula="of:=[.D82]*[.$E$4]" office:value-type="float" office:value="-3.0670684971937">
            <text:p>-3,0670684972</text:p>
          </table:table-cell>
          <table:table-cell table:style-name="ce2" office:value-type="string">
            <text:p>H</text:p>
          </table:table-cell>
          <table:table-cell table:formula="of:=[.F82]*[.$G$1]" office:value-type="float" office:value="1.02955409258327">
            <text:p>1,0295540926</text:p>
          </table:table-cell>
          <table:table-cell table:formula="of:=[.G82]*[.$G$1]" office:value-type="float" office:value="1.57311837313193">
            <text:p>1,5731183731</text:p>
          </table:table-cell>
          <table:table-cell table:formula="of:=[.H82]*[.$G$1]" office:value-type="float" office:value="-1.62302286983953">
            <text:p>-1,6230228698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101852533">
            <text:p>0,101852533</text:p>
          </table:table-cell>
          <table:table-cell office:value-type="float" office:value="-0.247912055">
            <text:p>-0,247912055</text:p>
          </table:table-cell>
          <table:table-cell office:value-type="float" office:value="0.012434234">
            <text:p>0,012434234</text:p>
          </table:table-cell>
          <table:table-cell table:style-name="ce2" office:value-type="string">
            <text:p>H</text:p>
          </table:table-cell>
          <table:table-cell table:formula="of:=[.B83]*[.$C$2]" office:value-type="float" office:value="1.4321586517663">
            <text:p>1,4321586518</text:p>
          </table:table-cell>
          <table:table-cell table:formula="of:=[.C83]*[.$D$3]" office:value-type="float" office:value="-4.474515098284">
            <text:p>-4,4745150983</text:p>
          </table:table-cell>
          <table:table-cell table:formula="of:=[.D83]*[.$E$4]" office:value-type="float" office:value="0.1626186425222">
            <text:p>0,1626186425</text:p>
          </table:table-cell>
          <table:table-cell table:style-name="ce2" office:value-type="string">
            <text:p>H</text:p>
          </table:table-cell>
          <table:table-cell table:formula="of:=[.F83]*[.$G$1]" office:value-type="float" office:value="0.75786577547324">
            <text:p>0,7578657755</text:p>
          </table:table-cell>
          <table:table-cell table:formula="of:=[.G83]*[.$G$1]" office:value-type="float" office:value="-2.36781159031889">
            <text:p>-2,3678115903</text:p>
          </table:table-cell>
          <table:table-cell table:formula="of:=[.H83]*[.$G$1]" office:value-type="float" office:value="0.0860540858860122">
            <text:p>0,086054085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24186337">
            <text:p>0,24186337</text:p>
          </table:table-cell>
          <table:table-cell office:value-type="float" office:value="-0.081116365">
            <text:p>-0,081116365</text:p>
          </table:table-cell>
          <table:table-cell office:value-type="float" office:value="-0.22182204">
            <text:p>-0,22182204</text:p>
          </table:table-cell>
          <table:table-cell table:style-name="ce2" office:value-type="string">
            <text:p>H</text:p>
          </table:table-cell>
          <table:table-cell table:formula="of:=[.B84]*[.$C$2]" office:value-type="float" office:value="3.400865031907">
            <text:p>3,4008650319</text:p>
          </table:table-cell>
          <table:table-cell table:formula="of:=[.C84]*[.$D$3]" office:value-type="float" office:value="-1.464053048612">
            <text:p>-1,4640530486</text:p>
          </table:table-cell>
          <table:table-cell table:formula="of:=[.D84]*[.$E$4]" office:value-type="float" office:value="-2.901055185732">
            <text:p>-2,9010551857</text:p>
          </table:table-cell>
          <table:table-cell table:style-name="ce2" office:value-type="string">
            <text:p>H</text:p>
          </table:table-cell>
          <table:table-cell table:formula="of:=[.F84]*[.$G$1]" office:value-type="float" office:value="1.79966040180484">
            <text:p>1,7996604018</text:p>
          </table:table-cell>
          <table:table-cell table:formula="of:=[.G84]*[.$G$1]" office:value-type="float" office:value="-0.774743564654562">
            <text:p>-0,7747435647</text:p>
          </table:table-cell>
          <table:table-cell table:formula="of:=[.H84]*[.$G$1]" office:value-type="float" office:value="-1.53517240238284">
            <text:p>-1,5351724024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138365784">
            <text:p>-0,138365784</text:p>
          </table:table-cell>
          <table:table-cell office:value-type="float" office:value="-0.164706943">
            <text:p>-0,164706943</text:p>
          </table:table-cell>
          <table:table-cell office:value-type="float" office:value="0.234515839">
            <text:p>0,234515839</text:p>
          </table:table-cell>
          <table:table-cell table:style-name="ce2" office:value-type="string">
            <text:p>H</text:p>
          </table:table-cell>
          <table:table-cell table:formula="of:=[.B85]*[.$C$2]" office:value-type="float" office:value="-1.9455751254024">
            <text:p>-1,9455751254</text:p>
          </table:table-cell>
          <table:table-cell table:formula="of:=[.C85]*[.$D$3]" office:value-type="float" office:value="-2.9727626728184">
            <text:p>-2,9727626728</text:p>
          </table:table-cell>
          <table:table-cell table:formula="of:=[.D85]*[.$E$4]" office:value-type="float" office:value="3.0670684971937">
            <text:p>3,0670684972</text:p>
          </table:table-cell>
          <table:table-cell table:style-name="ce2" office:value-type="string">
            <text:p>H</text:p>
          </table:table-cell>
          <table:table-cell table:formula="of:=[.F85]*[.$G$1]" office:value-type="float" office:value="-1.02955409258327">
            <text:p>-1,0295540926</text:p>
          </table:table-cell>
          <table:table-cell table:formula="of:=[.G85]*[.$G$1]" office:value-type="float" office:value="-1.57311837313193">
            <text:p>-1,5731183731</text:p>
          </table:table-cell>
          <table:table-cell table:formula="of:=[.H85]*[.$G$1]" office:value-type="float" office:value="1.62302286983953">
            <text:p>1,6230228698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601852533">
            <text:p>0,601852533</text:p>
          </table:table-cell>
          <table:table-cell office:value-type="float" office:value="-0.247912055">
            <text:p>-0,247912055</text:p>
          </table:table-cell>
          <table:table-cell office:value-type="float" office:value="0.487565766">
            <text:p>0,487565766</text:p>
          </table:table-cell>
          <table:table-cell table:style-name="ce2" office:value-type="string">
            <text:p>H</text:p>
          </table:table-cell>
          <table:table-cell table:formula="of:=[.B86]*[.$C$2]" office:value-type="float" office:value="8.4627086517663">
            <text:p>8,4627086518</text:p>
          </table:table-cell>
          <table:table-cell table:formula="of:=[.C86]*[.$D$3]" office:value-type="float" office:value="-4.474515098284">
            <text:p>-4,4745150983</text:p>
          </table:table-cell>
          <table:table-cell table:formula="of:=[.D86]*[.$E$4]" office:value-type="float" office:value="6.3765313574778">
            <text:p>6,3765313575</text:p>
          </table:table-cell>
          <table:table-cell table:style-name="ce2" office:value-type="string">
            <text:p>H</text:p>
          </table:table-cell>
          <table:table-cell table:formula="of:=[.F86]*[.$G$1]" office:value-type="float" office:value="4.47827288343019">
            <text:p>4,4782728834</text:p>
          </table:table-cell>
          <table:table-cell table:formula="of:=[.G86]*[.$G$1]" office:value-type="float" office:value="-2.36781159031889">
            <text:p>-2,3678115903</text:p>
          </table:table-cell>
          <table:table-cell table:formula="of:=[.H86]*[.$G$1]" office:value-type="float" office:value="3.37431532191234">
            <text:p>3,374315321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74186337">
            <text:p>0,74186337</text:p>
          </table:table-cell>
          <table:table-cell office:value-type="float" office:value="-0.081116365">
            <text:p>-0,081116365</text:p>
          </table:table-cell>
          <table:table-cell office:value-type="float" office:value="0.72182204">
            <text:p>0,72182204</text:p>
          </table:table-cell>
          <table:table-cell table:style-name="ce2" office:value-type="string">
            <text:p>H</text:p>
          </table:table-cell>
          <table:table-cell table:formula="of:=[.B87]*[.$C$2]" office:value-type="float" office:value="10.431415031907">
            <text:p>10,4314150319</text:p>
          </table:table-cell>
          <table:table-cell table:formula="of:=[.C87]*[.$D$3]" office:value-type="float" office:value="-1.464053048612">
            <text:p>-1,4640530486</text:p>
          </table:table-cell>
          <table:table-cell table:formula="of:=[.D87]*[.$E$4]" office:value-type="float" office:value="9.440205185732">
            <text:p>9,4402051857</text:p>
          </table:table-cell>
          <table:table-cell table:style-name="ce2" office:value-type="string">
            <text:p>H</text:p>
          </table:table-cell>
          <table:table-cell table:formula="of:=[.F87]*[.$G$1]" office:value-type="float" office:value="5.52006750976179">
            <text:p>5,5200675098</text:p>
          </table:table-cell>
          <table:table-cell table:formula="of:=[.G87]*[.$G$1]" office:value-type="float" office:value="-0.774743564654562">
            <text:p>-0,7747435647</text:p>
          </table:table-cell>
          <table:table-cell table:formula="of:=[.H87]*[.$G$1]" office:value-type="float" office:value="4.9955418101812">
            <text:p>4,9955418102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361634216">
            <text:p>0,361634216</text:p>
          </table:table-cell>
          <table:table-cell office:value-type="float" office:value="-0.164706943">
            <text:p>-0,164706943</text:p>
          </table:table-cell>
          <table:table-cell office:value-type="float" office:value="0.265484161">
            <text:p>0,265484161</text:p>
          </table:table-cell>
          <table:table-cell table:style-name="ce2" office:value-type="string">
            <text:p>H</text:p>
          </table:table-cell>
          <table:table-cell table:formula="of:=[.B88]*[.$C$2]" office:value-type="float" office:value="5.0849748745976">
            <text:p>5,0849748746</text:p>
          </table:table-cell>
          <table:table-cell table:formula="of:=[.C88]*[.$D$3]" office:value-type="float" office:value="-2.9727626728184">
            <text:p>-2,9727626728</text:p>
          </table:table-cell>
          <table:table-cell table:formula="of:=[.D88]*[.$E$4]" office:value-type="float" office:value="3.4720815028063">
            <text:p>3,4720815028</text:p>
          </table:table-cell>
          <table:table-cell table:style-name="ce2" office:value-type="string">
            <text:p>H</text:p>
          </table:table-cell>
          <table:table-cell table:formula="of:=[.F88]*[.$G$1]" office:value-type="float" office:value="2.69085301537368">
            <text:p>2,6908530154</text:p>
          </table:table-cell>
          <table:table-cell table:formula="of:=[.G88]*[.$G$1]" office:value-type="float" office:value="-1.57311837313193">
            <text:p>-1,5731183731</text:p>
          </table:table-cell>
          <table:table-cell table:formula="of:=[.H88]*[.$G$1]" office:value-type="float" office:value="1.83734653795882">
            <text:p>1,837346538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398147467">
            <text:p>0,398147467</text:p>
          </table:table-cell>
          <table:table-cell office:value-type="float" office:value="0.247912055">
            <text:p>0,247912055</text:p>
          </table:table-cell>
          <table:table-cell office:value-type="float" office:value="0.512434234">
            <text:p>0,512434234</text:p>
          </table:table-cell>
          <table:table-cell table:style-name="ce2" office:value-type="string">
            <text:p>H</text:p>
          </table:table-cell>
          <table:table-cell table:formula="of:=[.B89]*[.$C$2]" office:value-type="float" office:value="5.5983913482337">
            <text:p>5,5983913482</text:p>
          </table:table-cell>
          <table:table-cell table:formula="of:=[.C89]*[.$D$3]" office:value-type="float" office:value="4.474515098284">
            <text:p>4,4745150983</text:p>
          </table:table-cell>
          <table:table-cell table:formula="of:=[.D89]*[.$E$4]" office:value-type="float" office:value="6.7017686425222">
            <text:p>6,7017686425</text:p>
          </table:table-cell>
          <table:table-cell table:style-name="ce2" office:value-type="string">
            <text:p>H</text:p>
          </table:table-cell>
          <table:table-cell table:formula="of:=[.F89]*[.$G$1]" office:value-type="float" office:value="2.96254133248371">
            <text:p>2,9625413325</text:p>
          </table:table-cell>
          <table:table-cell table:formula="of:=[.G89]*[.$G$1]" office:value-type="float" office:value="2.36781159031889">
            <text:p>2,3678115903</text:p>
          </table:table-cell>
          <table:table-cell table:formula="of:=[.H89]*[.$G$1]" office:value-type="float" office:value="3.54642349368436">
            <text:p>3,5464234937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25813663">
            <text:p>0,25813663</text:p>
          </table:table-cell>
          <table:table-cell office:value-type="float" office:value="0.081116365">
            <text:p>0,081116365</text:p>
          </table:table-cell>
          <table:table-cell office:value-type="float" office:value="0.27817796">
            <text:p>0,27817796</text:p>
          </table:table-cell>
          <table:table-cell table:style-name="ce2" office:value-type="string">
            <text:p>H</text:p>
          </table:table-cell>
          <table:table-cell table:formula="of:=[.B90]*[.$C$2]" office:value-type="float" office:value="3.629684968093">
            <text:p>3,6296849681</text:p>
          </table:table-cell>
          <table:table-cell table:formula="of:=[.C90]*[.$D$3]" office:value-type="float" office:value="1.464053048612">
            <text:p>1,4640530486</text:p>
          </table:table-cell>
          <table:table-cell table:formula="of:=[.D90]*[.$E$4]" office:value-type="float" office:value="3.638094814268">
            <text:p>3,6380948143</text:p>
          </table:table-cell>
          <table:table-cell table:style-name="ce2" office:value-type="string">
            <text:p>H</text:p>
          </table:table-cell>
          <table:table-cell table:formula="of:=[.F90]*[.$G$1]" office:value-type="float" office:value="1.92074670615211">
            <text:p>1,9207467062</text:p>
          </table:table-cell>
          <table:table-cell table:formula="of:=[.G90]*[.$G$1]" office:value-type="float" office:value="0.774743564654562">
            <text:p>0,7747435647</text:p>
          </table:table-cell>
          <table:table-cell table:formula="of:=[.H90]*[.$G$1]" office:value-type="float" office:value="1.92519700541551">
            <text:p>1,9251970054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638365784">
            <text:p>0,638365784</text:p>
          </table:table-cell>
          <table:table-cell office:value-type="float" office:value="0.164706943">
            <text:p>0,164706943</text:p>
          </table:table-cell>
          <table:table-cell office:value-type="float" office:value="0.734515839">
            <text:p>0,734515839</text:p>
          </table:table-cell>
          <table:table-cell table:style-name="ce2" office:value-type="string">
            <text:p>H</text:p>
          </table:table-cell>
          <table:table-cell table:formula="of:=[.B91]*[.$C$2]" office:value-type="float" office:value="8.9761251254024">
            <text:p>8,9761251254</text:p>
          </table:table-cell>
          <table:table-cell table:formula="of:=[.C91]*[.$D$3]" office:value-type="float" office:value="2.9727626728184">
            <text:p>2,9727626728</text:p>
          </table:table-cell>
          <table:table-cell table:formula="of:=[.D91]*[.$E$4]" office:value-type="float" office:value="9.6062184971937">
            <text:p>9,6062184972</text:p>
          </table:table-cell>
          <table:table-cell table:style-name="ce2" office:value-type="string">
            <text:p>H</text:p>
          </table:table-cell>
          <table:table-cell table:formula="of:=[.F91]*[.$G$1]" office:value-type="float" office:value="4.74996120054022">
            <text:p>4,7499612005</text:p>
          </table:table-cell>
          <table:table-cell table:formula="of:=[.G91]*[.$G$1]" office:value-type="float" office:value="1.57311837313193">
            <text:p>1,5731183731</text:p>
          </table:table-cell>
          <table:table-cell table:formula="of:=[.H91]*[.$G$1]" office:value-type="float" office:value="5.08339227763788">
            <text:p>5,0833922776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398143502">
            <text:p>0,398143502</text:p>
          </table:table-cell>
          <table:table-cell office:value-type="float" office:value="0.252083604">
            <text:p>0,252083604</text:p>
          </table:table-cell>
          <table:table-cell office:value-type="float" office:value="0.012430771">
            <text:p>0,012430771</text:p>
          </table:table-cell>
          <table:table-cell table:style-name="ce2" office:value-type="string">
            <text:p>H</text:p>
          </table:table-cell>
          <table:table-cell table:formula="of:=[.B92]*[.$C$2]" office:value-type="float" office:value="5.5983355959722">
            <text:p>5,598335596</text:p>
          </table:table-cell>
          <table:table-cell table:formula="of:=[.C92]*[.$D$3]" office:value-type="float" office:value="4.5498065518752">
            <text:p>4,5498065519</text:p>
          </table:table-cell>
          <table:table-cell table:formula="of:=[.D92]*[.$E$4]" office:value-type="float" office:value="0.1625733523693">
            <text:p>0,1625733524</text:p>
          </table:table-cell>
          <table:table-cell table:style-name="ce2" office:value-type="string">
            <text:p>H</text:p>
          </table:table-cell>
          <table:table-cell table:formula="of:=[.F92]*[.$G$1]" office:value-type="float" office:value="2.96251182965534">
            <text:p>2,9625118297</text:p>
          </table:table-cell>
          <table:table-cell table:formula="of:=[.G92]*[.$G$1]" office:value-type="float" office:value="2.40765411460349">
            <text:p>2,4076541146</text:p>
          </table:table-cell>
          <table:table-cell table:formula="of:=[.H92]*[.$G$1]" office:value-type="float" office:value="0.0860301193674938">
            <text:p>0,0860301194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258139627">
            <text:p>0,258139627</text:p>
          </table:table-cell>
          <table:table-cell office:value-type="float" office:value="0.418889395">
            <text:p>0,418889395</text:p>
          </table:table-cell>
          <table:table-cell office:value-type="float" office:value="-0.221819625">
            <text:p>-0,221819625</text:p>
          </table:table-cell>
          <table:table-cell table:style-name="ce2" office:value-type="string">
            <text:p>H</text:p>
          </table:table-cell>
          <table:table-cell table:formula="of:=[.B93]*[.$C$2]" office:value-type="float" office:value="3.6297271092097">
            <text:p>3,6297271092</text:p>
          </table:table-cell>
          <table:table-cell table:formula="of:=[.C93]*[.$D$3]" office:value-type="float" office:value="7.560450912476">
            <text:p>7,5604509125</text:p>
          </table:table-cell>
          <table:table-cell table:formula="of:=[.D93]*[.$E$4]" office:value-type="float" office:value="-2.9010236016375">
            <text:p>-2,9010236016</text:p>
          </table:table-cell>
          <table:table-cell table:style-name="ce2" office:value-type="string">
            <text:p>H</text:p>
          </table:table-cell>
          <table:table-cell table:formula="of:=[.F93]*[.$G$1]" office:value-type="float" office:value="1.92076900627231">
            <text:p>1,9207690063</text:p>
          </table:table-cell>
          <table:table-cell table:formula="of:=[.G93]*[.$G$1]" office:value-type="float" office:value="4.00081861506359">
            <text:p>4,0008186151</text:p>
          </table:table-cell>
          <table:table-cell table:formula="of:=[.H93]*[.$G$1]" office:value-type="float" office:value="-1.5351556887986">
            <text:p>-1,5351556888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638366531">
            <text:p>0,638366531</text:p>
          </table:table-cell>
          <table:table-cell office:value-type="float" office:value="0.335289623">
            <text:p>0,335289623</text:p>
          </table:table-cell>
          <table:table-cell office:value-type="float" office:value="0.234516618">
            <text:p>0,234516618</text:p>
          </table:table-cell>
          <table:table-cell table:style-name="ce2" office:value-type="string">
            <text:p>H</text:p>
          </table:table-cell>
          <table:table-cell table:formula="of:=[.B94]*[.$C$2]" office:value-type="float" office:value="8.9761356290441">
            <text:p>8,976135629</text:p>
          </table:table-cell>
          <table:table-cell table:formula="of:=[.C94]*[.$D$3]" office:value-type="float" office:value="6.0515753476024">
            <text:p>6,0515753476</text:p>
          </table:table-cell>
          <table:table-cell table:formula="of:=[.D94]*[.$E$4]" office:value-type="float" office:value="3.0670786851894">
            <text:p>3,0670786852</text:p>
          </table:table-cell>
          <table:table-cell table:style-name="ce2" office:value-type="string">
            <text:p>H</text:p>
          </table:table-cell>
          <table:table-cell table:formula="of:=[.F94]*[.$G$1]" office:value-type="float" office:value="4.74996675882844">
            <text:p>4,7499667588</text:p>
          </table:table-cell>
          <table:table-cell table:formula="of:=[.G94]*[.$G$1]" office:value-type="float" office:value="3.20235599456046">
            <text:p>3,2023559946</text:p>
          </table:table-cell>
          <table:table-cell table:formula="of:=[.H94]*[.$G$1]" office:value-type="float" office:value="1.62302826109506">
            <text:p>1,6230282611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601856498">
            <text:p>0,601856498</text:p>
          </table:table-cell>
          <table:table-cell office:value-type="float" office:value="0.747916396">
            <text:p>0,747916396</text:p>
          </table:table-cell>
          <table:table-cell office:value-type="float" office:value="-0.012430771">
            <text:p>-0,012430771</text:p>
          </table:table-cell>
          <table:table-cell table:style-name="ce2" office:value-type="string">
            <text:p>H</text:p>
          </table:table-cell>
          <table:table-cell table:formula="of:=[.B95]*[.$C$2]" office:value-type="float" office:value="8.4627644040278">
            <text:p>8,462764404</text:p>
          </table:table-cell>
          <table:table-cell table:formula="of:=[.C95]*[.$D$3]" office:value-type="float" office:value="13.4989934481248">
            <text:p>13,4989934481</text:p>
          </table:table-cell>
          <table:table-cell table:formula="of:=[.D95]*[.$E$4]" office:value-type="float" office:value="-0.1625733523693">
            <text:p>-0,1625733524</text:p>
          </table:table-cell>
          <table:table-cell table:style-name="ce2" office:value-type="string">
            <text:p>H</text:p>
          </table:table-cell>
          <table:table-cell table:formula="of:=[.F95]*[.$G$1]" office:value-type="float" office:value="4.47830238625856">
            <text:p>4,4783023863</text:p>
          </table:table-cell>
          <table:table-cell table:formula="of:=[.G95]*[.$G$1]" office:value-type="float" office:value="7.14336021714771">
            <text:p>7,1433602171</text:p>
          </table:table-cell>
          <table:table-cell table:formula="of:=[.H95]*[.$G$1]" office:value-type="float" office:value="-0.0860301193674938">
            <text:p>-0,0860301194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741860373">
            <text:p>0,741860373</text:p>
          </table:table-cell>
          <table:table-cell office:value-type="float" office:value="0.581110605">
            <text:p>0,581110605</text:p>
          </table:table-cell>
          <table:table-cell office:value-type="float" office:value="0.221819625">
            <text:p>0,221819625</text:p>
          </table:table-cell>
          <table:table-cell table:style-name="ce2" office:value-type="string">
            <text:p>H</text:p>
          </table:table-cell>
          <table:table-cell table:formula="of:=[.B96]*[.$C$2]" office:value-type="float" office:value="10.4313728907903">
            <text:p>10,4313728908</text:p>
          </table:table-cell>
          <table:table-cell table:formula="of:=[.C96]*[.$D$3]" office:value-type="float" office:value="10.488349087524">
            <text:p>10,4883490875</text:p>
          </table:table-cell>
          <table:table-cell table:formula="of:=[.D96]*[.$E$4]" office:value-type="float" office:value="2.9010236016375">
            <text:p>2,9010236016</text:p>
          </table:table-cell>
          <table:table-cell table:style-name="ce2" office:value-type="string">
            <text:p>H</text:p>
          </table:table-cell>
          <table:table-cell table:formula="of:=[.F96]*[.$G$1]" office:value-type="float" office:value="5.52004520964159">
            <text:p>5,5200452096</text:p>
          </table:table-cell>
          <table:table-cell table:formula="of:=[.G96]*[.$G$1]" office:value-type="float" office:value="5.55019571668761">
            <text:p>5,5501957167</text:p>
          </table:table-cell>
          <table:table-cell table:formula="of:=[.H96]*[.$G$1]" office:value-type="float" office:value="1.5351556887986">
            <text:p>1,5351556888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361633469">
            <text:p>0,361633469</text:p>
          </table:table-cell>
          <table:table-cell office:value-type="float" office:value="0.664710377">
            <text:p>0,664710377</text:p>
          </table:table-cell>
          <table:table-cell office:value-type="float" office:value="-0.234516618">
            <text:p>-0,234516618</text:p>
          </table:table-cell>
          <table:table-cell table:style-name="ce2" office:value-type="string">
            <text:p>H</text:p>
          </table:table-cell>
          <table:table-cell table:formula="of:=[.B97]*[.$C$2]" office:value-type="float" office:value="5.0849643709559">
            <text:p>5,084964371</text:p>
          </table:table-cell>
          <table:table-cell table:formula="of:=[.C97]*[.$D$3]" office:value-type="float" office:value="11.9972246523976">
            <text:p>11,9972246524</text:p>
          </table:table-cell>
          <table:table-cell table:formula="of:=[.D97]*[.$E$4]" office:value-type="float" office:value="-3.0670786851894">
            <text:p>-3,0670786852</text:p>
          </table:table-cell>
          <table:table-cell table:style-name="ce2" office:value-type="string">
            <text:p>H</text:p>
          </table:table-cell>
          <table:table-cell table:formula="of:=[.F97]*[.$G$1]" office:value-type="float" office:value="2.69084745708546">
            <text:p>2,6908474571</text:p>
          </table:table-cell>
          <table:table-cell table:formula="of:=[.G97]*[.$G$1]" office:value-type="float" office:value="6.34865833719074">
            <text:p>6,3486583372</text:p>
          </table:table-cell>
          <table:table-cell table:formula="of:=[.H97]*[.$G$1]" office:value-type="float" office:value="-1.62302826109506">
            <text:p>-1,6230282611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101856498">
            <text:p>0,101856498</text:p>
          </table:table-cell>
          <table:table-cell office:value-type="float" office:value="0.747916396">
            <text:p>0,747916396</text:p>
          </table:table-cell>
          <table:table-cell office:value-type="float" office:value="0.512430771">
            <text:p>0,512430771</text:p>
          </table:table-cell>
          <table:table-cell table:style-name="ce2" office:value-type="string">
            <text:p>H</text:p>
          </table:table-cell>
          <table:table-cell table:formula="of:=[.B98]*[.$C$2]" office:value-type="float" office:value="1.4322144040278">
            <text:p>1,432214404</text:p>
          </table:table-cell>
          <table:table-cell table:formula="of:=[.C98]*[.$D$3]" office:value-type="float" office:value="13.4989934481248">
            <text:p>13,4989934481</text:p>
          </table:table-cell>
          <table:table-cell table:formula="of:=[.D98]*[.$E$4]" office:value-type="float" office:value="6.7017233523693">
            <text:p>6,7017233524</text:p>
          </table:table-cell>
          <table:table-cell table:style-name="ce2" office:value-type="string">
            <text:p>H</text:p>
          </table:table-cell>
          <table:table-cell table:formula="of:=[.F98]*[.$G$1]" office:value-type="float" office:value="0.757895278301606">
            <text:p>0,7578952783</text:p>
          </table:table-cell>
          <table:table-cell table:formula="of:=[.G98]*[.$G$1]" office:value-type="float" office:value="7.14336021714771">
            <text:p>7,1433602171</text:p>
          </table:table-cell>
          <table:table-cell table:formula="of:=[.H98]*[.$G$1]" office:value-type="float" office:value="3.54639952716584">
            <text:p>3,5463995272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241860373">
            <text:p>0,241860373</text:p>
          </table:table-cell>
          <table:table-cell office:value-type="float" office:value="0.581110605">
            <text:p>0,581110605</text:p>
          </table:table-cell>
          <table:table-cell office:value-type="float" office:value="0.278180375">
            <text:p>0,278180375</text:p>
          </table:table-cell>
          <table:table-cell table:style-name="ce2" office:value-type="string">
            <text:p>H</text:p>
          </table:table-cell>
          <table:table-cell table:formula="of:=[.B99]*[.$C$2]" office:value-type="float" office:value="3.4008228907903">
            <text:p>3,4008228908</text:p>
          </table:table-cell>
          <table:table-cell table:formula="of:=[.C99]*[.$D$3]" office:value-type="float" office:value="10.488349087524">
            <text:p>10,4883490875</text:p>
          </table:table-cell>
          <table:table-cell table:formula="of:=[.D99]*[.$E$4]" office:value-type="float" office:value="3.6381263983625">
            <text:p>3,6381263984</text:p>
          </table:table-cell>
          <table:table-cell table:style-name="ce2" office:value-type="string">
            <text:p>H</text:p>
          </table:table-cell>
          <table:table-cell table:formula="of:=[.F99]*[.$G$1]" office:value-type="float" office:value="1.79963810168464">
            <text:p>1,7996381017</text:p>
          </table:table-cell>
          <table:table-cell table:formula="of:=[.G99]*[.$G$1]" office:value-type="float" office:value="5.55019571668761">
            <text:p>5,5501957167</text:p>
          </table:table-cell>
          <table:table-cell table:formula="of:=[.H99]*[.$G$1]" office:value-type="float" office:value="1.92521371899975">
            <text:p>1,92521371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138366531">
            <text:p>-0,138366531</text:p>
          </table:table-cell>
          <table:table-cell office:value-type="float" office:value="0.664710377">
            <text:p>0,664710377</text:p>
          </table:table-cell>
          <table:table-cell office:value-type="float" office:value="0.734516618">
            <text:p>0,734516618</text:p>
          </table:table-cell>
          <table:table-cell table:style-name="ce2" office:value-type="string">
            <text:p>H</text:p>
          </table:table-cell>
          <table:table-cell table:formula="of:=[.B100]*[.$C$2]" office:value-type="float" office:value="-1.9455856290441">
            <text:p>-1,945585629</text:p>
          </table:table-cell>
          <table:table-cell table:formula="of:=[.C100]*[.$D$3]" office:value-type="float" office:value="11.9972246523976">
            <text:p>11,9972246524</text:p>
          </table:table-cell>
          <table:table-cell table:formula="of:=[.D100]*[.$E$4]" office:value-type="float" office:value="9.6062286851894">
            <text:p>9,6062286852</text:p>
          </table:table-cell>
          <table:table-cell table:style-name="ce2" office:value-type="string">
            <text:p>H</text:p>
          </table:table-cell>
          <table:table-cell table:formula="of:=[.F100]*[.$G$1]" office:value-type="float" office:value="-1.02955965087149">
            <text:p>-1,0295596509</text:p>
          </table:table-cell>
          <table:table-cell table:formula="of:=[.G100]*[.$G$1]" office:value-type="float" office:value="6.34865833719074">
            <text:p>6,3486583372</text:p>
          </table:table-cell>
          <table:table-cell table:formula="of:=[.H100]*[.$G$1]" office:value-type="float" office:value="5.08339766889341">
            <text:p>5,0833976689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101856498">
            <text:p>-0,101856498</text:p>
          </table:table-cell>
          <table:table-cell office:value-type="float" office:value="0.252083604">
            <text:p>0,252083604</text:p>
          </table:table-cell>
          <table:table-cell office:value-type="float" office:value="0.487569229">
            <text:p>0,487569229</text:p>
          </table:table-cell>
          <table:table-cell table:style-name="ce2" office:value-type="string">
            <text:p>H</text:p>
          </table:table-cell>
          <table:table-cell table:formula="of:=[.B101]*[.$C$2]" office:value-type="float" office:value="-1.4322144040278">
            <text:p>-1,432214404</text:p>
          </table:table-cell>
          <table:table-cell table:formula="of:=[.C101]*[.$D$3]" office:value-type="float" office:value="4.5498065518752">
            <text:p>4,5498065519</text:p>
          </table:table-cell>
          <table:table-cell table:formula="of:=[.D101]*[.$E$4]" office:value-type="float" office:value="6.3765766476307">
            <text:p>6,3765766476</text:p>
          </table:table-cell>
          <table:table-cell table:style-name="ce2" office:value-type="string">
            <text:p>H</text:p>
          </table:table-cell>
          <table:table-cell table:formula="of:=[.F101]*[.$G$1]" office:value-type="float" office:value="-0.757895278301606">
            <text:p>-0,7578952783</text:p>
          </table:table-cell>
          <table:table-cell table:formula="of:=[.G101]*[.$G$1]" office:value-type="float" office:value="2.40765411460349">
            <text:p>2,4076541146</text:p>
          </table:table-cell>
          <table:table-cell table:formula="of:=[.H101]*[.$G$1]" office:value-type="float" office:value="3.37433928843086">
            <text:p>3,3743392884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-0.241860373">
            <text:p>-0,241860373</text:p>
          </table:table-cell>
          <table:table-cell office:value-type="float" office:value="0.418889395">
            <text:p>0,418889395</text:p>
          </table:table-cell>
          <table:table-cell office:value-type="float" office:value="0.721819625">
            <text:p>0,721819625</text:p>
          </table:table-cell>
          <table:table-cell table:style-name="ce2" office:value-type="string">
            <text:p>H</text:p>
          </table:table-cell>
          <table:table-cell table:formula="of:=[.B102]*[.$C$2]" office:value-type="float" office:value="-3.4008228907903">
            <text:p>-3,4008228908</text:p>
          </table:table-cell>
          <table:table-cell table:formula="of:=[.C102]*[.$D$3]" office:value-type="float" office:value="7.560450912476">
            <text:p>7,5604509125</text:p>
          </table:table-cell>
          <table:table-cell table:formula="of:=[.D102]*[.$E$4]" office:value-type="float" office:value="9.4401736016375">
            <text:p>9,4401736016</text:p>
          </table:table-cell>
          <table:table-cell table:style-name="ce2" office:value-type="string">
            <text:p>H</text:p>
          </table:table-cell>
          <table:table-cell table:formula="of:=[.F102]*[.$G$1]" office:value-type="float" office:value="-1.79963810168464">
            <text:p>-1,7996381017</text:p>
          </table:table-cell>
          <table:table-cell table:formula="of:=[.G102]*[.$G$1]" office:value-type="float" office:value="4.00081861506359">
            <text:p>4,0008186151</text:p>
          </table:table-cell>
          <table:table-cell table:formula="of:=[.H102]*[.$G$1]" office:value-type="float" office:value="4.99552509659696">
            <text:p>4,9955250966</text:p>
          </table:table-cell>
          <table:table-cell table:number-columns-repeated="1012"/>
        </table:table-row>
        <table:table-row table:style-name="ro4">
          <table:table-cell office:value-type="string">
            <text:p>H</text:p>
          </table:table-cell>
          <table:table-cell office:value-type="float" office:value="0.138366531">
            <text:p>0,138366531</text:p>
          </table:table-cell>
          <table:table-cell office:value-type="float" office:value="0.335289623">
            <text:p>0,335289623</text:p>
          </table:table-cell>
          <table:table-cell office:value-type="float" office:value="0.265483382">
            <text:p>0,265483382</text:p>
          </table:table-cell>
          <table:table-cell table:style-name="ce2" office:value-type="string">
            <text:p>H</text:p>
          </table:table-cell>
          <table:table-cell table:formula="of:=[.B103]*[.$C$2]" office:value-type="float" office:value="1.9455856290441">
            <text:p>1,945585629</text:p>
          </table:table-cell>
          <table:table-cell table:formula="of:=[.C103]*[.$D$3]" office:value-type="float" office:value="6.0515753476024">
            <text:p>6,0515753476</text:p>
          </table:table-cell>
          <table:table-cell table:formula="of:=[.D103]*[.$E$4]" office:value-type="float" office:value="3.4720713148106">
            <text:p>3,4720713148</text:p>
          </table:table-cell>
          <table:table-cell table:style-name="ce2" office:value-type="string">
            <text:p>H</text:p>
          </table:table-cell>
          <table:table-cell table:formula="of:=[.F103]*[.$G$1]" office:value-type="float" office:value="1.02955965087149">
            <text:p>1,0295596509</text:p>
          </table:table-cell>
          <table:table-cell table:formula="of:=[.G103]*[.$G$1]" office:value-type="float" office:value="3.20235599456046">
            <text:p>3,2023559946</text:p>
          </table:table-cell>
          <table:table-cell table:formula="of:=[.H103]*[.$G$1]" office:value-type="float" office:value="1.83734114670329">
            <text:p>1,8373411467</text:p>
          </table:table-cell>
          <table:table-cell table:number-columns-repeated="1012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9" table:default-cell-style-name="Default"/>
        <table:table-column table:style-name="co3" table:number-columns-repeated="3" table:default-cell-style-name="ce7"/>
        <table:table-row table:style-name="ro2">
          <table:table-cell table:style-name="ce1"/>
          <table:table-cell table:style-name="ce1" office:value-type="string">
            <text:p>lattice vectors</text:p>
          </table:table-cell>
          <table:table-cell table:style-name="ce4" office:value-type="string">
            <text:p>Bohr</text:p>
          </table:table-cell>
          <table:table-cell table:style-name="ce1"/>
          <table:table-cell table:style-name="ce4"/>
          <table:table-cell/>
          <table:table-cell table:style-name="ce4" office:value-type="float" office:value="0.529177249">
            <text:p>0,529177249</text:p>
          </table:table-cell>
          <table:table-cell table:style-name="ce4" office:value-type="string">
            <text:p>Angstrom</text:p>
          </table:table-cell>
          <table:table-cell table:style-name="ce4" table:number-columns-repeated="4"/>
        </table:table-row>
        <table:table-row table:style-name="ro4">
          <table:table-cell table:style-name="ce2"/>
          <table:table-cell/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/>
          <table:table-cell table:style-name="ce5" table:formula="of:=[.C2]*[.$G$1]" office:value-type="float" office:value="18.521203715">
            <text:p>18,521</text:p>
          </table:table-cell>
          <table:table-cell table:style-name="ce5" table:formula="of:=[.D2]*[.$G$1]" office:value-type="float" office:value="0">
            <text:p>0,000</text:p>
          </table:table-cell>
          <table:table-cell table:style-name="ce5" table:formula="of:=[.E2]*[.$G$1]" office:value-type="float" office:value="0">
            <text:p>0,000</text:p>
          </table:table-cell>
          <table:table-cell table:style-name="Default" table:number-columns-repeated="2"/>
        </table:table-row>
        <table:table-row table:style-name="ro4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0">
            <text:p>0</text:p>
          </table:table-cell>
          <table:table-cell table:number-columns-repeated="2"/>
          <table:table-cell table:style-name="ce5" table:formula="of:=[.C3]*[.$G$1]" office:value-type="float" office:value="0">
            <text:p>0,000</text:p>
          </table:table-cell>
          <table:table-cell table:style-name="ce5" table:formula="of:=[.D3]*[.$G$1]" office:value-type="float" office:value="20.637912711">
            <text:p>20,638</text:p>
          </table:table-cell>
          <table:table-cell table:style-name="ce5" table:formula="of:=[.E3]*[.$G$1]" office:value-type="float" office:value="0">
            <text:p>0,000</text:p>
          </table:table-cell>
          <table:table-cell table:style-name="Default" table:number-columns-repeated="2"/>
        </table:table-row>
        <table:table-row table:style-name="ro4">
          <table:table-cell table:style-name="ce2"/>
          <table:table-cell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number-columns-repeated="2"/>
          <table:table-cell table:style-name="ce5" table:formula="of:=[.C4]*[.$G$1]" office:value-type="float" office:value="0">
            <text:p>0,000</text:p>
          </table:table-cell>
          <table:table-cell table:style-name="ce5" table:formula="of:=[.D4]*[.$G$1]" office:value-type="float" office:value="0">
            <text:p>0,000</text:p>
          </table:table-cell>
          <table:table-cell table:style-name="ce5" table:formula="of:=[.E4]*[.$G$1]" office:value-type="float" office:value="12.700253976">
            <text:p>12,700</text:p>
          </table:table-cell>
          <table:table-cell table:style-name="Default" table:number-columns-repeated="2"/>
        </table:table-row>
        <table:table-row table:style-name="ro4">
          <table:table-cell table:style-name="ce2" table:number-columns-repeated="4"/>
          <table:table-cell table:number-columns-repeated="5"/>
          <table:table-cell table:style-name="Default" table:number-columns-repeated="3"/>
        </table:table-row>
        <table:table-row table:style-name="ro2">
          <table:table-cell table:style-name="ce1"/>
          <table:table-cell table:style-name="ce3" office:value-type="string">
            <text:p>relative lattice coordinates</text:p>
          </table:table-cell>
          <table:table-cell table:style-name="ce1" table:number-columns-repeated="2"/>
          <table:table-cell table:style-name="ce4"/>
          <table:table-cell table:style-name="ce4" office:value-type="string">
            <text:p>absolute lattice coordinates in Bohr</text:p>
          </table:table-cell>
          <table:table-cell table:style-name="ce4" table:number-columns-repeated="2"/>
          <table:table-cell table:style-name="ce1"/>
          <table:table-cell table:style-name="ce4" office:value-type="string">
            <text:p>absolute lattice coordinates in Angstrom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0.07542">
            <text:p>0,07542</text:p>
          </table:table-cell>
          <table:table-cell office:value-type="float" office:value="0">
            <text:p>0</text:p>
          </table:table-cell>
          <table:table-cell table:style-name="ce2" table:formula="of:=[.A7]" office:value-type="string" office:string-value="C">
            <text:p>C</text:p>
          </table:table-cell>
          <table:table-cell table:style-name="ce6" table:formula="of:=[.B7]*[.$C$2]" office:value-type="float" office:value="0">
            <text:p>0,00000</text:p>
          </table:table-cell>
          <table:table-cell table:style-name="ce6" table:formula="of:=[.C7]*[.$D$3]" office:value-type="float" office:value="2.94138">
            <text:p>2,94138</text:p>
          </table:table-cell>
          <table:table-cell table:style-name="ce6" table:formula="of:=[.D7]*[.$E$4]" office:value-type="float" office:value="0">
            <text:p>0,00000</text:p>
          </table:table-cell>
          <table:table-cell table:style-name="ce2" table:formula="of:=[.E7]" office:value-type="string" office:string-value="C">
            <text:p>C</text:p>
          </table:table-cell>
          <table:table-cell table:style-name="ce6" table:formula="of:=[.F7]*[.$G$1]" office:value-type="float" office:value="0">
            <text:p>0,00000</text:p>
          </table:table-cell>
          <table:table-cell table:style-name="ce6" table:formula="of:=[.G7]*[.$G$1]" office:value-type="float" office:value="1.55651137666362">
            <text:p>1,55651</text:p>
          </table:table-cell>
          <table:table-cell table:style-name="ce6" table:formula="of:=[.H7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C</text:p>
          </table:table-cell>
          <table:table-cell office:value-type="float" office:value="0.06531">
            <text:p>0,06531</text:p>
          </table:table-cell>
          <table:table-cell office:value-type="float" office:value="0.03771">
            <text:p>0,03771</text:p>
          </table:table-cell>
          <table:table-cell office:value-type="float" office:value="0">
            <text:p>0</text:p>
          </table:table-cell>
          <table:table-cell table:style-name="ce2" table:formula="of:=[.A8]" office:value-type="string" office:string-value="C">
            <text:p>C</text:p>
          </table:table-cell>
          <table:table-cell table:style-name="ce6" table:formula="of:=[.B8]*[.$C$2]" office:value-type="float" office:value="2.28585">
            <text:p>2,28585</text:p>
          </table:table-cell>
          <table:table-cell table:style-name="ce6" table:formula="of:=[.C8]*[.$D$3]" office:value-type="float" office:value="1.47069">
            <text:p>1,47069</text:p>
          </table:table-cell>
          <table:table-cell table:style-name="ce6" table:formula="of:=[.D8]*[.$E$4]" office:value-type="float" office:value="0">
            <text:p>0,00000</text:p>
          </table:table-cell>
          <table:table-cell table:style-name="ce2" table:formula="of:=[.E8]" office:value-type="string" office:string-value="C">
            <text:p>C</text:p>
          </table:table-cell>
          <table:table-cell table:style-name="ce6" table:formula="of:=[.F8]*[.$G$1]" office:value-type="float" office:value="1.20961981462665">
            <text:p>1,20962</text:p>
          </table:table-cell>
          <table:table-cell table:style-name="ce6" table:formula="of:=[.G8]*[.$G$1]" office:value-type="float" office:value="0.77825568833181">
            <text:p>0,77826</text:p>
          </table:table-cell>
          <table:table-cell table:style-name="ce6" table:formula="of:=[.H8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C</text:p>
          </table:table-cell>
          <table:table-cell office:value-type="float" office:value="0.06531">
            <text:p>0,06531</text:p>
          </table:table-cell>
          <table:table-cell office:value-type="float" office:value="-0.03771">
            <text:p>-0,03771</text:p>
          </table:table-cell>
          <table:table-cell office:value-type="float" office:value="0">
            <text:p>0</text:p>
          </table:table-cell>
          <table:table-cell table:style-name="ce2" table:formula="of:=[.A9]" office:value-type="string" office:string-value="C">
            <text:p>C</text:p>
          </table:table-cell>
          <table:table-cell table:style-name="ce6" table:formula="of:=[.B9]*[.$C$2]" office:value-type="float" office:value="2.28585">
            <text:p>2,28585</text:p>
          </table:table-cell>
          <table:table-cell table:style-name="ce6" table:formula="of:=[.C9]*[.$D$3]" office:value-type="float" office:value="-1.47069">
            <text:p>-1,47069</text:p>
          </table:table-cell>
          <table:table-cell table:style-name="ce6" table:formula="of:=[.D9]*[.$E$4]" office:value-type="float" office:value="0">
            <text:p>0,00000</text:p>
          </table:table-cell>
          <table:table-cell table:style-name="ce2" table:formula="of:=[.E9]" office:value-type="string" office:string-value="C">
            <text:p>C</text:p>
          </table:table-cell>
          <table:table-cell table:style-name="ce6" table:formula="of:=[.F9]*[.$G$1]" office:value-type="float" office:value="1.20961981462665">
            <text:p>1,20962</text:p>
          </table:table-cell>
          <table:table-cell table:style-name="ce6" table:formula="of:=[.G9]*[.$G$1]" office:value-type="float" office:value="-0.77825568833181">
            <text:p>-0,77826</text:p>
          </table:table-cell>
          <table:table-cell table:style-name="ce6" table:formula="of:=[.H9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-0.07542">
            <text:p>-0,07542</text:p>
          </table:table-cell>
          <table:table-cell office:value-type="float" office:value="0">
            <text:p>0</text:p>
          </table:table-cell>
          <table:table-cell table:style-name="ce2" table:formula="of:=[.A10]" office:value-type="string" office:string-value="C">
            <text:p>C</text:p>
          </table:table-cell>
          <table:table-cell table:style-name="ce6" table:formula="of:=[.B10]*[.$C$2]" office:value-type="float" office:value="0">
            <text:p>0,00000</text:p>
          </table:table-cell>
          <table:table-cell table:style-name="ce6" table:formula="of:=[.C10]*[.$D$3]" office:value-type="float" office:value="-2.94138">
            <text:p>-2,94138</text:p>
          </table:table-cell>
          <table:table-cell table:style-name="ce6" table:formula="of:=[.D10]*[.$E$4]" office:value-type="float" office:value="0">
            <text:p>0,00000</text:p>
          </table:table-cell>
          <table:table-cell table:style-name="ce2" table:formula="of:=[.E10]" office:value-type="string" office:string-value="C">
            <text:p>C</text:p>
          </table:table-cell>
          <table:table-cell table:style-name="ce6" table:formula="of:=[.F10]*[.$G$1]" office:value-type="float" office:value="0">
            <text:p>0,00000</text:p>
          </table:table-cell>
          <table:table-cell table:style-name="ce6" table:formula="of:=[.G10]*[.$G$1]" office:value-type="float" office:value="-1.55651137666362">
            <text:p>-1,55651</text:p>
          </table:table-cell>
          <table:table-cell table:style-name="ce6" table:formula="of:=[.H10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C</text:p>
          </table:table-cell>
          <table:table-cell office:value-type="float" office:value="-0.06531">
            <text:p>-0,06531</text:p>
          </table:table-cell>
          <table:table-cell office:value-type="float" office:value="-0.03771">
            <text:p>-0,03771</text:p>
          </table:table-cell>
          <table:table-cell office:value-type="float" office:value="0">
            <text:p>0</text:p>
          </table:table-cell>
          <table:table-cell table:style-name="ce2" table:formula="of:=[.A11]" office:value-type="string" office:string-value="C">
            <text:p>C</text:p>
          </table:table-cell>
          <table:table-cell table:style-name="ce6" table:formula="of:=[.B11]*[.$C$2]" office:value-type="float" office:value="-2.28585">
            <text:p>-2,28585</text:p>
          </table:table-cell>
          <table:table-cell table:style-name="ce6" table:formula="of:=[.C11]*[.$D$3]" office:value-type="float" office:value="-1.47069">
            <text:p>-1,47069</text:p>
          </table:table-cell>
          <table:table-cell table:style-name="ce6" table:formula="of:=[.D11]*[.$E$4]" office:value-type="float" office:value="0">
            <text:p>0,00000</text:p>
          </table:table-cell>
          <table:table-cell table:style-name="ce2" table:formula="of:=[.E11]" office:value-type="string" office:string-value="C">
            <text:p>C</text:p>
          </table:table-cell>
          <table:table-cell table:style-name="ce6" table:formula="of:=[.F11]*[.$G$1]" office:value-type="float" office:value="-1.20961981462665">
            <text:p>-1,20962</text:p>
          </table:table-cell>
          <table:table-cell table:style-name="ce6" table:formula="of:=[.G11]*[.$G$1]" office:value-type="float" office:value="-0.77825568833181">
            <text:p>-0,77826</text:p>
          </table:table-cell>
          <table:table-cell table:style-name="ce6" table:formula="of:=[.H11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C</text:p>
          </table:table-cell>
          <table:table-cell office:value-type="float" office:value="-0.06531">
            <text:p>-0,06531</text:p>
          </table:table-cell>
          <table:table-cell office:value-type="float" office:value="0.03771">
            <text:p>0,03771</text:p>
          </table:table-cell>
          <table:table-cell office:value-type="float" office:value="0">
            <text:p>0</text:p>
          </table:table-cell>
          <table:table-cell table:style-name="ce2" table:formula="of:=[.A12]" office:value-type="string" office:string-value="C">
            <text:p>C</text:p>
          </table:table-cell>
          <table:table-cell table:style-name="ce6" table:formula="of:=[.B12]*[.$C$2]" office:value-type="float" office:value="-2.28585">
            <text:p>-2,28585</text:p>
          </table:table-cell>
          <table:table-cell table:style-name="ce6" table:formula="of:=[.C12]*[.$D$3]" office:value-type="float" office:value="1.47069">
            <text:p>1,47069</text:p>
          </table:table-cell>
          <table:table-cell table:style-name="ce6" table:formula="of:=[.D12]*[.$E$4]" office:value-type="float" office:value="0">
            <text:p>0,00000</text:p>
          </table:table-cell>
          <table:table-cell table:style-name="ce2" table:formula="of:=[.E12]" office:value-type="string" office:string-value="C">
            <text:p>C</text:p>
          </table:table-cell>
          <table:table-cell table:style-name="ce6" table:formula="of:=[.F12]*[.$G$1]" office:value-type="float" office:value="-1.20961981462665">
            <text:p>-1,20962</text:p>
          </table:table-cell>
          <table:table-cell table:style-name="ce6" table:formula="of:=[.G12]*[.$G$1]" office:value-type="float" office:value="0.77825568833181">
            <text:p>0,77826</text:p>
          </table:table-cell>
          <table:table-cell table:style-name="ce6" table:formula="of:=[.H12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0.13429">
            <text:p>0,13429</text:p>
          </table:table-cell>
          <table:table-cell office:value-type="float" office:value="0">
            <text:p>0</text:p>
          </table:table-cell>
          <table:table-cell table:style-name="ce2" table:formula="of:=[.A13]" office:value-type="string" office:string-value="H">
            <text:p>H</text:p>
          </table:table-cell>
          <table:table-cell table:style-name="ce6" table:formula="of:=[.B13]*[.$C$2]" office:value-type="float" office:value="0">
            <text:p>0,00000</text:p>
          </table:table-cell>
          <table:table-cell table:style-name="ce6" table:formula="of:=[.C13]*[.$D$3]" office:value-type="float" office:value="5.23731">
            <text:p>5,23731</text:p>
          </table:table-cell>
          <table:table-cell table:style-name="ce6" table:formula="of:=[.D13]*[.$E$4]" office:value-type="float" office:value="0">
            <text:p>0,00000</text:p>
          </table:table-cell>
          <table:table-cell table:style-name="ce2" table:formula="of:=[.E13]" office:value-type="string" office:string-value="H">
            <text:p>H</text:p>
          </table:table-cell>
          <table:table-cell table:style-name="ce6" table:formula="of:=[.F13]*[.$G$1]" office:value-type="float" office:value="0">
            <text:p>0,00000</text:p>
          </table:table-cell>
          <table:table-cell table:style-name="ce6" table:formula="of:=[.G13]*[.$G$1]" office:value-type="float" office:value="2.77146529796019">
            <text:p>2,77147</text:p>
          </table:table-cell>
          <table:table-cell table:style-name="ce6" table:formula="of:=[.H13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H</text:p>
          </table:table-cell>
          <table:table-cell office:value-type="float" office:value="0.1163">
            <text:p>0,1163</text:p>
          </table:table-cell>
          <table:table-cell office:value-type="float" office:value="0.06714">
            <text:p>0,06714</text:p>
          </table:table-cell>
          <table:table-cell office:value-type="float" office:value="0">
            <text:p>0</text:p>
          </table:table-cell>
          <table:table-cell table:style-name="ce2" table:formula="of:=[.A14]" office:value-type="string" office:string-value="H">
            <text:p>H</text:p>
          </table:table-cell>
          <table:table-cell table:style-name="ce6" table:formula="of:=[.B14]*[.$C$2]" office:value-type="float" office:value="4.0705">
            <text:p>4,07050</text:p>
          </table:table-cell>
          <table:table-cell table:style-name="ce6" table:formula="of:=[.C14]*[.$D$3]" office:value-type="float" office:value="2.61846">
            <text:p>2,61846</text:p>
          </table:table-cell>
          <table:table-cell table:style-name="ce6" table:formula="of:=[.D14]*[.$E$4]" office:value-type="float" office:value="0">
            <text:p>0,00000</text:p>
          </table:table-cell>
          <table:table-cell table:style-name="ce2" table:formula="of:=[.E14]" office:value-type="string" office:string-value="H">
            <text:p>H</text:p>
          </table:table-cell>
          <table:table-cell table:style-name="ce6" table:formula="of:=[.F14]*[.$G$1]" office:value-type="float" office:value="2.1540159920545">
            <text:p>2,15402</text:p>
          </table:table-cell>
          <table:table-cell table:style-name="ce6" table:formula="of:=[.G14]*[.$G$1]" office:value-type="float" office:value="1.38562945941654">
            <text:p>1,38563</text:p>
          </table:table-cell>
          <table:table-cell table:style-name="ce6" table:formula="of:=[.H14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H</text:p>
          </table:table-cell>
          <table:table-cell office:value-type="float" office:value="0.1163">
            <text:p>0,1163</text:p>
          </table:table-cell>
          <table:table-cell office:value-type="float" office:value="-0.06714">
            <text:p>-0,06714</text:p>
          </table:table-cell>
          <table:table-cell office:value-type="float" office:value="0">
            <text:p>0</text:p>
          </table:table-cell>
          <table:table-cell table:style-name="ce2" table:formula="of:=[.A15]" office:value-type="string" office:string-value="H">
            <text:p>H</text:p>
          </table:table-cell>
          <table:table-cell table:style-name="ce6" table:formula="of:=[.B15]*[.$C$2]" office:value-type="float" office:value="4.0705">
            <text:p>4,07050</text:p>
          </table:table-cell>
          <table:table-cell table:style-name="ce6" table:formula="of:=[.C15]*[.$D$3]" office:value-type="float" office:value="-2.61846">
            <text:p>-2,61846</text:p>
          </table:table-cell>
          <table:table-cell table:style-name="ce6" table:formula="of:=[.D15]*[.$E$4]" office:value-type="float" office:value="0">
            <text:p>0,00000</text:p>
          </table:table-cell>
          <table:table-cell table:style-name="ce2" table:formula="of:=[.E15]" office:value-type="string" office:string-value="H">
            <text:p>H</text:p>
          </table:table-cell>
          <table:table-cell table:style-name="ce6" table:formula="of:=[.F15]*[.$G$1]" office:value-type="float" office:value="2.1540159920545">
            <text:p>2,15402</text:p>
          </table:table-cell>
          <table:table-cell table:style-name="ce6" table:formula="of:=[.G15]*[.$G$1]" office:value-type="float" office:value="-1.38562945941654">
            <text:p>-1,38563</text:p>
          </table:table-cell>
          <table:table-cell table:style-name="ce6" table:formula="of:=[.H15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-0.13429">
            <text:p>-0,13429</text:p>
          </table:table-cell>
          <table:table-cell office:value-type="float" office:value="0">
            <text:p>0</text:p>
          </table:table-cell>
          <table:table-cell table:style-name="ce2" table:formula="of:=[.A16]" office:value-type="string" office:string-value="H">
            <text:p>H</text:p>
          </table:table-cell>
          <table:table-cell table:style-name="ce6" table:formula="of:=[.B16]*[.$C$2]" office:value-type="float" office:value="0">
            <text:p>0,00000</text:p>
          </table:table-cell>
          <table:table-cell table:style-name="ce6" table:formula="of:=[.C16]*[.$D$3]" office:value-type="float" office:value="-5.23731">
            <text:p>-5,23731</text:p>
          </table:table-cell>
          <table:table-cell table:style-name="ce6" table:formula="of:=[.D16]*[.$E$4]" office:value-type="float" office:value="0">
            <text:p>0,00000</text:p>
          </table:table-cell>
          <table:table-cell table:style-name="ce2" table:formula="of:=[.E16]" office:value-type="string" office:string-value="H">
            <text:p>H</text:p>
          </table:table-cell>
          <table:table-cell table:style-name="ce6" table:formula="of:=[.F16]*[.$G$1]" office:value-type="float" office:value="0">
            <text:p>0,00000</text:p>
          </table:table-cell>
          <table:table-cell table:style-name="ce6" table:formula="of:=[.G16]*[.$G$1]" office:value-type="float" office:value="-2.77146529796019">
            <text:p>-2,77147</text:p>
          </table:table-cell>
          <table:table-cell table:style-name="ce6" table:formula="of:=[.H16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H</text:p>
          </table:table-cell>
          <table:table-cell office:value-type="float" office:value="-0.1163">
            <text:p>-0,1163</text:p>
          </table:table-cell>
          <table:table-cell office:value-type="float" office:value="-0.06714">
            <text:p>-0,06714</text:p>
          </table:table-cell>
          <table:table-cell office:value-type="float" office:value="0">
            <text:p>0</text:p>
          </table:table-cell>
          <table:table-cell table:style-name="ce2" table:formula="of:=[.A17]" office:value-type="string" office:string-value="H">
            <text:p>H</text:p>
          </table:table-cell>
          <table:table-cell table:style-name="ce6" table:formula="of:=[.B17]*[.$C$2]" office:value-type="float" office:value="-4.0705">
            <text:p>-4,07050</text:p>
          </table:table-cell>
          <table:table-cell table:style-name="ce6" table:formula="of:=[.C17]*[.$D$3]" office:value-type="float" office:value="-2.61846">
            <text:p>-2,61846</text:p>
          </table:table-cell>
          <table:table-cell table:style-name="ce6" table:formula="of:=[.D17]*[.$E$4]" office:value-type="float" office:value="0">
            <text:p>0,00000</text:p>
          </table:table-cell>
          <table:table-cell table:style-name="ce2" table:formula="of:=[.E17]" office:value-type="string" office:string-value="H">
            <text:p>H</text:p>
          </table:table-cell>
          <table:table-cell table:style-name="ce6" table:formula="of:=[.F17]*[.$G$1]" office:value-type="float" office:value="-2.1540159920545">
            <text:p>-2,15402</text:p>
          </table:table-cell>
          <table:table-cell table:style-name="ce6" table:formula="of:=[.G17]*[.$G$1]" office:value-type="float" office:value="-1.38562945941654">
            <text:p>-1,38563</text:p>
          </table:table-cell>
          <table:table-cell table:style-name="ce6" table:formula="of:=[.H17]*[.$G$1]" office:value-type="float" office:value="0">
            <text:p>0,00000</text:p>
          </table:table-cell>
        </table:table-row>
        <table:table-row table:style-name="ro4">
          <table:table-cell table:style-name="ce2" office:value-type="string">
            <text:p>H</text:p>
          </table:table-cell>
          <table:table-cell office:value-type="float" office:value="-0.1163">
            <text:p>-0,1163</text:p>
          </table:table-cell>
          <table:table-cell office:value-type="float" office:value="0.06714">
            <text:p>0,06714</text:p>
          </table:table-cell>
          <table:table-cell office:value-type="float" office:value="0">
            <text:p>0</text:p>
          </table:table-cell>
          <table:table-cell table:style-name="ce2" table:formula="of:=[.A18]" office:value-type="string" office:string-value="H">
            <text:p>H</text:p>
          </table:table-cell>
          <table:table-cell table:style-name="ce6" table:formula="of:=[.B18]*[.$C$2]" office:value-type="float" office:value="-4.0705">
            <text:p>-4,07050</text:p>
          </table:table-cell>
          <table:table-cell table:style-name="ce6" table:formula="of:=[.C18]*[.$D$3]" office:value-type="float" office:value="2.61846">
            <text:p>2,61846</text:p>
          </table:table-cell>
          <table:table-cell table:style-name="ce6" table:formula="of:=[.D18]*[.$E$4]" office:value-type="float" office:value="0">
            <text:p>0,00000</text:p>
          </table:table-cell>
          <table:table-cell table:style-name="ce2" table:formula="of:=[.E18]" office:value-type="string" office:string-value="H">
            <text:p>H</text:p>
          </table:table-cell>
          <table:table-cell table:style-name="ce6" table:formula="of:=[.F18]*[.$G$1]" office:value-type="float" office:value="-2.1540159920545">
            <text:p>-2,15402</text:p>
          </table:table-cell>
          <table:table-cell table:style-name="ce6" table:formula="of:=[.G18]*[.$G$1]" office:value-type="float" office:value="1.38562945941654">
            <text:p>1,38563</text:p>
          </table:table-cell>
          <table:table-cell table:style-name="ce6" table:formula="of:=[.H18]*[.$G$1]" office:value-type="float" office:value="0">
            <text:p>0,00000</text:p>
          </table:table-cell>
        </table:table-row>
        <table:table-row table:style-name="ro4">
          <table:table-cell table:style-name="ce2" table:number-columns-repeated="5"/>
          <table:table-cell table:number-columns-repeated="3"/>
          <table:table-cell table:style-name="ce2"/>
          <table:table-cell table:style-name="Default" table:number-columns-repeated="3"/>
        </table:table-row>
        <table:table-row table:style-name="ro3" table:number-rows-repeated="2">
          <table:table-cell table:number-columns-repeated="9"/>
          <table:table-cell table:style-name="Default" table:number-columns-repeated="3"/>
        </table:table-row>
        <table:table-row table:style-name="ro4">
          <table:table-cell table:number-columns-repeated="9"/>
          <table:table-cell table:style-name="Default" table:number-columns-repeated="3"/>
        </table:table-row>
        <table:table-row table:style-name="ro4">
          <table:table-cell office:value-type="string">
            <text:p>C</text:p>
          </table:table-cell>
          <table:table-cell office:value-type="float" office:value="-0.05741">
            <text:p>-0,05741</text:p>
          </table:table-cell>
          <table:table-cell office:value-type="float" office:value="0.17864">
            <text:p>0,17864</text:p>
          </table:table-cell>
          <table:table-cell office:value-type="float" office:value="-0.00627">
            <text:p>-0,00627</text:p>
          </table:table-cell>
          <table:table-cell table:style-name="ce2" table:formula="of:=[.A23]" office:value-type="string" office:string-value="C">
            <text:p>C</text:p>
          </table:table-cell>
          <table:table-cell table:style-name="ce6" table:formula="of:=[.B23]*[.$C$2]" office:value-type="float" office:value="-2.00935">
            <text:p>-2,00935</text:p>
          </table:table-cell>
          <table:table-cell table:style-name="ce6" table:formula="of:=[.C23]*[.$D$3]" office:value-type="float" office:value="6.96696">
            <text:p>6,96696</text:p>
          </table:table-cell>
          <table:table-cell table:style-name="ce6" table:formula="of:=[.D23]*[.$E$4]" office:value-type="float" office:value="-0.15048">
            <text:p>-0,15048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-0.13562">
            <text:p>-0,13562</text:p>
          </table:table-cell>
          <table:table-cell office:value-type="float" office:value="0.05938">
            <text:p>0,05938</text:p>
          </table:table-cell>
          <table:table-cell office:value-type="float" office:value="0.11586">
            <text:p>0,11586</text:p>
          </table:table-cell>
          <table:table-cell table:style-name="ce2" table:formula="of:=[.A24]" office:value-type="string" office:string-value="C">
            <text:p>C</text:p>
          </table:table-cell>
          <table:table-cell table:style-name="ce6" table:formula="of:=[.B24]*[.$C$2]" office:value-type="float" office:value="-4.7467">
            <text:p>-4,74670</text:p>
          </table:table-cell>
          <table:table-cell table:style-name="ce6" table:formula="of:=[.C24]*[.$D$3]" office:value-type="float" office:value="2.31582">
            <text:p>2,31582</text:p>
          </table:table-cell>
          <table:table-cell table:style-name="ce6" table:formula="of:=[.D24]*[.$E$4]" office:value-type="float" office:value="2.78064">
            <text:p>2,78064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07789">
            <text:p>0,07789</text:p>
          </table:table-cell>
          <table:table-cell office:value-type="float" office:value="0.1191">
            <text:p>0,1191</text:p>
          </table:table-cell>
          <table:table-cell office:value-type="float" office:value="-0.12201">
            <text:p>-0,12201</text:p>
          </table:table-cell>
          <table:table-cell table:style-name="ce2" table:formula="of:=[.A25]" office:value-type="string" office:string-value="C">
            <text:p>C</text:p>
          </table:table-cell>
          <table:table-cell table:style-name="ce6" table:formula="of:=[.B25]*[.$C$2]" office:value-type="float" office:value="2.72615">
            <text:p>2,72615</text:p>
          </table:table-cell>
          <table:table-cell table:style-name="ce6" table:formula="of:=[.C25]*[.$D$3]" office:value-type="float" office:value="4.6449">
            <text:p>4,64490</text:p>
          </table:table-cell>
          <table:table-cell table:style-name="ce6" table:formula="of:=[.D25]*[.$E$4]" office:value-type="float" office:value="-2.92824">
            <text:p>-2,92824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05741">
            <text:p>0,05741</text:p>
          </table:table-cell>
          <table:table-cell office:value-type="float" office:value="-0.17864">
            <text:p>-0,17864</text:p>
          </table:table-cell>
          <table:table-cell office:value-type="float" office:value="0.00627">
            <text:p>0,00627</text:p>
          </table:table-cell>
          <table:table-cell table:style-name="ce2" table:formula="of:=[.A26]" office:value-type="string" office:string-value="C">
            <text:p>C</text:p>
          </table:table-cell>
          <table:table-cell table:style-name="ce6" table:formula="of:=[.B26]*[.$C$2]" office:value-type="float" office:value="2.00935">
            <text:p>2,00935</text:p>
          </table:table-cell>
          <table:table-cell table:style-name="ce6" table:formula="of:=[.C26]*[.$D$3]" office:value-type="float" office:value="-6.96696">
            <text:p>-6,96696</text:p>
          </table:table-cell>
          <table:table-cell table:style-name="ce6" table:formula="of:=[.D26]*[.$E$4]" office:value-type="float" office:value="0.15048">
            <text:p>0,15048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13562">
            <text:p>0,13562</text:p>
          </table:table-cell>
          <table:table-cell office:value-type="float" office:value="-0.05938">
            <text:p>-0,05938</text:p>
          </table:table-cell>
          <table:table-cell office:value-type="float" office:value="-0.11586">
            <text:p>-0,11586</text:p>
          </table:table-cell>
          <table:table-cell table:style-name="ce2" table:formula="of:=[.A27]" office:value-type="string" office:string-value="C">
            <text:p>C</text:p>
          </table:table-cell>
          <table:table-cell table:style-name="ce6" table:formula="of:=[.B27]*[.$C$2]" office:value-type="float" office:value="4.7467">
            <text:p>4,74670</text:p>
          </table:table-cell>
          <table:table-cell table:style-name="ce6" table:formula="of:=[.C27]*[.$D$3]" office:value-type="float" office:value="-2.31582">
            <text:p>-2,31582</text:p>
          </table:table-cell>
          <table:table-cell table:style-name="ce6" table:formula="of:=[.D27]*[.$E$4]" office:value-type="float" office:value="-2.78064">
            <text:p>-2,78064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-0.07789">
            <text:p>-0,07789</text:p>
          </table:table-cell>
          <table:table-cell office:value-type="float" office:value="-0.1191">
            <text:p>-0,1191</text:p>
          </table:table-cell>
          <table:table-cell office:value-type="float" office:value="0.12201">
            <text:p>0,12201</text:p>
          </table:table-cell>
          <table:table-cell table:style-name="ce2" table:formula="of:=[.A28]" office:value-type="string" office:string-value="C">
            <text:p>C</text:p>
          </table:table-cell>
          <table:table-cell table:style-name="ce6" table:formula="of:=[.B28]*[.$C$2]" office:value-type="float" office:value="-2.72615">
            <text:p>-2,72615</text:p>
          </table:table-cell>
          <table:table-cell table:style-name="ce6" table:formula="of:=[.C28]*[.$D$3]" office:value-type="float" office:value="-4.6449">
            <text:p>-4,64490</text:p>
          </table:table-cell>
          <table:table-cell table:style-name="ce6" table:formula="of:=[.D28]*[.$E$4]" office:value-type="float" office:value="2.92824">
            <text:p>2,92824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55741">
            <text:p>0,55741</text:p>
          </table:table-cell>
          <table:table-cell office:value-type="float" office:value="-0.17864">
            <text:p>-0,17864</text:p>
          </table:table-cell>
          <table:table-cell office:value-type="float" office:value="0.45879">
            <text:p>0,45879</text:p>
          </table:table-cell>
          <table:table-cell table:style-name="ce2" table:formula="of:=[.A29]" office:value-type="string" office:string-value="C">
            <text:p>C</text:p>
          </table:table-cell>
          <table:table-cell table:style-name="ce6" table:formula="of:=[.B29]*[.$C$2]" office:value-type="float" office:value="19.50935">
            <text:p>19,50935</text:p>
          </table:table-cell>
          <table:table-cell table:style-name="ce6" table:formula="of:=[.C29]*[.$D$3]" office:value-type="float" office:value="-6.96696">
            <text:p>-6,96696</text:p>
          </table:table-cell>
          <table:table-cell table:style-name="ce6" table:formula="of:=[.D29]*[.$E$4]" office:value-type="float" office:value="11.01096">
            <text:p>11,01096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63562">
            <text:p>0,63562</text:p>
          </table:table-cell>
          <table:table-cell office:value-type="float" office:value="-0.05938">
            <text:p>-0,05938</text:p>
          </table:table-cell>
          <table:table-cell office:value-type="float" office:value="0.58091">
            <text:p>0,58091</text:p>
          </table:table-cell>
          <table:table-cell table:style-name="ce2" table:formula="of:=[.A30]" office:value-type="string" office:string-value="C">
            <text:p>C</text:p>
          </table:table-cell>
          <table:table-cell table:style-name="ce6" table:formula="of:=[.B30]*[.$C$2]" office:value-type="float" office:value="22.2467">
            <text:p>22,24670</text:p>
          </table:table-cell>
          <table:table-cell table:style-name="ce6" table:formula="of:=[.C30]*[.$D$3]" office:value-type="float" office:value="-2.31582">
            <text:p>-2,31582</text:p>
          </table:table-cell>
          <table:table-cell table:style-name="ce6" table:formula="of:=[.D30]*[.$E$4]" office:value-type="float" office:value="13.94184">
            <text:p>13,94184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42211">
            <text:p>0,42211</text:p>
          </table:table-cell>
          <table:table-cell office:value-type="float" office:value="-0.1191">
            <text:p>-0,1191</text:p>
          </table:table-cell>
          <table:table-cell office:value-type="float" office:value="0.34304">
            <text:p>0,34304</text:p>
          </table:table-cell>
          <table:table-cell table:style-name="ce2" table:formula="of:=[.A31]" office:value-type="string" office:string-value="C">
            <text:p>C</text:p>
          </table:table-cell>
          <table:table-cell table:style-name="ce6" table:formula="of:=[.B31]*[.$C$2]" office:value-type="float" office:value="14.77385">
            <text:p>14,77385</text:p>
          </table:table-cell>
          <table:table-cell table:style-name="ce6" table:formula="of:=[.C31]*[.$D$3]" office:value-type="float" office:value="-4.6449">
            <text:p>-4,64490</text:p>
          </table:table-cell>
          <table:table-cell table:style-name="ce6" table:formula="of:=[.D31]*[.$E$4]" office:value-type="float" office:value="8.23296">
            <text:p>8,23296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44259">
            <text:p>0,44259</text:p>
          </table:table-cell>
          <table:table-cell office:value-type="float" office:value="0.17864">
            <text:p>0,17864</text:p>
          </table:table-cell>
          <table:table-cell office:value-type="float" office:value="0.47132">
            <text:p>0,47132</text:p>
          </table:table-cell>
          <table:table-cell table:style-name="ce2" table:formula="of:=[.A32]" office:value-type="string" office:string-value="C">
            <text:p>C</text:p>
          </table:table-cell>
          <table:table-cell table:style-name="ce6" table:formula="of:=[.B32]*[.$C$2]" office:value-type="float" office:value="15.49065">
            <text:p>15,49065</text:p>
          </table:table-cell>
          <table:table-cell table:style-name="ce6" table:formula="of:=[.C32]*[.$D$3]" office:value-type="float" office:value="6.96696">
            <text:p>6,96696</text:p>
          </table:table-cell>
          <table:table-cell table:style-name="ce6" table:formula="of:=[.D32]*[.$E$4]" office:value-type="float" office:value="11.31168">
            <text:p>11,31168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36438">
            <text:p>0,36438</text:p>
          </table:table-cell>
          <table:table-cell office:value-type="float" office:value="0.05938">
            <text:p>0,05938</text:p>
          </table:table-cell>
          <table:table-cell office:value-type="float" office:value="0.34919">
            <text:p>0,34919</text:p>
          </table:table-cell>
          <table:table-cell table:style-name="ce2" table:formula="of:=[.A33]" office:value-type="string" office:string-value="C">
            <text:p>C</text:p>
          </table:table-cell>
          <table:table-cell table:style-name="ce6" table:formula="of:=[.B33]*[.$C$2]" office:value-type="float" office:value="12.7533">
            <text:p>12,75330</text:p>
          </table:table-cell>
          <table:table-cell table:style-name="ce6" table:formula="of:=[.C33]*[.$D$3]" office:value-type="float" office:value="2.31582">
            <text:p>2,31582</text:p>
          </table:table-cell>
          <table:table-cell table:style-name="ce6" table:formula="of:=[.D33]*[.$E$4]" office:value-type="float" office:value="8.38056">
            <text:p>8,38056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57789">
            <text:p>0,57789</text:p>
          </table:table-cell>
          <table:table-cell office:value-type="float" office:value="0.1191">
            <text:p>0,1191</text:p>
          </table:table-cell>
          <table:table-cell office:value-type="float" office:value="0.58707">
            <text:p>0,58707</text:p>
          </table:table-cell>
          <table:table-cell table:style-name="ce2" table:formula="of:=[.A34]" office:value-type="string" office:string-value="C">
            <text:p>C</text:p>
          </table:table-cell>
          <table:table-cell table:style-name="ce6" table:formula="of:=[.B34]*[.$C$2]" office:value-type="float" office:value="20.22615">
            <text:p>20,22615</text:p>
          </table:table-cell>
          <table:table-cell table:style-name="ce6" table:formula="of:=[.C34]*[.$D$3]" office:value-type="float" office:value="4.6449">
            <text:p>4,64490</text:p>
          </table:table-cell>
          <table:table-cell table:style-name="ce6" table:formula="of:=[.D34]*[.$E$4]" office:value-type="float" office:value="14.08968">
            <text:p>14,08968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44259">
            <text:p>0,44259</text:p>
          </table:table-cell>
          <table:table-cell office:value-type="float" office:value="0.46316">
            <text:p>0,46316</text:p>
          </table:table-cell>
          <table:table-cell office:value-type="float" office:value="0.00626">
            <text:p>0,00626</text:p>
          </table:table-cell>
          <table:table-cell table:style-name="ce2" table:formula="of:=[.A35]" office:value-type="string" office:string-value="C">
            <text:p>C</text:p>
          </table:table-cell>
          <table:table-cell table:style-name="ce6" table:formula="of:=[.B35]*[.$C$2]" office:value-type="float" office:value="15.49065">
            <text:p>15,49065</text:p>
          </table:table-cell>
          <table:table-cell table:style-name="ce6" table:formula="of:=[.C35]*[.$D$3]" office:value-type="float" office:value="18.06324">
            <text:p>18,06324</text:p>
          </table:table-cell>
          <table:table-cell table:style-name="ce6" table:formula="of:=[.D35]*[.$E$4]" office:value-type="float" office:value="0.15024">
            <text:p>0,15024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36438">
            <text:p>0,36438</text:p>
          </table:table-cell>
          <table:table-cell office:value-type="float" office:value="0.58244">
            <text:p>0,58244</text:p>
          </table:table-cell>
          <table:table-cell office:value-type="float" office:value="-0.11585">
            <text:p>-0,11585</text:p>
          </table:table-cell>
          <table:table-cell table:style-name="ce2" table:formula="of:=[.A36]" office:value-type="string" office:string-value="C">
            <text:p>C</text:p>
          </table:table-cell>
          <table:table-cell table:style-name="ce6" table:formula="of:=[.B36]*[.$C$2]" office:value-type="float" office:value="12.7533">
            <text:p>12,75330</text:p>
          </table:table-cell>
          <table:table-cell table:style-name="ce6" table:formula="of:=[.C36]*[.$D$3]" office:value-type="float" office:value="22.71516">
            <text:p>22,71516</text:p>
          </table:table-cell>
          <table:table-cell table:style-name="ce6" table:formula="of:=[.D36]*[.$E$4]" office:value-type="float" office:value="-2.7804">
            <text:p>-2,78040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57789">
            <text:p>0,57789</text:p>
          </table:table-cell>
          <table:table-cell office:value-type="float" office:value="0.52269">
            <text:p>0,52269</text:p>
          </table:table-cell>
          <table:table-cell office:value-type="float" office:value="0.122">
            <text:p>0,122</text:p>
          </table:table-cell>
          <table:table-cell table:style-name="ce2" table:formula="of:=[.A37]" office:value-type="string" office:string-value="C">
            <text:p>C</text:p>
          </table:table-cell>
          <table:table-cell table:style-name="ce6" table:formula="of:=[.B37]*[.$C$2]" office:value-type="float" office:value="20.22615">
            <text:p>20,22615</text:p>
          </table:table-cell>
          <table:table-cell table:style-name="ce6" table:formula="of:=[.C37]*[.$D$3]" office:value-type="float" office:value="20.38491">
            <text:p>20,38491</text:p>
          </table:table-cell>
          <table:table-cell table:style-name="ce6" table:formula="of:=[.D37]*[.$E$4]" office:value-type="float" office:value="2.928">
            <text:p>2,92800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55741">
            <text:p>0,55741</text:p>
          </table:table-cell>
          <table:table-cell office:value-type="float" office:value="0.82044">
            <text:p>0,82044</text:p>
          </table:table-cell>
          <table:table-cell office:value-type="float" office:value="-0.00626">
            <text:p>-0,00626</text:p>
          </table:table-cell>
          <table:table-cell table:style-name="ce2" table:formula="of:=[.A38]" office:value-type="string" office:string-value="C">
            <text:p>C</text:p>
          </table:table-cell>
          <table:table-cell table:style-name="ce6" table:formula="of:=[.B38]*[.$C$2]" office:value-type="float" office:value="19.50935">
            <text:p>19,50935</text:p>
          </table:table-cell>
          <table:table-cell table:style-name="ce6" table:formula="of:=[.C38]*[.$D$3]" office:value-type="float" office:value="31.99716">
            <text:p>31,99716</text:p>
          </table:table-cell>
          <table:table-cell table:style-name="ce6" table:formula="of:=[.D38]*[.$E$4]" office:value-type="float" office:value="-0.15024">
            <text:p>-0,15024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63562">
            <text:p>0,63562</text:p>
          </table:table-cell>
          <table:table-cell office:value-type="float" office:value="0.70116">
            <text:p>0,70116</text:p>
          </table:table-cell>
          <table:table-cell office:value-type="float" office:value="0.11585">
            <text:p>0,11585</text:p>
          </table:table-cell>
          <table:table-cell table:style-name="ce2" table:formula="of:=[.A39]" office:value-type="string" office:string-value="C">
            <text:p>C</text:p>
          </table:table-cell>
          <table:table-cell table:style-name="ce6" table:formula="of:=[.B39]*[.$C$2]" office:value-type="float" office:value="22.2467">
            <text:p>22,24670</text:p>
          </table:table-cell>
          <table:table-cell table:style-name="ce6" table:formula="of:=[.C39]*[.$D$3]" office:value-type="float" office:value="27.34524">
            <text:p>27,34524</text:p>
          </table:table-cell>
          <table:table-cell table:style-name="ce6" table:formula="of:=[.D39]*[.$E$4]" office:value-type="float" office:value="2.7804">
            <text:p>2,78040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42211">
            <text:p>0,42211</text:p>
          </table:table-cell>
          <table:table-cell office:value-type="float" office:value="0.76091">
            <text:p>0,76091</text:p>
          </table:table-cell>
          <table:table-cell office:value-type="float" office:value="-0.122">
            <text:p>-0,122</text:p>
          </table:table-cell>
          <table:table-cell table:style-name="ce2" table:formula="of:=[.A40]" office:value-type="string" office:string-value="C">
            <text:p>C</text:p>
          </table:table-cell>
          <table:table-cell table:style-name="ce6" table:formula="of:=[.B40]*[.$C$2]" office:value-type="float" office:value="14.77385">
            <text:p>14,77385</text:p>
          </table:table-cell>
          <table:table-cell table:style-name="ce6" table:formula="of:=[.C40]*[.$D$3]" office:value-type="float" office:value="29.67549">
            <text:p>29,67549</text:p>
          </table:table-cell>
          <table:table-cell table:style-name="ce6" table:formula="of:=[.D40]*[.$E$4]" office:value-type="float" office:value="-2.928">
            <text:p>-2,92800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05741">
            <text:p>0,05741</text:p>
          </table:table-cell>
          <table:table-cell office:value-type="float" office:value="0.82044">
            <text:p>0,82044</text:p>
          </table:table-cell>
          <table:table-cell office:value-type="float" office:value="0.47131">
            <text:p>0,47131</text:p>
          </table:table-cell>
          <table:table-cell table:style-name="ce2" table:formula="of:=[.A41]" office:value-type="string" office:string-value="C">
            <text:p>C</text:p>
          </table:table-cell>
          <table:table-cell table:style-name="ce6" table:formula="of:=[.B41]*[.$C$2]" office:value-type="float" office:value="2.00935">
            <text:p>2,00935</text:p>
          </table:table-cell>
          <table:table-cell table:style-name="ce6" table:formula="of:=[.C41]*[.$D$3]" office:value-type="float" office:value="31.99716">
            <text:p>31,99716</text:p>
          </table:table-cell>
          <table:table-cell table:style-name="ce6" table:formula="of:=[.D41]*[.$E$4]" office:value-type="float" office:value="11.31144">
            <text:p>11,31144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13562">
            <text:p>0,13562</text:p>
          </table:table-cell>
          <table:table-cell office:value-type="float" office:value="0.70116">
            <text:p>0,70116</text:p>
          </table:table-cell>
          <table:table-cell office:value-type="float" office:value="0.3492">
            <text:p>0,3492</text:p>
          </table:table-cell>
          <table:table-cell table:style-name="ce2" table:formula="of:=[.A42]" office:value-type="string" office:string-value="C">
            <text:p>C</text:p>
          </table:table-cell>
          <table:table-cell table:style-name="ce6" table:formula="of:=[.B42]*[.$C$2]" office:value-type="float" office:value="4.7467">
            <text:p>4,74670</text:p>
          </table:table-cell>
          <table:table-cell table:style-name="ce6" table:formula="of:=[.C42]*[.$D$3]" office:value-type="float" office:value="27.34524">
            <text:p>27,34524</text:p>
          </table:table-cell>
          <table:table-cell table:style-name="ce6" table:formula="of:=[.D42]*[.$E$4]" office:value-type="float" office:value="8.3808">
            <text:p>8,38080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-0.07789">
            <text:p>-0,07789</text:p>
          </table:table-cell>
          <table:table-cell office:value-type="float" office:value="0.76091">
            <text:p>0,76091</text:p>
          </table:table-cell>
          <table:table-cell office:value-type="float" office:value="0.58705">
            <text:p>0,58705</text:p>
          </table:table-cell>
          <table:table-cell table:style-name="ce2" table:formula="of:=[.A43]" office:value-type="string" office:string-value="C">
            <text:p>C</text:p>
          </table:table-cell>
          <table:table-cell table:style-name="ce6" table:formula="of:=[.B43]*[.$C$2]" office:value-type="float" office:value="-2.72615">
            <text:p>-2,72615</text:p>
          </table:table-cell>
          <table:table-cell table:style-name="ce6" table:formula="of:=[.C43]*[.$D$3]" office:value-type="float" office:value="29.67549">
            <text:p>29,67549</text:p>
          </table:table-cell>
          <table:table-cell table:style-name="ce6" table:formula="of:=[.D43]*[.$E$4]" office:value-type="float" office:value="14.0892">
            <text:p>14,08920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-0.05741">
            <text:p>-0,05741</text:p>
          </table:table-cell>
          <table:table-cell office:value-type="float" office:value="0.46316">
            <text:p>0,46316</text:p>
          </table:table-cell>
          <table:table-cell office:value-type="float" office:value="0.4588">
            <text:p>0,4588</text:p>
          </table:table-cell>
          <table:table-cell table:style-name="ce2" table:formula="of:=[.A44]" office:value-type="string" office:string-value="C">
            <text:p>C</text:p>
          </table:table-cell>
          <table:table-cell table:style-name="ce6" table:formula="of:=[.B44]*[.$C$2]" office:value-type="float" office:value="-2.00935">
            <text:p>-2,00935</text:p>
          </table:table-cell>
          <table:table-cell table:style-name="ce6" table:formula="of:=[.C44]*[.$D$3]" office:value-type="float" office:value="18.06324">
            <text:p>18,06324</text:p>
          </table:table-cell>
          <table:table-cell table:style-name="ce6" table:formula="of:=[.D44]*[.$E$4]" office:value-type="float" office:value="11.0112">
            <text:p>11,01120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-0.13562">
            <text:p>-0,13562</text:p>
          </table:table-cell>
          <table:table-cell office:value-type="float" office:value="0.58244">
            <text:p>0,58244</text:p>
          </table:table-cell>
          <table:table-cell office:value-type="float" office:value="0.58091">
            <text:p>0,58091</text:p>
          </table:table-cell>
          <table:table-cell table:style-name="ce2" table:formula="of:=[.A45]" office:value-type="string" office:string-value="C">
            <text:p>C</text:p>
          </table:table-cell>
          <table:table-cell table:style-name="ce6" table:formula="of:=[.B45]*[.$C$2]" office:value-type="float" office:value="-4.7467">
            <text:p>-4,74670</text:p>
          </table:table-cell>
          <table:table-cell table:style-name="ce6" table:formula="of:=[.C45]*[.$D$3]" office:value-type="float" office:value="22.71516">
            <text:p>22,71516</text:p>
          </table:table-cell>
          <table:table-cell table:style-name="ce6" table:formula="of:=[.D45]*[.$E$4]" office:value-type="float" office:value="13.94184">
            <text:p>13,94184</text:p>
          </table:table-cell>
          <table:table-cell table:number-columns-repeated="4"/>
        </table:table-row>
        <table:table-row table:style-name="ro4">
          <table:table-cell office:value-type="string">
            <text:p>C</text:p>
          </table:table-cell>
          <table:table-cell office:value-type="float" office:value="0.07789">
            <text:p>0,07789</text:p>
          </table:table-cell>
          <table:table-cell office:value-type="float" office:value="0.52269">
            <text:p>0,52269</text:p>
          </table:table-cell>
          <table:table-cell office:value-type="float" office:value="0.34305">
            <text:p>0,34305</text:p>
          </table:table-cell>
          <table:table-cell table:style-name="ce2" table:formula="of:=[.A46]" office:value-type="string" office:string-value="C">
            <text:p>C</text:p>
          </table:table-cell>
          <table:table-cell table:style-name="ce6" table:formula="of:=[.B46]*[.$C$2]" office:value-type="float" office:value="2.72615">
            <text:p>2,72615</text:p>
          </table:table-cell>
          <table:table-cell table:style-name="ce6" table:formula="of:=[.C46]*[.$D$3]" office:value-type="float" office:value="20.38491">
            <text:p>20,38491</text:p>
          </table:table-cell>
          <table:table-cell table:style-name="ce6" table:formula="of:=[.D46]*[.$E$4]" office:value-type="float" office:value="8.2332">
            <text:p>8,23320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-0.10185">
            <text:p>-0,10185</text:p>
          </table:table-cell>
          <table:table-cell office:value-type="float" office:value="0.31822">
            <text:p>0,31822</text:p>
          </table:table-cell>
          <table:table-cell office:value-type="float" office:value="-0.01157">
            <text:p>-0,01157</text:p>
          </table:table-cell>
          <table:table-cell table:style-name="ce2" table:formula="of:=[.A47]" office:value-type="string" office:string-value="H">
            <text:p>H</text:p>
          </table:table-cell>
          <table:table-cell table:style-name="ce6" table:formula="of:=[.B47]*[.$C$2]" office:value-type="float" office:value="-3.56475">
            <text:p>-3,56475</text:p>
          </table:table-cell>
          <table:table-cell table:style-name="ce6" table:formula="of:=[.C47]*[.$D$3]" office:value-type="float" office:value="12.41058">
            <text:p>12,41058</text:p>
          </table:table-cell>
          <table:table-cell table:style-name="ce6" table:formula="of:=[.D47]*[.$E$4]" office:value-type="float" office:value="-0.27768">
            <text:p>-0,2776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-0.24186">
            <text:p>-0,24186</text:p>
          </table:table-cell>
          <table:table-cell office:value-type="float" office:value="0.10412">
            <text:p>0,10412</text:p>
          </table:table-cell>
          <table:table-cell office:value-type="float" office:value="0.20632">
            <text:p>0,20632</text:p>
          </table:table-cell>
          <table:table-cell table:style-name="ce2" table:formula="of:=[.A48]" office:value-type="string" office:string-value="H">
            <text:p>H</text:p>
          </table:table-cell>
          <table:table-cell table:style-name="ce6" table:formula="of:=[.B48]*[.$C$2]" office:value-type="float" office:value="-8.4651">
            <text:p>-8,46510</text:p>
          </table:table-cell>
          <table:table-cell table:style-name="ce6" table:formula="of:=[.C48]*[.$D$3]" office:value-type="float" office:value="4.06068">
            <text:p>4,06068</text:p>
          </table:table-cell>
          <table:table-cell table:style-name="ce6" table:formula="of:=[.D48]*[.$E$4]" office:value-type="float" office:value="4.95168">
            <text:p>4,9516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13837">
            <text:p>0,13837</text:p>
          </table:table-cell>
          <table:table-cell office:value-type="float" office:value="0.21142">
            <text:p>0,21142</text:p>
          </table:table-cell>
          <table:table-cell office:value-type="float" office:value="-0.21812">
            <text:p>-0,21812</text:p>
          </table:table-cell>
          <table:table-cell table:style-name="ce2" table:formula="of:=[.A49]" office:value-type="string" office:string-value="H">
            <text:p>H</text:p>
          </table:table-cell>
          <table:table-cell table:style-name="ce6" table:formula="of:=[.B49]*[.$C$2]" office:value-type="float" office:value="4.84295">
            <text:p>4,84295</text:p>
          </table:table-cell>
          <table:table-cell table:style-name="ce6" table:formula="of:=[.C49]*[.$D$3]" office:value-type="float" office:value="8.24538">
            <text:p>8,24538</text:p>
          </table:table-cell>
          <table:table-cell table:style-name="ce6" table:formula="of:=[.D49]*[.$E$4]" office:value-type="float" office:value="-5.23488">
            <text:p>-5,2348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10185">
            <text:p>0,10185</text:p>
          </table:table-cell>
          <table:table-cell office:value-type="float" office:value="-0.31822">
            <text:p>-0,31822</text:p>
          </table:table-cell>
          <table:table-cell office:value-type="float" office:value="0.01157">
            <text:p>0,01157</text:p>
          </table:table-cell>
          <table:table-cell table:style-name="ce2" table:formula="of:=[.A50]" office:value-type="string" office:string-value="H">
            <text:p>H</text:p>
          </table:table-cell>
          <table:table-cell table:style-name="ce6" table:formula="of:=[.B50]*[.$C$2]" office:value-type="float" office:value="3.56475">
            <text:p>3,56475</text:p>
          </table:table-cell>
          <table:table-cell table:style-name="ce6" table:formula="of:=[.C50]*[.$D$3]" office:value-type="float" office:value="-12.41058">
            <text:p>-12,41058</text:p>
          </table:table-cell>
          <table:table-cell table:style-name="ce6" table:formula="of:=[.D50]*[.$E$4]" office:value-type="float" office:value="0.27768">
            <text:p>0,2776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24186">
            <text:p>0,24186</text:p>
          </table:table-cell>
          <table:table-cell office:value-type="float" office:value="-0.10412">
            <text:p>-0,10412</text:p>
          </table:table-cell>
          <table:table-cell office:value-type="float" office:value="-0.20632">
            <text:p>-0,20632</text:p>
          </table:table-cell>
          <table:table-cell table:style-name="ce2" table:formula="of:=[.A51]" office:value-type="string" office:string-value="H">
            <text:p>H</text:p>
          </table:table-cell>
          <table:table-cell table:style-name="ce6" table:formula="of:=[.B51]*[.$C$2]" office:value-type="float" office:value="8.4651">
            <text:p>8,46510</text:p>
          </table:table-cell>
          <table:table-cell table:style-name="ce6" table:formula="of:=[.C51]*[.$D$3]" office:value-type="float" office:value="-4.06068">
            <text:p>-4,06068</text:p>
          </table:table-cell>
          <table:table-cell table:style-name="ce6" table:formula="of:=[.D51]*[.$E$4]" office:value-type="float" office:value="-4.95168">
            <text:p>-4,9516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-0.13837">
            <text:p>-0,13837</text:p>
          </table:table-cell>
          <table:table-cell office:value-type="float" office:value="-0.21142">
            <text:p>-0,21142</text:p>
          </table:table-cell>
          <table:table-cell office:value-type="float" office:value="0.21812">
            <text:p>0,21812</text:p>
          </table:table-cell>
          <table:table-cell table:style-name="ce2" table:formula="of:=[.A52]" office:value-type="string" office:string-value="H">
            <text:p>H</text:p>
          </table:table-cell>
          <table:table-cell table:style-name="ce6" table:formula="of:=[.B52]*[.$C$2]" office:value-type="float" office:value="-4.84295">
            <text:p>-4,84295</text:p>
          </table:table-cell>
          <table:table-cell table:style-name="ce6" table:formula="of:=[.C52]*[.$D$3]" office:value-type="float" office:value="-8.24538">
            <text:p>-8,24538</text:p>
          </table:table-cell>
          <table:table-cell table:style-name="ce6" table:formula="of:=[.D52]*[.$E$4]" office:value-type="float" office:value="5.23488">
            <text:p>5,2348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60185">
            <text:p>0,60185</text:p>
          </table:table-cell>
          <table:table-cell office:value-type="float" office:value="-0.31822">
            <text:p>-0,31822</text:p>
          </table:table-cell>
          <table:table-cell office:value-type="float" office:value="0.45349">
            <text:p>0,45349</text:p>
          </table:table-cell>
          <table:table-cell table:style-name="ce2" table:formula="of:=[.A53]" office:value-type="string" office:string-value="H">
            <text:p>H</text:p>
          </table:table-cell>
          <table:table-cell table:style-name="ce6" table:formula="of:=[.B53]*[.$C$2]" office:value-type="float" office:value="21.06475">
            <text:p>21,06475</text:p>
          </table:table-cell>
          <table:table-cell table:style-name="ce6" table:formula="of:=[.C53]*[.$D$3]" office:value-type="float" office:value="-12.41058">
            <text:p>-12,41058</text:p>
          </table:table-cell>
          <table:table-cell table:style-name="ce6" table:formula="of:=[.D53]*[.$E$4]" office:value-type="float" office:value="10.88376">
            <text:p>10,88376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74186">
            <text:p>0,74186</text:p>
          </table:table-cell>
          <table:table-cell office:value-type="float" office:value="-0.10412">
            <text:p>-0,10412</text:p>
          </table:table-cell>
          <table:table-cell office:value-type="float" office:value="0.67137">
            <text:p>0,67137</text:p>
          </table:table-cell>
          <table:table-cell table:style-name="ce2" table:formula="of:=[.A54]" office:value-type="string" office:string-value="H">
            <text:p>H</text:p>
          </table:table-cell>
          <table:table-cell table:style-name="ce6" table:formula="of:=[.B54]*[.$C$2]" office:value-type="float" office:value="25.9651">
            <text:p>25,96510</text:p>
          </table:table-cell>
          <table:table-cell table:style-name="ce6" table:formula="of:=[.C54]*[.$D$3]" office:value-type="float" office:value="-4.06068">
            <text:p>-4,06068</text:p>
          </table:table-cell>
          <table:table-cell table:style-name="ce6" table:formula="of:=[.D54]*[.$E$4]" office:value-type="float" office:value="16.11288">
            <text:p>16,1128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36163">
            <text:p>0,36163</text:p>
          </table:table-cell>
          <table:table-cell office:value-type="float" office:value="-0.21142">
            <text:p>-0,21142</text:p>
          </table:table-cell>
          <table:table-cell office:value-type="float" office:value="0.24693">
            <text:p>0,24693</text:p>
          </table:table-cell>
          <table:table-cell table:style-name="ce2" table:formula="of:=[.A55]" office:value-type="string" office:string-value="H">
            <text:p>H</text:p>
          </table:table-cell>
          <table:table-cell table:style-name="ce6" table:formula="of:=[.B55]*[.$C$2]" office:value-type="float" office:value="12.65705">
            <text:p>12,65705</text:p>
          </table:table-cell>
          <table:table-cell table:style-name="ce6" table:formula="of:=[.C55]*[.$D$3]" office:value-type="float" office:value="-8.24538">
            <text:p>-8,24538</text:p>
          </table:table-cell>
          <table:table-cell table:style-name="ce6" table:formula="of:=[.D55]*[.$E$4]" office:value-type="float" office:value="5.92632">
            <text:p>5,92632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39815">
            <text:p>0,39815</text:p>
          </table:table-cell>
          <table:table-cell office:value-type="float" office:value="0.31822">
            <text:p>0,31822</text:p>
          </table:table-cell>
          <table:table-cell office:value-type="float" office:value="0.47662">
            <text:p>0,47662</text:p>
          </table:table-cell>
          <table:table-cell table:style-name="ce2" table:formula="of:=[.A56]" office:value-type="string" office:string-value="H">
            <text:p>H</text:p>
          </table:table-cell>
          <table:table-cell table:style-name="ce6" table:formula="of:=[.B56]*[.$C$2]" office:value-type="float" office:value="13.93525">
            <text:p>13,93525</text:p>
          </table:table-cell>
          <table:table-cell table:style-name="ce6" table:formula="of:=[.C56]*[.$D$3]" office:value-type="float" office:value="12.41058">
            <text:p>12,41058</text:p>
          </table:table-cell>
          <table:table-cell table:style-name="ce6" table:formula="of:=[.D56]*[.$E$4]" office:value-type="float" office:value="11.43888">
            <text:p>11,4388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25814">
            <text:p>0,25814</text:p>
          </table:table-cell>
          <table:table-cell office:value-type="float" office:value="0.10412">
            <text:p>0,10412</text:p>
          </table:table-cell>
          <table:table-cell office:value-type="float" office:value="0.25873">
            <text:p>0,25873</text:p>
          </table:table-cell>
          <table:table-cell table:style-name="ce2" table:formula="of:=[.A57]" office:value-type="string" office:string-value="H">
            <text:p>H</text:p>
          </table:table-cell>
          <table:table-cell table:style-name="ce6" table:formula="of:=[.B57]*[.$C$2]" office:value-type="float" office:value="9.0349">
            <text:p>9,03490</text:p>
          </table:table-cell>
          <table:table-cell table:style-name="ce6" table:formula="of:=[.C57]*[.$D$3]" office:value-type="float" office:value="4.06068">
            <text:p>4,06068</text:p>
          </table:table-cell>
          <table:table-cell table:style-name="ce6" table:formula="of:=[.D57]*[.$E$4]" office:value-type="float" office:value="6.20952">
            <text:p>6,20952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63837">
            <text:p>0,63837</text:p>
          </table:table-cell>
          <table:table-cell office:value-type="float" office:value="0.21142">
            <text:p>0,21142</text:p>
          </table:table-cell>
          <table:table-cell office:value-type="float" office:value="0.68318">
            <text:p>0,68318</text:p>
          </table:table-cell>
          <table:table-cell table:style-name="ce2" table:formula="of:=[.A58]" office:value-type="string" office:string-value="H">
            <text:p>H</text:p>
          </table:table-cell>
          <table:table-cell table:style-name="ce6" table:formula="of:=[.B58]*[.$C$2]" office:value-type="float" office:value="22.34295">
            <text:p>22,34295</text:p>
          </table:table-cell>
          <table:table-cell table:style-name="ce6" table:formula="of:=[.C58]*[.$D$3]" office:value-type="float" office:value="8.24538">
            <text:p>8,24538</text:p>
          </table:table-cell>
          <table:table-cell table:style-name="ce6" table:formula="of:=[.D58]*[.$E$4]" office:value-type="float" office:value="16.39632">
            <text:p>16,39632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39814">
            <text:p>0,39814</text:p>
          </table:table-cell>
          <table:table-cell office:value-type="float" office:value="0.32357">
            <text:p>0,32357</text:p>
          </table:table-cell>
          <table:table-cell office:value-type="float" office:value="0.01156">
            <text:p>0,01156</text:p>
          </table:table-cell>
          <table:table-cell table:style-name="ce2" table:formula="of:=[.A59]" office:value-type="string" office:string-value="H">
            <text:p>H</text:p>
          </table:table-cell>
          <table:table-cell table:style-name="ce6" table:formula="of:=[.B59]*[.$C$2]" office:value-type="float" office:value="13.9349">
            <text:p>13,93490</text:p>
          </table:table-cell>
          <table:table-cell table:style-name="ce6" table:formula="of:=[.C59]*[.$D$3]" office:value-type="float" office:value="12.61923">
            <text:p>12,61923</text:p>
          </table:table-cell>
          <table:table-cell table:style-name="ce6" table:formula="of:=[.D59]*[.$E$4]" office:value-type="float" office:value="0.27744">
            <text:p>0,27744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25814">
            <text:p>0,25814</text:p>
          </table:table-cell>
          <table:table-cell office:value-type="float" office:value="0.53769">
            <text:p>0,53769</text:p>
          </table:table-cell>
          <table:table-cell office:value-type="float" office:value="-0.20632">
            <text:p>-0,20632</text:p>
          </table:table-cell>
          <table:table-cell table:style-name="ce2" table:formula="of:=[.A60]" office:value-type="string" office:string-value="H">
            <text:p>H</text:p>
          </table:table-cell>
          <table:table-cell table:style-name="ce6" table:formula="of:=[.B60]*[.$C$2]" office:value-type="float" office:value="9.0349">
            <text:p>9,03490</text:p>
          </table:table-cell>
          <table:table-cell table:style-name="ce6" table:formula="of:=[.C60]*[.$D$3]" office:value-type="float" office:value="20.96991">
            <text:p>20,96991</text:p>
          </table:table-cell>
          <table:table-cell table:style-name="ce6" table:formula="of:=[.D60]*[.$E$4]" office:value-type="float" office:value="-4.95168">
            <text:p>-4,9516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63837">
            <text:p>0,63837</text:p>
          </table:table-cell>
          <table:table-cell office:value-type="float" office:value="0.43038">
            <text:p>0,43038</text:p>
          </table:table-cell>
          <table:table-cell office:value-type="float" office:value="0.21813">
            <text:p>0,21813</text:p>
          </table:table-cell>
          <table:table-cell table:style-name="ce2" table:formula="of:=[.A61]" office:value-type="string" office:string-value="H">
            <text:p>H</text:p>
          </table:table-cell>
          <table:table-cell table:style-name="ce6" table:formula="of:=[.B61]*[.$C$2]" office:value-type="float" office:value="22.34295">
            <text:p>22,34295</text:p>
          </table:table-cell>
          <table:table-cell table:style-name="ce6" table:formula="of:=[.C61]*[.$D$3]" office:value-type="float" office:value="16.78482">
            <text:p>16,78482</text:p>
          </table:table-cell>
          <table:table-cell table:style-name="ce6" table:formula="of:=[.D61]*[.$E$4]" office:value-type="float" office:value="5.23512">
            <text:p>5,23512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60186">
            <text:p>0,60186</text:p>
          </table:table-cell>
          <table:table-cell office:value-type="float" office:value="0.96002">
            <text:p>0,96002</text:p>
          </table:table-cell>
          <table:table-cell office:value-type="float" office:value="-0.01156">
            <text:p>-0,01156</text:p>
          </table:table-cell>
          <table:table-cell table:style-name="ce2" table:formula="of:=[.A62]" office:value-type="string" office:string-value="H">
            <text:p>H</text:p>
          </table:table-cell>
          <table:table-cell table:style-name="ce6" table:formula="of:=[.B62]*[.$C$2]" office:value-type="float" office:value="21.0651">
            <text:p>21,06510</text:p>
          </table:table-cell>
          <table:table-cell table:style-name="ce6" table:formula="of:=[.C62]*[.$D$3]" office:value-type="float" office:value="37.44078">
            <text:p>37,44078</text:p>
          </table:table-cell>
          <table:table-cell table:style-name="ce6" table:formula="of:=[.D62]*[.$E$4]" office:value-type="float" office:value="-0.27744">
            <text:p>-0,27744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74186">
            <text:p>0,74186</text:p>
          </table:table-cell>
          <table:table-cell office:value-type="float" office:value="0.74591">
            <text:p>0,74591</text:p>
          </table:table-cell>
          <table:table-cell office:value-type="float" office:value="0.20632">
            <text:p>0,20632</text:p>
          </table:table-cell>
          <table:table-cell table:style-name="ce2" table:formula="of:=[.A63]" office:value-type="string" office:string-value="H">
            <text:p>H</text:p>
          </table:table-cell>
          <table:table-cell table:style-name="ce6" table:formula="of:=[.B63]*[.$C$2]" office:value-type="float" office:value="25.9651">
            <text:p>25,96510</text:p>
          </table:table-cell>
          <table:table-cell table:style-name="ce6" table:formula="of:=[.C63]*[.$D$3]" office:value-type="float" office:value="29.09049">
            <text:p>29,09049</text:p>
          </table:table-cell>
          <table:table-cell table:style-name="ce6" table:formula="of:=[.D63]*[.$E$4]" office:value-type="float" office:value="4.95168">
            <text:p>4,9516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36163">
            <text:p>0,36163</text:p>
          </table:table-cell>
          <table:table-cell office:value-type="float" office:value="0.85322">
            <text:p>0,85322</text:p>
          </table:table-cell>
          <table:table-cell office:value-type="float" office:value="-0.21813">
            <text:p>-0,21813</text:p>
          </table:table-cell>
          <table:table-cell table:style-name="ce2" table:formula="of:=[.A64]" office:value-type="string" office:string-value="H">
            <text:p>H</text:p>
          </table:table-cell>
          <table:table-cell table:style-name="ce6" table:formula="of:=[.B64]*[.$C$2]" office:value-type="float" office:value="12.65705">
            <text:p>12,65705</text:p>
          </table:table-cell>
          <table:table-cell table:style-name="ce6" table:formula="of:=[.C64]*[.$D$3]" office:value-type="float" office:value="33.27558">
            <text:p>33,27558</text:p>
          </table:table-cell>
          <table:table-cell table:style-name="ce6" table:formula="of:=[.D64]*[.$E$4]" office:value-type="float" office:value="-5.23512">
            <text:p>-5,23512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10186">
            <text:p>0,10186</text:p>
          </table:table-cell>
          <table:table-cell office:value-type="float" office:value="0.96002">
            <text:p>0,96002</text:p>
          </table:table-cell>
          <table:table-cell office:value-type="float" office:value="0.47661">
            <text:p>0,47661</text:p>
          </table:table-cell>
          <table:table-cell table:style-name="ce2" table:formula="of:=[.A65]" office:value-type="string" office:string-value="H">
            <text:p>H</text:p>
          </table:table-cell>
          <table:table-cell table:style-name="ce6" table:formula="of:=[.B65]*[.$C$2]" office:value-type="float" office:value="3.5651">
            <text:p>3,56510</text:p>
          </table:table-cell>
          <table:table-cell table:style-name="ce6" table:formula="of:=[.C65]*[.$D$3]" office:value-type="float" office:value="37.44078">
            <text:p>37,44078</text:p>
          </table:table-cell>
          <table:table-cell table:style-name="ce6" table:formula="of:=[.D65]*[.$E$4]" office:value-type="float" office:value="11.43864">
            <text:p>11,43864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24186">
            <text:p>0,24186</text:p>
          </table:table-cell>
          <table:table-cell office:value-type="float" office:value="0.74591">
            <text:p>0,74591</text:p>
          </table:table-cell>
          <table:table-cell office:value-type="float" office:value="0.25874">
            <text:p>0,25874</text:p>
          </table:table-cell>
          <table:table-cell table:style-name="ce2" table:formula="of:=[.A66]" office:value-type="string" office:string-value="H">
            <text:p>H</text:p>
          </table:table-cell>
          <table:table-cell table:style-name="ce6" table:formula="of:=[.B66]*[.$C$2]" office:value-type="float" office:value="8.4651">
            <text:p>8,46510</text:p>
          </table:table-cell>
          <table:table-cell table:style-name="ce6" table:formula="of:=[.C66]*[.$D$3]" office:value-type="float" office:value="29.09049">
            <text:p>29,09049</text:p>
          </table:table-cell>
          <table:table-cell table:style-name="ce6" table:formula="of:=[.D66]*[.$E$4]" office:value-type="float" office:value="6.20976">
            <text:p>6,20976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-0.13837">
            <text:p>-0,13837</text:p>
          </table:table-cell>
          <table:table-cell office:value-type="float" office:value="0.85322">
            <text:p>0,85322</text:p>
          </table:table-cell>
          <table:table-cell office:value-type="float" office:value="0.68318">
            <text:p>0,68318</text:p>
          </table:table-cell>
          <table:table-cell table:style-name="ce2" table:formula="of:=[.A67]" office:value-type="string" office:string-value="H">
            <text:p>H</text:p>
          </table:table-cell>
          <table:table-cell table:style-name="ce6" table:formula="of:=[.B67]*[.$C$2]" office:value-type="float" office:value="-4.84295">
            <text:p>-4,84295</text:p>
          </table:table-cell>
          <table:table-cell table:style-name="ce6" table:formula="of:=[.C67]*[.$D$3]" office:value-type="float" office:value="33.27558">
            <text:p>33,27558</text:p>
          </table:table-cell>
          <table:table-cell table:style-name="ce6" table:formula="of:=[.D67]*[.$E$4]" office:value-type="float" office:value="16.39632">
            <text:p>16,39632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-0.10186">
            <text:p>-0,10186</text:p>
          </table:table-cell>
          <table:table-cell office:value-type="float" office:value="0.32357">
            <text:p>0,32357</text:p>
          </table:table-cell>
          <table:table-cell office:value-type="float" office:value="0.45349">
            <text:p>0,45349</text:p>
          </table:table-cell>
          <table:table-cell table:style-name="ce2" table:formula="of:=[.A68]" office:value-type="string" office:string-value="H">
            <text:p>H</text:p>
          </table:table-cell>
          <table:table-cell table:style-name="ce6" table:formula="of:=[.B68]*[.$C$2]" office:value-type="float" office:value="-3.5651">
            <text:p>-3,56510</text:p>
          </table:table-cell>
          <table:table-cell table:style-name="ce6" table:formula="of:=[.C68]*[.$D$3]" office:value-type="float" office:value="12.61923">
            <text:p>12,61923</text:p>
          </table:table-cell>
          <table:table-cell table:style-name="ce6" table:formula="of:=[.D68]*[.$E$4]" office:value-type="float" office:value="10.88376">
            <text:p>10,88376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-0.24186">
            <text:p>-0,24186</text:p>
          </table:table-cell>
          <table:table-cell office:value-type="float" office:value="0.53769">
            <text:p>0,53769</text:p>
          </table:table-cell>
          <table:table-cell office:value-type="float" office:value="0.67137">
            <text:p>0,67137</text:p>
          </table:table-cell>
          <table:table-cell table:style-name="ce2" table:formula="of:=[.A69]" office:value-type="string" office:string-value="H">
            <text:p>H</text:p>
          </table:table-cell>
          <table:table-cell table:style-name="ce6" table:formula="of:=[.B69]*[.$C$2]" office:value-type="float" office:value="-8.4651">
            <text:p>-8,46510</text:p>
          </table:table-cell>
          <table:table-cell table:style-name="ce6" table:formula="of:=[.C69]*[.$D$3]" office:value-type="float" office:value="20.96991">
            <text:p>20,96991</text:p>
          </table:table-cell>
          <table:table-cell table:style-name="ce6" table:formula="of:=[.D69]*[.$E$4]" office:value-type="float" office:value="16.11288">
            <text:p>16,11288</text:p>
          </table:table-cell>
          <table:table-cell table:number-columns-repeated="4"/>
        </table:table-row>
        <table:table-row table:style-name="ro4">
          <table:table-cell office:value-type="string">
            <text:p>H</text:p>
          </table:table-cell>
          <table:table-cell office:value-type="float" office:value="0.13837">
            <text:p>0,13837</text:p>
          </table:table-cell>
          <table:table-cell office:value-type="float" office:value="0.43038">
            <text:p>0,43038</text:p>
          </table:table-cell>
          <table:table-cell office:value-type="float" office:value="0.24693">
            <text:p>0,24693</text:p>
          </table:table-cell>
          <table:table-cell table:style-name="ce2" table:formula="of:=[.A70]" office:value-type="string" office:string-value="H">
            <text:p>H</text:p>
          </table:table-cell>
          <table:table-cell table:style-name="ce6" table:formula="of:=[.B70]*[.$C$2]" office:value-type="float" office:value="4.84295">
            <text:p>4,84295</text:p>
          </table:table-cell>
          <table:table-cell table:style-name="ce6" table:formula="of:=[.C70]*[.$D$3]" office:value-type="float" office:value="16.78482">
            <text:p>16,78482</text:p>
          </table:table-cell>
          <table:table-cell table:style-name="ce6" table:formula="of:=[.D70]*[.$E$4]" office:value-type="float" office:value="5.92632">
            <text:p>5,92632</text:p>
          </table:table-cell>
          <table:table-cell table:number-columns-repeated="4"/>
        </table:table-row>
        <table:table-row table:style-name="ro4" table:number-rows-repeated="418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Tabelle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Altvater</meta:initial-creator>
    <meta:creation-date>2013-06-19T13:57:45</meta:creation-date>
    <dc:date>2013-06-21T01:54:25</dc:date>
    <dc:creator>Florian Altvater</dc:creator>
    <meta:editing-duration>PT1H39M37S</meta:editing-duration>
    <meta:editing-cycles>6</meta:editing-cycles>
    <meta:generator>LibreOffice/3.5$Linux_X86_64 LibreOffice_project/350m1$Build-2</meta:generator>
    <meta:document-statistic meta:table-count="3" meta:cell-count="1730" meta:object-count="0"/>
  </office:meta>
</office:document-meta>
</file>